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Basic/Standard/Sheet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tent.xml" manifest:media-type="text/xml"/>
  <manifest:file-entry manifest:full-path="Object 1/Pictures/2000000D000000DF000000DF07B12F7F.svm" manifest:media-type="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2.097cm"/>
    </style:style>
    <style:style style:name="co3" style:family="table-column">
      <style:table-column-properties fo:break-before="auto" style:column-width="3.664cm"/>
    </style:style>
    <style:style style:name="co4" style:family="table-column">
      <style:table-column-properties fo:break-before="auto" style:column-width="2.29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007cm"/>
    </style:style>
    <style:style style:name="co7" style:family="table-column">
      <style:table-column-properties fo:break-before="auto" style:column-width="2.824cm"/>
    </style:style>
    <style:style style:name="co8" style:family="table-column">
      <style:table-column-properties fo:break-before="auto" style:column-width="2.2cm"/>
    </style:style>
    <style:style style:name="co9" style:family="table-column">
      <style:table-column-properties fo:break-before="auto" style:column-width="3.011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16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16cm" fo:break-before="auto" style:use-optimal-row-height="false"/>
    </style:style>
    <style:style style:name="ta1" style:family="table" style:master-page-name="PageStyle_5f_Load_20_Libs">
      <style:table-properties table:display="true" style:writing-mode="lr-tb"/>
    </style:style>
    <style:style style:name="ta2" style:family="table" style:master-page-name="PageStyle_5f_MonteCarloBlackScholes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bold" style:font-size-asian="8pt" style:font-style-asian="italic" style:font-weight-asian="bold" style:font-name-complex="Arial1" style:font-size-complex="8pt" style:font-style-complex="italic" style:font-weight-complex="bold"/>
    </style:style>
    <style:style style:name="ce3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4" style:family="table-cell" style:parent-style-name="Default">
      <style:table-cell-properties fo:border-bottom="0.99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 style:data-style-name="N135">
      <style:table-cell-properties fo:background-color="#ffffff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ffffff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6" style:family="table-cell" style:parent-style-name="Default">
      <style:table-cell-properties style:glyph-orientation-vertical="0" fo:background-color="#ffffff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bold" style:font-size-asian="8pt" style:font-style-asian="italic" style:font-weight-asian="bold" style:font-name-complex="Arial1" style:font-size-complex="8pt" style:font-style-complex="italic" style:font-weight-complex="bold"/>
    </style:style>
    <style:style style:name="ce17" style:family="table-cell" style:parent-style-name="Default">
      <style:table-cell-properties style:glyph-orientation-vertical="0" fo:border-bottom="0.99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" style:family="table-cell" style:parent-style-name="Default" style:data-style-name="N10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" style:family="table-cell" style:parent-style-name="Default" style:data-style-name="N136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language="en" fo:country="US" fo:font-style="normal" fo:text-shadow="none" style:text-underline-style="none" fo:font-weight="normal" style:font-name-asian="Arial1" style:font-size-asian="9pt" style:language-asian="en" style:country-asian="US" style:font-style-asian="normal" style:font-weight-asian="normal" style:font-name-complex="Arial1" style:font-size-complex="5.09999990463257pt" style:language-complex="en" style:country-complex="US" style:font-style-complex="normal" style:font-weight-complex="normal"/>
    </style:style>
    <style:style style:name="ce24" style:family="table-cell" style:parent-style-name="Default" style:data-style-name="N139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gr1" style:family="graphic">
      <style:graphic-properties draw:ole-draw-aspect="1"/>
    </style:style>
    <style:style style:name="T1" style:family="text">
      <style:text-properties style:use-window-font-color="true" style:text-outline="false" style:text-line-through-style="none" style:text-position="0% 100%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T2" style:family="text">
      <style:text-properties fo:color="#0000ff" style:text-outline="false" style:text-line-through-style="none" style:text-position="0% 100%" style:font-name="Arial1" fo:font-size="8pt" fo:font-style="italic" fo:text-shadow="none" style:text-underline-style="solid" style:text-underline-width="auto" style:text-underline-color="font-color" fo:font-weight="normal" style:font-size-asian="8pt" style:font-style-asian="italic" style:font-weight-asian="normal" style:font-name-complex="Arial1" style:font-size-complex="8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Load Libs" table:style-name="ta1" table:print="false">
        <office:forms form:automatic-focus="true" form:apply-design-mode="false"/>
        <table:table-column table:style-name="co1" table:number-columns-repeated="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default-cell-style-name="ce11"/>
        <table:table-column table:style-name="co2" table:number-columns-repeated="244" table:default-cell-style-name="ce1"/>
        <table:table-row table:style-name="ro1">
          <table:table-cell table:number-columns-repeated="256"/>
        </table:table-row>
        <table:table-row table:style-name="ro1">
          <table:table-cell/>
          <table:table-cell table:style-name="ce2" office:value-type="string">
            <text:p>Note: <text:span text:style-name="T1">This sheet requires Obba 3.0 ( </text:span><text:span text:style-name="T2">http://www.obba.info/</text:span><text:span text:style-name="T1"> )</text:span></text:p>
          </table:table-cell>
          <table:table-cell table:number-columns-repeated="254"/>
        </table:table-row>
        <table:table-row table:style-name="ro1">
          <table:table-cell/>
          <table:table-cell table:style-name="ce3"/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4" office:value-type="string">
            <text:p>Object Viewer</text:p>
          </table:table-cell>
          <table:table-cell table:style-name="ce4"/>
          <table:table-cell/>
          <table:table-cell table:style-name="ce4" office:value-type="string">
            <text:p>Libraries</text:p>
          </table:table-cell>
          <table:table-cell table:style-name="ce4"/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5" office:value-type="string">
            <text:p>Parameters:</text:p>
          </table:table-cell>
          <table:table-cell table:style-name="ce5"/>
          <table:table-cell/>
          <table:table-cell table:style-name="ce5" office:value-type="string">
            <text:p>Load libraries from</text:p>
          </table:table-cell>
          <table:table-cell table:style-name="ce5"/>
          <table:table-cell table:number-columns-repeated="250"/>
        </table:table-row>
        <table:table-row table:style-name="ro1">
          <table:table-cell/>
          <table:table-cell office:value-type="string">
            <text:p>Visibility</text:p>
          </table:table-cell>
          <table:table-cell table:style-name="ce7" table:formula="of:=TRUE()" office:value-type="boolean" office:boolean-value="true">
            <text:p>WAHR</text:p>
          </table:table-cell>
          <table:table-cell/>
          <table:table-cell office:value-type="string">
            <text:p>Path:</text:p>
          </table:table-cell>
          <table:table-cell table:style-name="ce9" office:value-type="string">
            <text:p>lib</text:p>
          </table:table-cell>
          <table:table-cell table:number-columns-repeated="250"/>
        </table:table-row>
        <table:table-row table:style-name="ro1">
          <table:table-cell table:number-columns-repeated="4"/>
          <table:table-cell office:value-type="string">
            <text:p>isRelative:</text:p>
          </table:table-cell>
          <table:table-cell table:style-name="ce10" table:formula="of:=TRUE()" office:value-type="boolean" office:boolean-value="true">
            <text:p>WAHR</text:p>
          </table:table-cell>
          <table:table-cell table:number-columns-repeated="250"/>
        </table:table-row>
        <table:table-row table:style-name="ro1">
          <table:table-cell/>
          <table:table-cell table:style-name="ce5" office:value-type="string">
            <text:p>Result:</text:p>
          </table:table-cell>
          <table:table-cell table:style-name="ce5"/>
          <table:table-cell table:number-columns-repeated="253"/>
        </table:table-row>
        <table:table-row table:style-name="ro1">
          <table:table-cell/>
          <table:table-cell table:style-name="ce6" table:formula="of:=INFO.OBBA.OBBA.OBCONTROLPANELSETVISIBLE([.C8])" office:value-type="float" office:value="1">
            <text:p>WAHR</text:p>
          </table:table-cell>
          <table:table-cell table:number-columns-repeated="2"/>
          <table:table-cell table:style-name="ce5" office:value-type="string">
            <text:p>Result:</text:p>
          </table:table-cell>
          <table:table-cell table:style-name="ce5"/>
          <table:table-cell table:number-columns-repeated="250"/>
        </table:table-row>
        <table:table-row table:style-name="ro1">
          <table:table-cell table:number-columns-repeated="4"/>
          <table:table-cell office:value-type="string">
            <text:p>Loaded:</text:p>
          </table:table-cell>
          <table:table-cell table:formula="of:=INFO.OBBA.OBBA.OBADDALLJARS([.F8];[.F9])" office:value-type="string" office:string-value="/Users/fries/Documents/Development/finmath experiments/spreadsheets/Density derived from Option Prices/lib">
            <text:p>/Users/fries/Documents/Development/finmath experiments/spreadsheets/Density derived from Option Prices/lib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4" office:value-type="string">
            <text:p>Obba Version</text:p>
          </table:table-cell>
          <table:table-cell table:style-name="ce4"/>
          <table:table-cell/>
          <table:table-cell table:style-name="ce4" office:value-type="string">
            <text:p>Reference cell below to ensure lib is loaded:</text:p>
          </table:table-cell>
          <table:table-cell table:style-name="ce4"/>
          <table:table-cell table:number-columns-repeated="250"/>
        </table:table-row>
        <table:table-row table:style-name="ro1">
          <table:table-cell table:number-columns-repeated="4"/>
          <table:table-cell table:style-name="ce8" table:formula="of:=IF(ISERROR([.F12]);NA();&quot;&quot;)">
            <text:p/>
          </table:table-cell>
          <table:table-cell table:number-columns-repeated="251"/>
        </table:table-row>
        <table:table-row table:style-name="ro1">
          <table:table-cell/>
          <table:table-cell table:style-name="ce5" office:value-type="string">
            <text:p>Result:</text:p>
          </table:table-cell>
          <table:table-cell table:style-name="ce5"/>
          <table:table-cell table:number-columns-repeated="253"/>
        </table:table-row>
        <table:table-row table:style-name="ro1">
          <table:table-cell/>
          <table:table-cell office:value-type="string">
            <text:p>Version:</text:p>
          </table:table-cell>
          <table:table-cell table:formula="of:=INFO.OBBA.OBBA.OBGETPROPERTY(&quot;version&quot;)" office:value-type="string" office:string-value="3.1.9">
            <text:p>3.1.9</text:p>
          </table:table-cell>
          <table:table-cell table:number-columns-repeated="253"/>
        </table:table-row>
        <table:table-row table:style-name="ro1" table:number-rows-repeated="104855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lackScholesDensity" table:style-name="ta2" table:print="false">
        <office:forms form:automatic-focus="tru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6" table:default-cell-style-name="ce12"/>
        <table:table-column table:style-name="co7" table:number-columns-repeated="2" table:default-cell-style-name="ce12"/>
        <table:table-column table:style-name="co6" table:default-cell-style-name="ce12"/>
        <table:table-column table:style-name="co8" table:number-columns-repeated="2" table:default-cell-style-name="ce12"/>
        <table:table-column table:style-name="co9" table:number-columns-repeated="2" table:default-cell-style-name="ce12"/>
        <table:table-column table:style-name="co6" table:default-cell-style-name="ce12"/>
        <table:table-column table:style-name="co7" table:number-columns-repeated="248" table:default-cell-style-name="ce12"/>
        <table:table-column table:style-name="co7" table:default-cell-style-name="ce25"/>
        <table:table-column table:style-name="co10" table:number-columns-repeated="766" table:default-cell-style-name="Default"/>
        <table:table-row table:style-name="ro2">
          <table:table-cell table:number-columns-repeated="1024"/>
        </table:table-row>
        <table:table-row table:style-name="ro3">
          <table:table-cell table:style-name="ce13"/>
          <table:table-cell table:style-name="ce13" office:value-type="string">
            <text:p>Density of Underlying derived from Call Option Prices (under Black Scholes Model)</text:p>
          </table:table-cell>
          <table:table-cell table:style-name="ce13" table:number-columns-repeated="1022"/>
        </table:table-row>
        <table:table-row table:style-name="ro2">
          <table:table-cell table:style-name="ce14"/>
          <table:table-cell table:style-name="ce15" office:value-type="string">
            <text:p>Note: This sheet requires Obba 3.1 ( <text:span text:style-name="T2">http://www.obba.info/</text:span><text:span text:style-name="T1"> )</text:span></text:p>
          </table:table-cell>
          <table:table-cell table:style-name="ce14" table:number-columns-repeated="1022"/>
        </table:table-row>
        <table:table-row table:style-name="ro2">
          <table:table-cell table:style-name="ce14"/>
          <table:table-cell table:style-name="ce16" table:number-columns-spanned="10" table:number-rows-spanned="1"/>
          <table:covered-table-cell table:number-columns-repeated="9" table:style-name="ce2"/>
          <table:table-cell table:style-name="ce14" table:number-columns-repeated="1013"/>
        </table:table-row>
        <table:table-row table:style-name="ro2">
          <table:table-cell table:number-columns-repeated="12"/>
          <table:table-cell table:style-name="ce14"/>
          <table:table-cell table:number-columns-repeated="1011"/>
        </table:table-row>
        <table:table-row table:style-name="ro2">
          <table:table-cell/>
          <table:table-cell table:style-name="ce17" office:value-type="string">
            <text:p>Black Scholes Model</text:p>
          </table:table-cell>
          <table:table-cell table:style-name="ce17"/>
          <table:table-cell/>
          <table:table-cell table:style-name="ce17" office:value-type="string">
            <text:p>Density</text:p>
          </table:table-cell>
          <table:table-cell table:style-name="ce17" table:number-columns-repeated="3"/>
          <table:table-cell table:number-columns-repeated="4"/>
          <table:table-cell table:style-name="ce14"/>
          <table:table-cell table:number-columns-repeated="1011"/>
        </table:table-row>
        <table:table-row table:style-name="ro2">
          <table:table-cell table:number-columns-repeated="12"/>
          <table:table-cell table:style-name="ce14"/>
          <table:table-cell table:number-columns-repeated="1011"/>
        </table:table-row>
        <table:table-row table:style-name="ro2">
          <table:table-cell/>
          <table:table-cell table:style-name="ce18" office:value-type="string">
            <text:p>Parameters:</text:p>
          </table:table-cell>
          <table:table-cell table:style-name="ce18"/>
          <table:table-cell/>
          <table:table-cell office:value-type="string">
            <text:p>Option Strike</text:p>
          </table:table-cell>
          <table:table-cell office:value-type="string">
            <text:p>Option Value</text:p>
          </table:table-cell>
          <table:table-cell office:value-type="string">
            <text:p>Density (finite difference)</text:p>
          </table:table-cell>
          <table:table-cell office:value-type="string">
            <text:p>Density (analytic)</text:p>
          </table:table-cell>
          <table:table-cell table:number-columns-repeated="4"/>
          <table:table-cell table:style-name="ce14"/>
          <table:table-cell table:number-columns-repeated="1011"/>
        </table:table-row>
        <table:table-row table:style-name="ro2">
          <table:table-cell/>
          <table:table-cell table:style-name="ce19" table:formula="of:=INFO.OBBA.OBBA.OBMAKE(&quot;initialValue&quot;;&quot;double&quot;;[.C9])" office:value-type="string" office:string-value="initialValue &#10;[1]">
            <text:p>initialValue </text:p>
            <text:p>[1]</text:p>
          </table:table-cell>
          <table:table-cell table:style-name="ce20" office:value-type="float" office:value="100">
            <text:p>100</text:p>
          </table:table-cell>
          <table:table-cell/>
          <table:table-cell table:style-name="ce22" office:value-type="float" office:value="0">
            <text:p>0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9])))" office:value-type="float" office:value="100">
            <text:p>100,000</text:p>
          </table:table-cell>
          <table:table-cell table:style-name="ce24" table:number-columns-repeated="2"/>
          <table:table-cell table:number-columns-repeated="4"/>
          <table:table-cell table:style-name="Default"/>
          <table:table-cell table:number-columns-repeated="1011"/>
        </table:table-row>
        <table:table-row table:style-name="ro2">
          <table:table-cell/>
          <table:table-cell table:style-name="ce19" table:formula="of:=INFO.OBBA.OBBA.OBMAKE(&quot;riskFreeRate&quot;;&quot;double&quot;;[.C10])" office:value-type="string" office:string-value="riskFreeRate &#10;[2]">
            <text:p>riskFreeRate </text:p>
            <text:p>[2]</text:p>
          </table:table-cell>
          <table:table-cell table:style-name="ce21" office:value-type="percentage" office:value="0.05">
            <text:p>5%</text:p>
          </table:table-cell>
          <table:table-cell/>
          <table:table-cell table:style-name="ce22" table:formula="of:=[.E9]+2" office:value-type="float" office:value="2">
            <text:p>2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10])))" office:value-type="float" office:value="98.4423984338572">
            <text:p>98,442</text:p>
          </table:table-cell>
          <table:table-cell table:style-name="ce24" table:formula="of:=([.F11]-2*[.F10]+[.F9])/([.E11]-[.E9])/EXP(-[.$C$17]*[.$C$10])" office:value-type="float" office:value="0">
            <text:p>0,00000</text:p>
          </table:table-cell>
          <table:table-cell table:style-name="ce24" table:formula="of:=NORMDIST(LN([.E10]);LN([.$C$9])+[.$C$10]*[.$C$17]-0.5*[.$C$11]*[.$C$11]*[.$C$17];[.$C$11]*SQRT([.$C$17]);FALSE())/[.E10]" office:value-type="float" office:value="5.42855382428271E-019">
            <text:p>0,00000</text:p>
          </table:table-cell>
          <table:table-cell table:number-columns-repeated="1016"/>
        </table:table-row>
        <table:table-row table:style-name="ro2">
          <table:table-cell/>
          <table:table-cell table:style-name="ce19" table:formula="of:=INFO.OBBA.OBBA.OBMAKE(&quot;volatility&quot;;&quot;double&quot;;[.C11])" office:value-type="string" office:string-value="volatility &#10;[3]">
            <text:p>volatility </text:p>
            <text:p>[3]</text:p>
          </table:table-cell>
          <table:table-cell table:style-name="ce21" office:value-type="percentage" office:value="0.2">
            <text:p>20%</text:p>
          </table:table-cell>
          <table:table-cell/>
          <table:table-cell table:style-name="ce22" table:formula="of:=[.E10]+2" office:value-type="float" office:value="4">
            <text:p>4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11])))" office:value-type="float" office:value="96.8847968677144">
            <text:p>96,885</text:p>
          </table:table-cell>
          <table:table-cell table:style-name="ce24" table:formula="of:=([.F12]-2*[.F11]+[.F10])/([.E12]-[.E10])/EXP(-[.$C$17]*[.$C$10])" office:value-type="float" office:value="0.00000000000156012693433357">
            <text:p>0,00000</text:p>
          </table:table-cell>
          <table:table-cell table:style-name="ce24" table:formula="of:=NORMDIST(LN([.E11]);LN([.$C$9])+[.$C$10]*[.$C$17]-0.5*[.$C$11]*[.$C$11]*[.$C$17];[.$C$11]*SQRT([.$C$17]);FALSE())/[.E11]" office:value-type="float" office:value="0.00000000000010616045206482">
            <text:p>0,00000</text:p>
          </table:table-cell>
          <table:table-cell>
            <draw:frame table:end-cell-address="BlackScholesDensity.M27" table:end-x="2.789cm" table:end-y="0.37cm" draw:z-index="0" draw:name="Chart 1" draw:style-name="gr1" svg:width="11.292cm" svg:height="7.567cm" svg:x="0.977cm" svg:y="0cm">
              <draw:object draw:notify-on-update-of-ranges="BlackScholesDensity.E10:BlackScholesDensity.E159 BlackScholesDensity.H8:BlackScholesDensity.H8 BlackScholesDensity.H10:BlackScholesDensity.H159 BlackScholesDensity.E10:BlackScholesDensity.E159 BlackScholesDensity.G8:BlackScholesDensity.G8 BlackScholesDensity.G10:BlackScholesDensity.G15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11]+2" office:value-type="float" office:value="6">
            <text:p>6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12])))" office:value-type="float" office:value="95.3271953015765">
            <text:p>95,327</text:p>
          </table:table-cell>
          <table:table-cell table:style-name="ce24" table:formula="of:=([.F13]-2*[.F12]+[.F11])/([.E13]-[.E11])/EXP(-[.$C$17]*[.$C$10])" office:value-type="float" office:value="0.000000000142304560574665">
            <text:p>0,00000</text:p>
          </table:table-cell>
          <table:table-cell table:style-name="ce24" table:formula="of:=NORMDIST(LN([.E12]);LN([.$C$9])+[.$C$10]*[.$C$17]-0.5*[.$C$11]*[.$C$11]*[.$C$17];[.$C$11]*SQRT([.$C$17]);FALSE())/[.E12]" office:value-type="float" office:value="0.0000000000434032524347931">
            <text:p>0,00000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22" table:formula="of:=[.E12]+2" office:value-type="float" office:value="8">
            <text:p>8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13])))" office:value-type="float" office:value="93.7695937358818">
            <text:p>93,770</text:p>
          </table:table-cell>
          <table:table-cell table:style-name="ce24" table:formula="of:=([.F14]-2*[.F13]+[.F12])/([.E14]-[.E12])/EXP(-[.$C$17]*[.$C$10])" office:value-type="float" office:value="0.00000000342363013077508">
            <text:p>0,00000</text:p>
          </table:table-cell>
          <table:table-cell table:style-name="ce24" table:formula="of:=NORMDIST(LN([.E13]);LN([.$C$9])+[.$C$10]*[.$C$17]-0.5*[.$C$11]*[.$C$11]*[.$C$17];[.$C$11]*SQRT([.$C$17]);FALSE())/[.E13]" office:value-type="float" office:value="0.0000000018791043868331">
            <text:p>0,00000</text:p>
          </table:table-cell>
          <table:table-cell table:number-columns-repeated="1016"/>
        </table:table-row>
        <table:table-row table:style-name="ro2">
          <table:table-cell/>
          <table:table-cell table:style-name="ce17" office:value-type="string">
            <text:p>European Option</text:p>
          </table:table-cell>
          <table:table-cell table:style-name="ce17"/>
          <table:table-cell/>
          <table:table-cell table:style-name="ce22" table:formula="of:=[.E13]+2" office:value-type="float" office:value="10">
            <text:p>10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14])))" office:value-type="float" office:value="92.2119921808525">
            <text:p>92,212</text:p>
          </table:table-cell>
          <table:table-cell table:style-name="ce24" table:formula="of:=([.F15]-2*[.F14]+[.F13])/([.E15]-[.E13])/EXP(-[.$C$17]*[.$C$10])" office:value-type="float" office:value="0.0000000366723072242475">
            <text:p>0,00000</text:p>
          </table:table-cell>
          <table:table-cell table:style-name="ce24" table:formula="of:=NORMDIST(LN([.E14]);LN([.$C$9])+[.$C$10]*[.$C$17]-0.5*[.$C$11]*[.$C$11]*[.$C$17];[.$C$11]*SQRT([.$C$17]);FALSE())/[.E14]" office:value-type="float" office:value="0.0000000262726131366064">
            <text:p>0,00000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22" table:formula="of:=[.E14]+2" office:value-type="float" office:value="12">
            <text:p>12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15])))" office:value-type="float" office:value="90.6543907400649">
            <text:p>90,654</text:p>
          </table:table-cell>
          <table:table-cell table:style-name="ce24" table:formula="of:=([.F16]-2*[.F15]+[.F14])/([.E16]-[.E14])/EXP(-[.$C$17]*[.$C$10])" office:value-type="float" office:value="0.000000229996371455997">
            <text:p>0,00000</text:p>
          </table:table-cell>
          <table:table-cell table:style-name="ce24" table:formula="of:=NORMDIST(LN([.E15]);LN([.$C$9])+[.$C$10]*[.$C$17]-0.5*[.$C$11]*[.$C$11]*[.$C$17];[.$C$11]*SQRT([.$C$17]);FALSE())/[.E15]" office:value-type="float" office:value="0.000000188462359136846">
            <text:p>0,00000</text:p>
          </table:table-cell>
          <table:table-cell table:number-columns-repeated="1016"/>
        </table:table-row>
        <table:table-row table:style-name="ro2">
          <table:table-cell/>
          <table:table-cell table:style-name="ce18" office:value-type="string">
            <text:p>Parameters:</text:p>
          </table:table-cell>
          <table:table-cell table:style-name="ce18"/>
          <table:table-cell/>
          <table:table-cell table:style-name="ce22" table:formula="of:=[.E15]+2" office:value-type="float" office:value="14">
            <text:p>14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16])))" office:value-type="float" office:value="89.0967900157627">
            <text:p>89,097</text:p>
          </table:table-cell>
          <table:table-cell table:style-name="ce24" table:formula="of:=([.F17]-2*[.F16]+[.F15])/([.E17]-[.E15])/EXP(-[.$C$17]*[.$C$10])" office:value-type="float" office:value="0.000000993065713498409">
            <text:p>0,00000</text:p>
          </table:table-cell>
          <table:table-cell table:style-name="ce24" table:formula="of:=NORMDIST(LN([.E16]);LN([.$C$9])+[.$C$10]*[.$C$17]-0.5*[.$C$11]*[.$C$11]*[.$C$17];[.$C$11]*SQRT([.$C$17]);FALSE())/[.E16]" office:value-type="float" office:value="0.000000875814997073841">
            <text:p>0,00000</text:p>
          </table:table-cell>
          <table:table-cell table:number-columns-repeated="1016"/>
        </table:table-row>
        <table:table-row table:style-name="ro2">
          <table:table-cell/>
          <table:table-cell table:style-name="ce19" table:formula="of:=INFO.OBBA.OBBA.OBMAKE(&quot;optionMaturity&quot;;&quot;double&quot;;[.C17])" office:value-type="string" office:string-value="optionMaturity &#10;[4]">
            <text:p>optionMaturity </text:p>
            <text:p>[4]</text:p>
          </table:table-cell>
          <table:table-cell table:style-name="ce20" office:value-type="float" office:value="5">
            <text:p>5</text:p>
          </table:table-cell>
          <table:table-cell/>
          <table:table-cell table:style-name="ce22" table:formula="of:=[.E16]+2" office:value-type="float" office:value="16">
            <text:p>16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17])))" office:value-type="float" office:value="87.5391923850619">
            <text:p>87,539</text:p>
          </table:table-cell>
          <table:table-cell table:style-name="ce24" table:formula="of:=([.F18]-2*[.F17]+[.F16])/([.E18]-[.E16])/EXP(-[.$C$17]*[.$C$10])" office:value-type="float" office:value="0.00000327012469817844">
            <text:p>0,00000</text:p>
          </table:table-cell>
          <table:table-cell table:style-name="ce24" table:formula="of:=NORMDIST(LN([.E17]);LN([.$C$9])+[.$C$10]*[.$C$17]-0.5*[.$C$11]*[.$C$11]*[.$C$17];[.$C$11]*SQRT([.$C$17]);FALSE())/[.E17]" office:value-type="float" office:value="0.00000301056903101008">
            <text:p>0,00000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22" table:formula="of:=[.E17]+2" office:value-type="float" office:value="18">
            <text:p>18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18])))" office:value-type="float" office:value="85.9816049414638">
            <text:p>85,982</text:p>
          </table:table-cell>
          <table:table-cell table:style-name="ce24" table:formula="of:=([.F19]-2*[.F18]+[.F17])/([.E19]-[.E17])/EXP(-[.$C$17]*[.$C$10])" office:value-type="float" office:value="0.00000878910678756441">
            <text:p>0,00001</text:p>
          </table:table-cell>
          <table:table-cell table:style-name="ce24" table:formula="of:=NORMDIST(LN([.E18]);LN([.$C$9])+[.$C$10]*[.$C$17]-0.5*[.$C$11]*[.$C$11]*[.$C$17];[.$C$11]*SQRT([.$C$17]);FALSE())/[.E18]" office:value-type="float" office:value="0.00000830814434055199">
            <text:p>0,00001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22" table:formula="of:=[.E18]+2" office:value-type="float" office:value="20">
            <text:p>20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19])))" office:value-type="float" office:value="84.4240448777187">
            <text:p>84,424</text:p>
          </table:table-cell>
          <table:table-cell table:style-name="ce24" table:formula="of:=([.F20]-2*[.F19]+[.F18])/([.E20]-[.E18])/EXP(-[.$C$17]*[.$C$10])" office:value-type="float" office:value="0.0000202028389748396">
            <text:p>0,00002</text:p>
          </table:table-cell>
          <table:table-cell table:style-name="ce24" table:formula="of:=NORMDIST(LN([.E19]);LN([.$C$9])+[.$C$10]*[.$C$17]-0.5*[.$C$11]*[.$C$11]*[.$C$17];[.$C$11]*SQRT([.$C$17]);FALSE())/[.E19]" office:value-type="float" office:value="0.0000194239004186402">
            <text:p>0,00002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22" table:formula="of:=[.E19]+2" office:value-type="float" office:value="22">
            <text:p>22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20])))" office:value-type="float" office:value="82.8665477499208">
            <text:p>82,867</text:p>
          </table:table-cell>
          <table:table-cell table:style-name="ce24" table:formula="of:=([.F21]-2*[.F20]+[.F19])/([.E21]-[.E19])/EXP(-[.$C$17]*[.$C$10])" office:value-type="float" office:value="0.000041058493572888">
            <text:p>0,00004</text:p>
          </table:table-cell>
          <table:table-cell table:style-name="ce24" table:formula="of:=NORMDIST(LN([.E20]);LN([.$C$9])+[.$C$10]*[.$C$17]-0.5*[.$C$11]*[.$C$11]*[.$C$17];[.$C$11]*SQRT([.$C$17]);FALSE())/[.E20]" office:value-type="float" office:value="0.0000399227266253716">
            <text:p>0,00004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22" table:formula="of:=[.E20]+2" office:value-type="float" office:value="24">
            <text:p>24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21])))" office:value-type="float" office:value="81.3091785276708">
            <text:p>81,309</text:p>
          </table:table-cell>
          <table:table-cell table:style-name="ce24" table:formula="of:=([.F22]-2*[.F21]+[.F20])/([.E22]-[.E20])/EXP(-[.$C$17]*[.$C$10])" office:value-type="float" office:value="0.0000755916449036918">
            <text:p>0,00008</text:p>
          </table:table-cell>
          <table:table-cell table:style-name="ce24" table:formula="of:=NORMDIST(LN([.E21]);LN([.$C$9])+[.$C$10]*[.$C$17]-0.5*[.$C$11]*[.$C$11]*[.$C$17];[.$C$11]*SQRT([.$C$17]);FALSE())/[.E21]" office:value-type="float" office:value="0.0000740690045454697">
            <text:p>0,00007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22" table:formula="of:=[.E21]+2" office:value-type="float" office:value="26">
            <text:p>26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22])))" office:value-type="float" office:value="79.7520447887497">
            <text:p>79,752</text:p>
          </table:table-cell>
          <table:table-cell table:style-name="ce24" table:formula="of:=([.F23]-2*[.F22]+[.F21])/([.E23]-[.E21])/EXP(-[.$C$17]*[.$C$10])" office:value-type="float" office:value="0.000128390276666716">
            <text:p>0,00013</text:p>
          </table:table-cell>
          <table:table-cell table:style-name="ce24" table:formula="of:=NORMDIST(LN([.E22]);LN([.$C$9])+[.$C$10]*[.$C$17]-0.5*[.$C$11]*[.$C$11]*[.$C$17];[.$C$11]*SQRT([.$C$17]);FALSE())/[.E22]" office:value-type="float" office:value="0.000126484614259711">
            <text:p>0,00013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22" table:formula="of:=[.E22]+2" office:value-type="float" office:value="28">
            <text:p>28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23])))" office:value-type="float" office:value="78.1953110116206">
            <text:p>78,195</text:p>
          </table:table-cell>
          <table:table-cell table:style-name="ce24" table:formula="of:=([.F24]-2*[.F23]+[.F22])/([.E24]-[.E22])/EXP(-[.$C$17]*[.$C$10])" office:value-type="float" office:value="0.000203997429743054">
            <text:p>0,00020</text:p>
          </table:table-cell>
          <table:table-cell table:style-name="ce24" table:formula="of:=NORMDIST(LN([.E23]);LN([.$C$9])+[.$C$10]*[.$C$17]-0.5*[.$C$11]*[.$C$11]*[.$C$17];[.$C$11]*SQRT([.$C$17]);FALSE())/[.E23]" office:value-type="float" office:value="0.00020174573853974">
            <text:p>0,00020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22" table:formula="of:=[.E23]+2" office:value-type="float" office:value="30">
            <text:p>30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24])))" office:value-type="float" office:value="76.6392127279237">
            <text:p>76,639</text:p>
          </table:table-cell>
          <table:table-cell table:style-name="ce24" table:formula="of:=([.F25]-2*[.F24]+[.F23])/([.E25]-[.E23])/EXP(-[.$C$17]*[.$C$10])" office:value-type="float" office:value="0.000306520627674524">
            <text:p>0,00031</text:p>
          </table:table-cell>
          <table:table-cell table:style-name="ce24" table:formula="of:=NORMDIST(LN([.E24]);LN([.$C$9])+[.$C$10]*[.$C$17]-0.5*[.$C$11]*[.$C$11]*[.$C$17];[.$C$11]*SQRT([.$C$17]);FALSE())/[.E24]" office:value-type="float" office:value="0.000303987843517958">
            <text:p>0,00030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22" table:formula="of:=[.E24]+2" office:value-type="float" office:value="32">
            <text:p>32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25])))" office:value-type="float" office:value="75.0840693182462">
            <text:p>75,084</text:p>
          </table:table-cell>
          <table:table-cell table:style-name="ce24" table:formula="of:=([.F26]-2*[.F25]+[.F24])/([.E26]-[.E24])/EXP(-[.$C$17]*[.$C$10])" office:value-type="float" office:value="0.000439300744383993">
            <text:p>0,00044</text:p>
          </table:table-cell>
          <table:table-cell table:style-name="ce24" table:formula="of:=NORMDIST(LN([.E25]);LN([.$C$9])+[.$C$10]*[.$C$17]-0.5*[.$C$11]*[.$C$11]*[.$C$17];[.$C$11]*SQRT([.$C$17]);FALSE())/[.E25]" office:value-type="float" office:value="0.00043657193075638">
            <text:p>0,00044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22" table:formula="of:=[.E25]+2" office:value-type="float" office:value="34">
            <text:p>34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26])))" office:value-type="float" office:value="73.5302944196236">
            <text:p>73,530</text:p>
          </table:table-cell>
          <table:table-cell table:style-name="ce24" table:formula="of:=([.F27]-2*[.F26]+[.F25])/([.E27]-[.E25])/EXP(-[.$C$17]*[.$C$10])" office:value-type="float" office:value="0.000604671905585141">
            <text:p>0,00060</text:p>
          </table:table-cell>
          <table:table-cell table:style-name="ce24" table:formula="of:=NORMDIST(LN([.E26]);LN([.$C$9])+[.$C$10]*[.$C$17]-0.5*[.$C$11]*[.$C$11]*[.$C$17];[.$C$11]*SQRT([.$C$17]);FALSE())/[.E26]" office:value-type="float" office:value="0.000601843531250004">
            <text:p>0,00060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22" table:formula="of:=[.E26]+2" office:value-type="float" office:value="36">
            <text:p>36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27])))" office:value-type="float" office:value="71.9784031968153">
            <text:p>71,978</text:p>
          </table:table-cell>
          <table:table-cell table:style-name="ce24" table:formula="of:=([.F28]-2*[.F27]+[.F26])/([.E28]-[.E26])/EXP(-[.$C$17]*[.$C$10])" office:value-type="float" office:value="0.000803823960810525">
            <text:p>0,00080</text:p>
          </table:table-cell>
          <table:table-cell table:style-name="ce24" table:formula="of:=NORMDIST(LN([.E27]);LN([.$C$9])+[.$C$10]*[.$C$17]-0.5*[.$C$11]*[.$C$11]*[.$C$17];[.$C$11]*SQRT([.$C$17]);FALSE())/[.E27]" office:value-type="float" office:value="0.00080099557916829">
            <text:p>0,00080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22" table:formula="of:=[.E27]+2" office:value-type="float" office:value="38">
            <text:p>38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28])))" office:value-type="float" office:value="70.4290160489276">
            <text:p>70,429</text:p>
          </table:table-cell>
          <table:table-cell table:style-name="ce24" table:formula="of:=([.F29]-2*[.F28]+[.F27])/([.E29]-[.E27])/EXP(-[.$C$17]*[.$C$10])" office:value-type="float" office:value="0.00103676346680379">
            <text:p>0,00104</text:p>
          </table:table-cell>
          <table:table-cell table:style-name="ce24" table:formula="of:=NORMDIST(LN([.E28]);LN([.$C$9])+[.$C$10]*[.$C$17]-0.5*[.$C$11]*[.$C$11]*[.$C$17];[.$C$11]*SQRT([.$C$17]);FALSE())/[.E28]" office:value-type="float" office:value="0.00103403063455836">
            <text:p>0,00103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22" table:formula="of:=[.E28]+2" office:value-type="float" office:value="40">
            <text:p>40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29])))" office:value-type="float" office:value="68.882858629839">
            <text:p>68,883</text:p>
          </table:table-cell>
          <table:table-cell table:style-name="ce24" table:formula="of:=([.F30]-2*[.F29]+[.F28])/([.E30]-[.E28])/EXP(-[.$C$17]*[.$C$10])" office:value-type="float" office:value="0.00130235898675404">
            <text:p>0,00130</text:p>
          </table:table-cell>
          <table:table-cell table:style-name="ce24" table:formula="of:=NORMDIST(LN([.E29]);LN([.$C$9])+[.$C$10]*[.$C$17]-0.5*[.$C$11]*[.$C$11]*[.$C$17];[.$C$11]*SQRT([.$C$17]);FALSE())/[.E29]" office:value-type="float" office:value="0.00129980783677864">
            <text:p>0,00130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22" table:formula="of:=[.E29]+2" office:value-type="float" office:value="42">
            <text:p>42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30])))" office:value-type="float" office:value="67.3407583235454">
            <text:p>67,341</text:p>
          </table:table-cell>
          <table:table-cell table:style-name="ce24" table:formula="of:=([.F31]-2*[.F30]+[.F29])/([.E31]-[.E29])/EXP(-[.$C$17]*[.$C$10])" office:value-type="float" office:value="0.00159845137448737">
            <text:p>0,00160</text:p>
          </table:table-cell>
          <table:table-cell table:style-name="ce24" table:formula="of:=NORMDIST(LN([.E30]);LN([.$C$9])+[.$C$10]*[.$C$17]-0.5*[.$C$11]*[.$C$11]*[.$C$17];[.$C$11]*SQRT([.$C$17]);FALSE())/[.E30]" office:value-type="float" office:value="0.00159615493360966">
            <text:p>0,00160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22" table:formula="of:=[.E30]+2" office:value-type="float" office:value="44">
            <text:p>44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31])))" office:value-type="float" office:value="65.8036375179803">
            <text:p>65,804</text:p>
          </table:table-cell>
          <table:table-cell table:style-name="ce24" table:formula="of:=([.F32]-2*[.F31]+[.F30])/([.E32]-[.E30])/EXP(-[.$C$17]*[.$C$10])" office:value-type="float" office:value="0.00192200845167791">
            <text:p>0,00192</text:p>
          </table:table-cell>
          <table:table-cell table:style-name="ce24" table:formula="of:=NORMDIST(LN([.E31]);LN([.$C$9])+[.$C$10]*[.$C$17]-0.5*[.$C$11]*[.$C$11]*[.$C$17];[.$C$11]*SQRT([.$C$17]);FALSE())/[.E31]" office:value-type="float" office:value="0.0019200245776779">
            <text:p>0,00192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22" table:formula="of:=[.E31]+2" office:value-type="float" office:value="46">
            <text:p>46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32])))" office:value-type="float" office:value="64.2725041591642">
            <text:p>64,273</text:p>
          </table:table-cell>
          <table:table-cell table:style-name="ce24" table:formula="of:=([.F33]-2*[.F32]+[.F31])/([.E33]-[.E31])/EXP(-[.$C$17]*[.$C$10])" office:value-type="float" office:value="0.00226930483888516">
            <text:p>0,00227</text:p>
          </table:table-cell>
          <table:table-cell table:style-name="ce24" table:formula="of:=NORMDIST(LN([.E32]);LN([.$C$9])+[.$C$10]*[.$C$17]-0.5*[.$C$11]*[.$C$11]*[.$C$17];[.$C$11]*SQRT([.$C$17]);FALSE())/[.E32]" office:value-type="float" office:value="0.00226767552959704">
            <text:p>0,00227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32]+2" office:value-type="float" office:value="48">
            <text:p>48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33])))" office:value-type="float" office:value="62.7484401458903">
            <text:p>62,748</text:p>
          </table:table-cell>
          <table:table-cell table:style-name="ce24" table:formula="of:=([.F34]-2*[.F33]+[.F32])/([.E34]-[.E32])/EXP(-[.$C$17]*[.$C$10])" office:value-type="float" office:value="0.00263611055551276">
            <text:p>0,00264</text:p>
          </table:table-cell>
          <table:table-cell table:style-name="ce24" table:formula="of:=NORMDIST(LN([.E33]);LN([.$C$9])+[.$C$10]*[.$C$17]-0.5*[.$C$11]*[.$C$11]*[.$C$17];[.$C$11]*SQRT([.$C$17]);FALSE())/[.E33]" office:value-type="float" office:value="0.00263486233239138">
            <text:p>0,00263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33]+2" office:value-type="float" office:value="50">
            <text:p>50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34])))" office:value-type="float" office:value="61.232588152476">
            <text:p>61,233</text:p>
          </table:table-cell>
          <table:table-cell table:style-name="ce24" table:formula="of:=([.F35]-2*[.F34]+[.F33])/([.E35]-[.E33])/EXP(-[.$C$17]*[.$C$10])" office:value-type="float" office:value="0.00301787549754706">
            <text:p>0,00302</text:p>
          </table:table-cell>
          <table:table-cell table:style-name="ce24" table:formula="of:=NORMDIST(LN([.E34]);LN([.$C$9])+[.$C$10]*[.$C$17]-0.5*[.$C$11]*[.$C$11]*[.$C$17];[.$C$11]*SQRT([.$C$17]);FALSE())/[.E34]" office:value-type="float" office:value="0.00301702056446698">
            <text:p>0,00302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34]+2" office:value-type="float" office:value="52">
            <text:p>52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35])))" office:value-type="float" office:value="59.7261374542646">
            <text:p>59,726</text:p>
          </table:table-cell>
          <table:table-cell table:style-name="ce24" table:formula="of:=([.F36]-2*[.F35]+[.F34])/([.E36]-[.E34])/EXP(-[.$C$17]*[.$C$10])" office:value-type="float" office:value="0.0034099004432939">
            <text:p>0,00341</text:p>
          </table:table-cell>
          <table:table-cell table:style-name="ce24" table:formula="of:=NORMDIST(LN([.E35]);LN([.$C$9])+[.$C$10]*[.$C$17]-0.5*[.$C$11]*[.$C$11]*[.$C$17];[.$C$11]*SQRT([.$C$17]);FALSE())/[.E35]" office:value-type="float" office:value="0.00340943834978104">
            <text:p>0,00341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35]+2" office:value-type="float" office:value="54">
            <text:p>54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36])))" office:value-type="float" office:value="58.2303092885948">
            <text:p>58,230</text:p>
          </table:table-cell>
          <table:table-cell table:style-name="ce24" table:formula="of:=([.F37]-2*[.F36]+[.F35])/([.E37]-[.E35])/EXP(-[.$C$17]*[.$C$10])" office:value-type="float" office:value="0.00380748846534665">
            <text:p>0,00381</text:p>
          </table:table-cell>
          <table:table-cell table:style-name="ce24" table:formula="of:=NORMDIST(LN([.E36]);LN([.$C$9])+[.$C$10]*[.$C$17]-0.5*[.$C$11]*[.$C$11]*[.$C$17];[.$C$11]*SQRT([.$C$17]);FALSE())/[.E36]" office:value-type="float" office:value="0.0038074080462926">
            <text:p>0,00381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36]+2" office:value-type="float" office:value="56">
            <text:p>56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37])))" office:value-type="float" office:value="56.7463422229184">
            <text:p>56,746</text:p>
          </table:table-cell>
          <table:table-cell table:style-name="ce24" table:formula="of:=([.F38]-2*[.F37]+[.F36])/([.E38]-[.E36])/EXP(-[.$C$17]*[.$C$10])" office:value-type="float" office:value="0.00420607335371668">
            <text:p>0,00421</text:p>
          </table:table-cell>
          <table:table-cell table:style-name="ce24" table:formula="of:=NORMDIST(LN([.E37]);LN([.$C$9])+[.$C$10]*[.$C$17]-0.5*[.$C$11]*[.$C$11]*[.$C$17];[.$C$11]*SQRT([.$C$17]);FALSE())/[.E37]" office:value-type="float" office:value="0.0042063547655965">
            <text:p>0,00421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37]+2" office:value-type="float" office:value="58">
            <text:p>58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38])))" office:value-type="float" office:value="55.2754779301282">
            <text:p>55,275</text:p>
          </table:table-cell>
          <table:table-cell table:style-name="ce24" table:formula="of:=([.F39]-2*[.F38]+[.F37])/([.E39]-[.E37])/EXP(-[.$C$17]*[.$C$10])" office:value-type="float" office:value="0.00460132381870481">
            <text:p>0,00460</text:p>
          </table:table-cell>
          <table:table-cell table:style-name="ce24" table:formula="of:=NORMDIST(LN([.E38]);LN([.$C$9])+[.$C$10]*[.$C$17]-0.5*[.$C$11]*[.$C$11]*[.$C$17];[.$C$11]*SQRT([.$C$17]);FALSE())/[.E38]" office:value-type="float" office:value="0.00460194053836557">
            <text:p>0,00460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38]+2" office:value-type="float" office:value="60">
            <text:p>60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39])))" office:value-type="float" office:value="53.8189476957106">
            <text:p>53,819</text:p>
          </table:table-cell>
          <table:table-cell table:style-name="ce24" table:formula="of:=([.F40]-2*[.F39]+[.F38])/([.E40]-[.E38])/EXP(-[.$C$17]*[.$C$10])" office:value-type="float" office:value="0.00498922385647242">
            <text:p>0,00499</text:p>
          </table:table-cell>
          <table:table-cell table:style-name="ce24" table:formula="of:=NORMDIST(LN([.E39]);LN([.$C$9])+[.$C$10]*[.$C$17]-0.5*[.$C$11]*[.$C$11]*[.$C$17];[.$C$11]*SQRT([.$C$17]);FALSE())/[.E39]" office:value-type="float" office:value="0.00499014454964269">
            <text:p>0,00499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39]+2" office:value-type="float" office:value="62">
            <text:p>62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40])))" office:value-type="float" office:value="52.3779599070784">
            <text:p>52,378</text:p>
          </table:table-cell>
          <table:table-cell table:style-name="ce24" table:formula="of:=([.F41]-2*[.F40]+[.F39])/([.E41]-[.E39])/EXP(-[.$C$17]*[.$C$10])" office:value-type="float" office:value="0.00536613078509284">
            <text:p>0,00537</text:p>
          </table:table-cell>
          <table:table-cell table:style-name="ce24" table:formula="of:=NORMDIST(LN([.E40]);LN([.$C$9])+[.$C$10]*[.$C$17]-0.5*[.$C$11]*[.$C$11]*[.$C$17];[.$C$11]*SQRT([.$C$17]);FALSE())/[.E40]" office:value-type="float" office:value="0.00536732098619682">
            <text:p>0,00537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40]+2" office:value-type="float" office:value="64">
            <text:p>64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41])))" office:value-type="float" office:value="50.9536887058762">
            <text:p>50,954</text:p>
          </table:table-cell>
          <table:table-cell table:style-name="ce24" table:formula="of:=([.F42]-2*[.F41]+[.F40])/([.E42]-[.E40])/EXP(-[.$C$17]*[.$C$10])" office:value-type="float" office:value="0.00572881317397189">
            <text:p>0,00573</text:p>
          </table:table-cell>
          <table:table-cell table:style-name="ce24" table:formula="of:=NORMDIST(LN([.E41]);LN([.$C$9])+[.$C$10]*[.$C$17]-0.5*[.$C$11]*[.$C$11]*[.$C$17];[.$C$11]*SQRT([.$C$17]);FALSE())/[.E41]" office:value-type="float" office:value="0.00573023674560334">
            <text:p>0,00573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41]+2" office:value-type="float" office:value="66">
            <text:p>66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42])))" office:value-type="float" office:value="49.5472639214178">
            <text:p>49,547</text:p>
          </table:table-cell>
          <table:table-cell table:style-name="ce24" table:formula="of:=([.F43]-2*[.F42]+[.F41])/([.E43]-[.E41])/EXP(-[.$C$17]*[.$C$10])" office:value-type="float" office:value="0.00607447127679842">
            <text:p>0,00607</text:p>
          </table:table-cell>
          <table:table-cell table:style-name="ce24" table:formula="of:=NORMDIST(LN([.E42]);LN([.$C$9])+[.$C$10]*[.$C$17]-0.5*[.$C$11]*[.$C$11]*[.$C$17];[.$C$11]*SQRT([.$C$17]);FALSE())/[.E42]" office:value-type="float" office:value="0.00607609163793058">
            <text:p>0,00608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42]+2" office:value-type="float" office:value="68">
            <text:p>68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43])))" office:value-type="float" office:value="48.1597623489078">
            <text:p>48,160</text:p>
          </table:table-cell>
          <table:table-cell table:style-name="ce24" table:formula="of:=([.F44]-2*[.F43]+[.F42])/([.E44]-[.E42])/EXP(-[.$C$17]*[.$C$10])" office:value-type="float" office:value="0.00640074271814084">
            <text:p>0,00640</text:p>
          </table:table-cell>
          <table:table-cell table:style-name="ce24" table:formula="of:=NORMDIST(LN([.E43]);LN([.$C$9])+[.$C$10]*[.$C$17]-0.5*[.$C$11]*[.$C$11]*[.$C$17];[.$C$11]*SQRT([.$C$17]);FALSE())/[.E43]" office:value-type="float" office:value="0.00640252384521281">
            <text:p>0,00640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43]+2" office:value-type="float" office:value="70">
            <text:p>70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44])))" office:value-type="float" office:value="46.7922003901624">
            <text:p>46,792</text:p>
          </table:table-cell>
          <table:table-cell table:style-name="ce24" table:formula="of:=([.F45]-2*[.F44]+[.F43])/([.E45]-[.E43])/EXP(-[.$C$17]*[.$C$10])" office:value-type="float" office:value="0.00670569614623945">
            <text:p>0,00671</text:p>
          </table:table-cell>
          <table:table-cell table:style-name="ce24" table:formula="of:=NORMDIST(LN([.E44]);LN([.$C$9])+[.$C$10]*[.$C$17]-0.5*[.$C$11]*[.$C$11]*[.$C$17];[.$C$11]*SQRT([.$C$17]);FALSE())/[.E44]" office:value-type="float" office:value="0.00670760336061605">
            <text:p>0,00671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44]+2" office:value-type="float" office:value="72">
            <text:p>72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45])))" office:value-type="float" office:value="45.4455280370559">
            <text:p>45,446</text:p>
          </table:table-cell>
          <table:table-cell table:style-name="ce24" table:formula="of:=([.F46]-2*[.F45]+[.F44])/([.E46]-[.E44])/EXP(-[.$C$17]*[.$C$10])" office:value-type="float" office:value="0.00698781540416387">
            <text:p>0,00699</text:p>
          </table:table-cell>
          <table:table-cell table:style-name="ce24" table:formula="of:=NORMDIST(LN([.E45]);LN([.$C$9])+[.$C$10]*[.$C$17]-0.5*[.$C$11]*[.$C$11]*[.$C$17];[.$C$11]*SQRT([.$C$17]);FALSE())/[.E45]" office:value-type="float" office:value="0.00698981596593362">
            <text:p>0,00699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45]+2" office:value-type="float" office:value="74">
            <text:p>74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46])))" office:value-type="float" office:value="44.1206241483843">
            <text:p>44,121</text:p>
          </table:table-cell>
          <table:table-cell table:style-name="ce24" table:formula="of:=([.F47]-2*[.F46]+[.F45])/([.E47]-[.E45])/EXP(-[.$C$17]*[.$C$10])" office:value-type="float" office:value="0.00724597653706374">
            <text:p>0,00725</text:p>
          </table:table-cell>
          <table:table-cell table:style-name="ce24" table:formula="of:=NORMDIST(LN([.E46]);LN([.$C$9])+[.$C$10]*[.$C$17]-0.5*[.$C$11]*[.$C$11]*[.$C$17];[.$C$11]*SQRT([.$C$17]);FALSE())/[.E46]" office:value-type="float" office:value="0.00724804006858183">
            <text:p>0,00725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46]+2" office:value-type="float" office:value="76">
            <text:p>76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47])))" office:value-type="float" office:value="42.8182929485174">
            <text:p>42,818</text:p>
          </table:table-cell>
          <table:table-cell table:style-name="ce24" table:formula="of:=([.F48]-2*[.F47]+[.F46])/([.E48]-[.E46])/EXP(-[.$C$17]*[.$C$10])" office:value-type="float" office:value="0.00747941967954347">
            <text:p>0,00748</text:p>
          </table:table-cell>
          <table:table-cell table:style-name="ce24" table:formula="of:=NORMDIST(LN([.E47]);LN([.$C$9])+[.$C$10]*[.$C$17]-0.5*[.$C$11]*[.$C$11]*[.$C$17];[.$C$11]*SQRT([.$C$17]);FALSE())/[.E47]" office:value-type="float" office:value="0.00748151844262121">
            <text:p>0,00748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47]+2" office:value-type="float" office:value="78">
            <text:p>78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48])))" office:value-type="float" office:value="41.5392616602639">
            <text:p>41,539</text:p>
          </table:table-cell>
          <table:table-cell table:style-name="ce24" table:formula="of:=([.F49]-2*[.F48]+[.F47])/([.E49]-[.E47])/EXP(-[.$C$17]*[.$C$10])" office:value-type="float" office:value="0.00768771757733923">
            <text:p>0,00769</text:p>
          </table:table-cell>
          <table:table-cell table:style-name="ce24" table:formula="of:=NORMDIST(LN([.E48]);LN([.$C$9])+[.$C$10]*[.$C$17]-0.5*[.$C$11]*[.$C$11]*[.$C$17];[.$C$11]*SQRT([.$C$17]);FALSE())/[.E48]" office:value-type="float" office:value="0.00768982662823093">
            <text:p>0,00769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48]+2" office:value-type="float" office:value="80">
            <text:p>80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49])))" office:value-type="float" office:value="40.2841791738874">
            <text:p>40,284</text:p>
          </table:table-cell>
          <table:table-cell table:style-name="ce24" table:formula="of:=([.F50]-2*[.F49]+[.F48])/([.E50]-[.E48])/EXP(-[.$C$17]*[.$C$10])" office:value-type="float" office:value="0.0078707422141807">
            <text:p>0,00787</text:p>
          </table:table-cell>
          <table:table-cell table:style-name="ce24" table:formula="of:=NORMDIST(LN([.E49]);LN([.$C$9])+[.$C$10]*[.$C$17]-0.5*[.$C$11]*[.$C$11]*[.$C$17];[.$C$11]*SQRT([.$C$17]);FALSE())/[.E49]" office:value-type="float" office:value="0.00787283945856887">
            <text:p>0,00787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49]+2" office:value-type="float" office:value="82">
            <text:p>82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50])))" office:value-type="float" office:value="39.05361564831">
            <text:p>39,054</text:p>
          </table:table-cell>
          <table:table-cell table:style-name="ce24" table:formula="of:=([.F51]-2*[.F50]+[.F49])/([.E51]-[.E49])/EXP(-[.$C$17]*[.$C$10])" office:value-type="float" office:value="0.00802863074544091">
            <text:p>0,00803</text:p>
          </table:table-cell>
          <table:table-cell table:style-name="ce24" table:formula="of:=NORMDIST(LN([.E50]);LN([.$C$9])+[.$C$10]*[.$C$17]-0.5*[.$C$11]*[.$C$11]*[.$C$17];[.$C$11]*SQRT([.$C$17]);FALSE())/[.E50]" office:value-type="float" office:value="0.00803069691401349">
            <text:p>0,00803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50]+2" office:value-type="float" office:value="84">
            <text:p>84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51])))" office:value-type="float" office:value="37.8480629383788">
            <text:p>37,848</text:p>
          </table:table-cell>
          <table:table-cell table:style-name="ce24" table:formula="of:=([.F52]-2*[.F51]+[.F50])/([.E52]-[.E50])/EXP(-[.$C$17]*[.$C$10])" office:value-type="float" office:value="0.00816175169591289">
            <text:p>0,00816</text:p>
          </table:table-cell>
          <table:table-cell table:style-name="ce24" table:formula="of:=NORMDIST(LN([.E51]);LN([.$C$9])+[.$C$10]*[.$C$17]-0.5*[.$C$11]*[.$C$11]*[.$C$17];[.$C$11]*SQRT([.$C$17]);FALSE())/[.E51]" office:value-type="float" office:value="0.00816377025866257">
            <text:p>0,00816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51]+2" office:value-type="float" office:value="86">
            <text:p>86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52])))" office:value-type="float" office:value="36.6679357428956">
            <text:p>36,668</text:p>
          </table:table-cell>
          <table:table-cell table:style-name="ce24" table:formula="of:=([.F53]-2*[.F52]+[.F51])/([.E53]-[.E51])/EXP(-[.$C$17]*[.$C$10])" office:value-type="float" office:value="0.00827067216162155">
            <text:p>0,00827</text:p>
          </table:table-cell>
          <table:table-cell table:style-name="ce24" table:formula="of:=NORMDIST(LN([.E52]);LN([.$C$9])+[.$C$10]*[.$C$17]-0.5*[.$C$11]*[.$C$11]*[.$C$17];[.$C$11]*SQRT([.$C$17]);FALSE())/[.E52]" office:value-type="float" office:value="0.0082726291964195">
            <text:p>0,00827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52]+2" office:value-type="float" office:value="88">
            <text:p>88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53])))" office:value-type="float" office:value="35.5135733712363">
            <text:p>35,514</text:p>
          </table:table-cell>
          <table:table-cell table:style-name="ce24" table:formula="of:=([.F54]-2*[.F53]+[.F52])/([.E54]-[.E52])/EXP(-[.$C$17]*[.$C$10])" office:value-type="float" office:value="0.0083561265662495">
            <text:p>0,00836</text:p>
          </table:table-cell>
          <table:table-cell table:style-name="ce24" table:formula="of:=NORMDIST(LN([.E53]);LN([.$C$9])+[.$C$10]*[.$C$17]-0.5*[.$C$11]*[.$C$11]*[.$C$17];[.$C$11]*SQRT([.$C$17]);FALSE())/[.E53]" office:value-type="float" office:value="0.00835801059526955">
            <text:p>0,00836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53]+2" office:value-type="float" office:value="90">
            <text:p>90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54])))" office:value-type="float" office:value="34.3852420312301">
            <text:p>34,385</text:p>
          </table:table-cell>
          <table:table-cell table:style-name="ce24" table:formula="of:=([.F55]-2*[.F54]+[.F53])/([.E55]-[.E53])/EXP(-[.$C$17]*[.$C$10])" office:value-type="float" office:value="0.00841898736282226">
            <text:p>0,00842</text:p>
          </table:table-cell>
          <table:table-cell table:style-name="ce24" table:formula="of:=NORMDIST(LN([.E54]);LN([.$C$9])+[.$C$10]*[.$C$17]-0.5*[.$C$11]*[.$C$11]*[.$C$17];[.$C$11]*SQRT([.$C$17]);FALSE())/[.E54]" office:value-type="float" office:value="0.00842078916794704">
            <text:p>0,00842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54]+2" office:value-type="float" office:value="92">
            <text:p>92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55])))" office:value-type="float" office:value="33.2831375470271">
            <text:p>33,283</text:p>
          </table:table-cell>
          <table:table-cell table:style-name="ce24" table:formula="of:=([.F56]-2*[.F55]+[.F54])/([.E56]-[.E54])/EXP(-[.$C$17]*[.$C$10])" office:value-type="float" office:value="0.00846023793752632">
            <text:p>0,00846</text:p>
          </table:table-cell>
          <table:table-cell table:style-name="ce24" table:formula="of:=NORMDIST(LN([.E55]);LN([.$C$9])+[.$C$10]*[.$C$17]-0.5*[.$C$11]*[.$C$11]*[.$C$17];[.$C$11]*SQRT([.$C$17]);FALSE())/[.E55]" office:value-type="float" office:value="0.00846195036349337">
            <text:p>0,00846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55]+2" office:value-type="float" office:value="94">
            <text:p>94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56])))" office:value-type="float" office:value="32.2073884225471">
            <text:p>32,207</text:p>
          </table:table-cell>
          <table:table-cell table:style-name="ce24" table:formula="of:=([.F57]-2*[.F56]+[.F55])/([.E57]-[.E55])/EXP(-[.$C$17]*[.$C$10])" office:value-type="float" office:value="0.00848094786184665">
            <text:p>0,00848</text:p>
          </table:table-cell>
          <table:table-cell table:style-name="ce24" table:formula="of:=NORMDIST(LN([.E56]);LN([.$C$9])+[.$C$10]*[.$C$17]-0.5*[.$C$11]*[.$C$11]*[.$C$17];[.$C$11]*SQRT([.$C$17]);FALSE())/[.E56]" office:value-type="float" office:value="0.00848256561490638">
            <text:p>0,00848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56]+2" office:value-type="float" office:value="96">
            <text:p>96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57])))" office:value-type="float" office:value="31.158059173411">
            <text:p>31,158</text:p>
          </table:table-cell>
          <table:table-cell table:style-name="ce24" table:formula="of:=([.F58]-2*[.F57]+[.F56])/([.E58]-[.E56])/EXP(-[.$C$17]*[.$C$10])" office:value-type="float" office:value="0.00848225055306351">
            <text:p>0,00848</text:p>
          </table:table-cell>
          <table:table-cell table:style-name="ce24" table:formula="of:=NORMDIST(LN([.E57]);LN([.$C$9])+[.$C$10]*[.$C$17]-0.5*[.$C$11]*[.$C$11]*[.$C$17];[.$C$11]*SQRT([.$C$17]);FALSE())/[.E57]" office:value-type="float" office:value="0.00848377000054162">
            <text:p>0,00848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57]+2" office:value-type="float" office:value="98">
            <text:p>98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58])))" office:value-type="float" office:value="30.1351538577666">
            <text:p>30,135</text:p>
          </table:table-cell>
          <table:table-cell table:style-name="ce24" table:formula="of:=([.F59]-2*[.F58]+[.F57])/([.E59]-[.E57])/EXP(-[.$C$17]*[.$C$10])" office:value-type="float" office:value="0.008465323333311">
            <text:p>0,00847</text:p>
          </table:table-cell>
          <table:table-cell table:style-name="ce24" table:formula="of:=NORMDIST(LN([.E58]);LN([.$C$9])+[.$C$10]*[.$C$17]-0.5*[.$C$11]*[.$C$11]*[.$C$17];[.$C$11]*SQRT([.$C$17]);FALSE())/[.E58]" office:value-type="float" office:value="0.00846674230839106">
            <text:p>0,00847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58]+2" office:value-type="float" office:value="100">
            <text:p>100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59])))" office:value-type="float" office:value="29.138619743886">
            <text:p>29,139</text:p>
          </table:table-cell>
          <table:table-cell table:style-name="ce24" table:formula="of:=([.F60]-2*[.F59]+[.F58])/([.E60]-[.E58])/EXP(-[.$C$17]*[.$C$10])" office:value-type="float" office:value="0.00843136982499295">
            <text:p>0,00843</text:p>
          </table:table-cell>
          <table:table-cell table:style-name="ce24" table:formula="of:=NORMDIST(LN([.E59]);LN([.$C$9])+[.$C$10]*[.$C$17]-0.5*[.$C$11]*[.$C$11]*[.$C$17];[.$C$11]*SQRT([.$C$17]);FALSE())/[.E59]" office:value-type="float" office:value="0.00843268744013806">
            <text:p>0,00843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59]+2" office:value-type="float" office:value="102">
            <text:p>102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60])))" office:value-type="float" office:value="28.1683510596937">
            <text:p>28,168</text:p>
          </table:table-cell>
          <table:table-cell table:style-name="ce24" table:formula="of:=([.F61]-2*[.F60]+[.F59])/([.E61]-[.E59])/EXP(-[.$C$17]*[.$C$10])" office:value-type="float" office:value="0.00838160458233518">
            <text:p>0,00838</text:p>
          </table:table-cell>
          <table:table-cell table:style-name="ce24" table:formula="of:=NORMDIST(LN([.E60]);LN([.$C$9])+[.$C$10]*[.$C$17]-0.5*[.$C$11]*[.$C$11]*[.$C$17];[.$C$11]*SQRT([.$C$17]);FALSE())/[.E60]" office:value-type="float" office:value="0.0083828210534215">
            <text:p>0,00838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60]+2" office:value-type="float" office:value="104">
            <text:p>104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61])))" office:value-type="float" office:value="27.2241927763498">
            <text:p>27,224</text:p>
          </table:table-cell>
          <table:table-cell table:style-name="ce24" table:formula="of:=([.F62]-2*[.F61]+[.F60])/([.E62]-[.E60])/EXP(-[.$C$17]*[.$C$10])" office:value-type="float" office:value="0.00831723983108089">
            <text:p>0,00832</text:p>
          </table:table-cell>
          <table:table-cell table:style-name="ce24" table:formula="of:=NORMDIST(LN([.E61]);LN([.$C$9])+[.$C$10]*[.$C$17]-0.5*[.$C$11]*[.$C$11]*[.$C$17];[.$C$11]*SQRT([.$C$17]);FALSE())/[.E61]" office:value-type="float" office:value="0.00831835631370928">
            <text:p>0,00832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61]+2" office:value-type="float" office:value="106">
            <text:p>106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62])))" office:value-type="float" office:value="26.3059443845797">
            <text:p>26,306</text:p>
          </table:table-cell>
          <table:table-cell table:style-name="ce24" table:formula="of:=([.F63]-2*[.F62]+[.F61])/([.E63]-[.E61])/EXP(-[.$C$17]*[.$C$10])" office:value-type="float" office:value="0.00823947417054295">
            <text:p>0,00824</text:p>
          </table:table-cell>
          <table:table-cell table:style-name="ce24" table:formula="of:=NORMDIST(LN([.E62]);LN([.$C$9])+[.$C$10]*[.$C$17]-0.5*[.$C$11]*[.$C$11]*[.$C$17];[.$C$11]*SQRT([.$C$17]);FALSE())/[.E62]" office:value-type="float" office:value="0.00824049260949795">
            <text:p>0,00824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62]+2" office:value-type="float" office:value="108">
            <text:p>108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63])))" office:value-type="float" office:value="25.4133636285541">
            <text:p>25,413</text:p>
          </table:table-cell>
          <table:table-cell table:style-name="ce24" table:formula="of:=([.F64]-2*[.F63]+[.F62])/([.E64]-[.E62])/EXP(-[.$C$17]*[.$C$10])" office:value-type="float" office:value="0.00814948308237554">
            <text:p>0,00815</text:p>
          </table:table-cell>
          <table:table-cell table:style-name="ce24" table:formula="of:=NORMDIST(LN([.E63]);LN([.$C$9])+[.$C$10]*[.$C$17]-0.5*[.$C$11]*[.$C$11]*[.$C$17];[.$C$11]*SQRT([.$C$17]);FALSE())/[.E63]" office:value-type="float" office:value="0.00815040607439349">
            <text:p>0,00815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63]+2" office:value-type="float" office:value="110">
            <text:p>110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64])))" office:value-type="float" office:value="24.5461701677532">
            <text:p>24,546</text:p>
          </table:table-cell>
          <table:table-cell table:style-name="ce24" table:formula="of:=([.F65]-2*[.F64]+[.F63])/([.E65]-[.E63])/EXP(-[.$C$17]*[.$C$10])" office:value-type="float" office:value="0.00804841108545988">
            <text:p>0,00805</text:p>
          </table:table-cell>
          <table:table-cell table:style-name="ce24" table:formula="of:=NORMDIST(LN([.E64]);LN([.$C$9])+[.$C$10]*[.$C$17]-0.5*[.$C$11]*[.$C$11]*[.$C$17];[.$C$11]*SQRT([.$C$17]);FALSE())/[.E64]" office:value-type="float" office:value="0.00804924175540924">
            <text:p>0,00805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64]+2" office:value-type="float" office:value="112">
            <text:p>112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65])))" office:value-type="float" office:value="23.7040491423756">
            <text:p>23,704</text:p>
          </table:table-cell>
          <table:table-cell table:style-name="ce24" table:formula="of:=([.F66]-2*[.F65]+[.F64])/([.E66]-[.E64])/EXP(-[.$C$17]*[.$C$10])" office:value-type="float" office:value="0.00793736537697854">
            <text:p>0,00794</text:p>
          </table:table-cell>
          <table:table-cell table:style-name="ce24" table:formula="of:=NORMDIST(LN([.E65]);LN([.$C$9])+[.$C$10]*[.$C$17]-0.5*[.$C$11]*[.$C$11]*[.$C$17];[.$C$11]*SQRT([.$C$17]);FALSE())/[.E65]" office:value-type="float" office:value="0.00793810726719868">
            <text:p>0,00794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65]+2" office:value-type="float" office:value="114">
            <text:p>114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66])))" office:value-type="float" office:value="22.8866546224825">
            <text:p>22,887</text:p>
          </table:table-cell>
          <table:table-cell table:style-name="ce24" table:formula="of:=([.F67]-2*[.F66]+[.F65])/([.E67]-[.E65])/EXP(-[.$C$17]*[.$C$10])" office:value-type="float" office:value="0.00781741080389482">
            <text:p>0,00782</text:p>
          </table:table-cell>
          <table:table-cell table:style-name="ce24" table:formula="of:=NORMDIST(LN([.E66]);LN([.$C$9])+[.$C$10]*[.$C$17]-0.5*[.$C$11]*[.$C$11]*[.$C$17];[.$C$11]*SQRT([.$C$17]);FALSE())/[.E66]" office:value-type="float" office:value="0.00781806777579413">
            <text:p>0,00782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66]+2" office:value-type="float" office:value="116">
            <text:p>116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67])))" office:value-type="float" office:value="22.093612925212">
            <text:p>22,094</text:p>
          </table:table-cell>
          <table:table-cell table:style-name="ce24" table:formula="of:=([.F68]-2*[.F67]+[.F66])/([.E68]-[.E66])/EXP(-[.$C$17]*[.$C$10])" office:value-type="float" office:value="0.00768956601408537">
            <text:p>0,00769</text:p>
          </table:table-cell>
          <table:table-cell table:style-name="ce24" table:formula="of:=NORMDIST(LN([.E67]);LN([.$C$9])+[.$C$10]*[.$C$17]-0.5*[.$C$11]*[.$C$11]*[.$C$17];[.$C$11]*SQRT([.$C$17]);FALSE())/[.E67]" office:value-type="float" office:value="0.00769014216181486">
            <text:p>0,00769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67]+2" office:value-type="float" office:value="118">
            <text:p>118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68])))" office:value-type="float" office:value="21.3245257880745">
            <text:p>21,325</text:p>
          </table:table-cell>
          <table:table-cell table:style-name="ce24" table:formula="of:=([.F69]-2*[.F68]+[.F67])/([.E69]-[.E67])/EXP(-[.$C$17]*[.$C$10])" office:value-type="float" office:value="0.00755480064621518">
            <text:p>0,00755</text:p>
          </table:table-cell>
          <table:table-cell table:style-name="ce24" table:formula="of:=NORMDIST(LN([.E68]);LN([.$C$9])+[.$C$10]*[.$C$17]-0.5*[.$C$11]*[.$C$11]*[.$C$17];[.$C$11]*SQRT([.$C$17]);FALSE())/[.E68]" office:value-type="float" office:value="0.00755530022127371">
            <text:p>0,00756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68]+2" office:value-type="float" office:value="120">
            <text:p>120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69])))" office:value-type="float" office:value="20.578973389574">
            <text:p>20,579</text:p>
          </table:table-cell>
          <table:table-cell table:style-name="ce24" table:formula="of:=([.F70]-2*[.F69]+[.F68])/([.E70]-[.E68])/EXP(-[.$C$17]*[.$C$10])" office:value-type="float" office:value="0.00741403342540076">
            <text:p>0,00741</text:p>
          </table:table-cell>
          <table:table-cell table:style-name="ce24" table:formula="of:=NORMDIST(LN([.E69]);LN([.$C$9])+[.$C$10]*[.$C$17]-0.5*[.$C$11]*[.$C$11]*[.$C$17];[.$C$11]*SQRT([.$C$17]);FALSE())/[.E69]" office:value-type="float" office:value="0.00741446077143396">
            <text:p>0,00741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69]+2" office:value-type="float" office:value="122">
            <text:p>122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70])))" office:value-type="float" office:value="19.8565172112231">
            <text:p>19,857</text:p>
          </table:table-cell>
          <table:table-cell table:style-name="ce24" table:formula="of:=([.F71]-2*[.F70]+[.F69])/([.E71]-[.E69])/EXP(-[.$C$17]*[.$C$10])" office:value-type="float" office:value="0.00726813104214379">
            <text:p>0,00727</text:p>
          </table:table-cell>
          <table:table-cell table:style-name="ce24" table:formula="of:=NORMDIST(LN([.E70]);LN([.$C$9])+[.$C$10]*[.$C$17]-0.5*[.$C$11]*[.$C$11]*[.$C$17];[.$C$11]*SQRT([.$C$17]);FALSE())/[.E70]" office:value-type="float" office:value="0.00726849053915695">
            <text:p>0,00727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70]+2" office:value-type="float" office:value="124">
            <text:p>124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71])))" office:value-type="float" office:value="19.1567027374605">
            <text:p>19,157</text:p>
          </table:table-cell>
          <table:table-cell table:style-name="ce24" table:formula="of:=([.F72]-2*[.F71]+[.F70])/([.E72]-[.E70])/EXP(-[.$C$17]*[.$C$10])" office:value-type="float" office:value="0.00711790770236109">
            <text:p>0,00712</text:p>
          </table:table-cell>
          <table:table-cell table:style-name="ce24" table:formula="of:=NORMDIST(LN([.E71]);LN([.$C$9])+[.$C$10]*[.$C$17]-0.5*[.$C$11]*[.$C$11]*[.$C$17];[.$C$11]*SQRT([.$C$17]);FALSE())/[.E71]" office:value-type="float" office:value="0.00711820371945182">
            <text:p>0,00712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71]+2" office:value-type="float" office:value="126">
            <text:p>126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72])))" office:value-type="float" office:value="18.4790619920677">
            <text:p>18,479</text:p>
          </table:table-cell>
          <table:table-cell table:style-name="ce24" table:formula="of:=([.F73]-2*[.F72]+[.F71])/([.E73]-[.E71])/EXP(-[.$C$17]*[.$C$10])" office:value-type="float" office:value="0.00696412524655524">
            <text:p>0,00696</text:p>
          </table:table-cell>
          <table:table-cell table:style-name="ce24" table:formula="of:=NORMDIST(LN([.E72]);LN([.$C$9])+[.$C$10]*[.$C$17]-0.5*[.$C$11]*[.$C$11]*[.$C$17];[.$C$11]*SQRT([.$C$17]);FALSE())/[.E72]" office:value-type="float" office:value="0.00696436210219663">
            <text:p>0,00696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72]+2" office:value-type="float" office:value="128">
            <text:p>128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73])))" office:value-type="float" office:value="17.8231159114565">
            <text:p>17,823</text:p>
          </table:table-cell>
          <table:table-cell table:style-name="ce24" table:formula="of:=([.F74]-2*[.F73]+[.F72])/([.E74]-[.E72])/EXP(-[.$C$17]*[.$C$10])" office:value-type="float" office:value="0.00680749374570897">
            <text:p>0,00681</text:p>
          </table:table-cell>
          <table:table-cell table:style-name="ce24" table:formula="of:=NORMDIST(LN([.E73]);LN([.$C$9])+[.$C$10]*[.$C$17]-0.5*[.$C$11]*[.$C$11]*[.$C$17];[.$C$11]*SQRT([.$C$17]);FALSE())/[.E73]" office:value-type="float" office:value="0.00680767567502465">
            <text:p>0,00681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73]+2" office:value-type="float" office:value="130">
            <text:p>130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74])))" office:value-type="float" office:value="17.188376556685">
            <text:p>17,188</text:p>
          </table:table-cell>
          <table:table-cell table:style-name="ce24" table:formula="of:=([.F75]-2*[.F74]+[.F73])/([.E75]-[.E73])/EXP(-[.$C$17]*[.$C$10])" office:value-type="float" office:value="0.00664867249189733">
            <text:p>0,00665</text:p>
          </table:table-cell>
          <table:table-cell table:style-name="ce24" table:formula="of:=NORMDIST(LN([.E74]);LN([.$C$9])+[.$C$10]*[.$C$17]-0.5*[.$C$11]*[.$C$11]*[.$C$17];[.$C$11]*SQRT([.$C$17]);FALSE())/[.E74]" office:value-type="float" office:value="0.00664880361999967">
            <text:p>0,00665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74]+2" office:value-type="float" office:value="132">
            <text:p>132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75])))" office:value-type="float" office:value="16.5743491672858">
            <text:p>16,574</text:p>
          </table:table-cell>
          <table:table-cell table:style-name="ce24" table:formula="of:=([.F76]-2*[.F75]+[.F74])/([.E76]-[.E74])/EXP(-[.$C$17]*[.$C$10])" office:value-type="float" office:value="0.00648827131019252">
            <text:p>0,00649</text:p>
          </table:table-cell>
          <table:table-cell table:style-name="ce24" table:formula="of:=NORMDIST(LN([.E75]);LN([.$C$9])+[.$C$10]*[.$C$17]-0.5*[.$C$11]*[.$C$11]*[.$C$17];[.$C$11]*SQRT([.$C$17]);FALSE())/[.E75]" office:value-type="float" office:value="0.00648835563082828">
            <text:p>0,00649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75]+2" office:value-type="float" office:value="134">
            <text:p>134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76])))" office:value-type="float" office:value="15.9805340609953">
            <text:p>15,981</text:p>
          </table:table-cell>
          <table:table-cell table:style-name="ce24" table:formula="of:=([.F77]-2*[.F76]+[.F75])/([.E77]-[.E75])/EXP(-[.$C$17]*[.$C$10])" office:value-type="float" office:value="0.00632685212682293">
            <text:p>0,00633</text:p>
          </table:table-cell>
          <table:table-cell table:style-name="ce24" table:formula="of:=NORMDIST(LN([.E76]);LN([.$C$9])+[.$C$10]*[.$C$17]-0.5*[.$C$11]*[.$C$11]*[.$C$17];[.$C$11]*SQRT([.$C$17]);FALSE())/[.E76]" office:value-type="float" office:value="0.00632689348590287">
            <text:p>0,00633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76]+2" office:value-type="float" office:value="136">
            <text:p>136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77])))" office:value-type="float" office:value="15.4064283842677">
            <text:p>15,406</text:p>
          </table:table-cell>
          <table:table-cell table:style-name="ce24" table:formula="of:=([.F78]-2*[.F77]+[.F76])/([.E78]-[.E76])/EXP(-[.$C$17]*[.$C$10])" office:value-type="float" office:value="0.00616493073732101">
            <text:p>0,00616</text:p>
          </table:table-cell>
          <table:table-cell table:style-name="ce24" table:formula="of:=NORMDIST(LN([.E77]);LN([.$C$9])+[.$C$10]*[.$C$17]-0.5*[.$C$11]*[.$C$11]*[.$C$17];[.$C$11]*SQRT([.$C$17]);FALSE())/[.E77]" office:value-type="float" office:value="0.00616493282039427">
            <text:p>0,00616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77]+2" office:value-type="float" office:value="138">
            <text:p>138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78])))" office:value-type="float" office:value="14.8515277190833">
            <text:p>14,852</text:p>
          </table:table-cell>
          <table:table-cell table:style-name="ce24" table:formula="of:=([.F79]-2*[.F78]+[.F77])/([.E79]-[.E77])/EXP(-[.$C$17]*[.$C$10])" office:value-type="float" office:value="0.00600297872443989">
            <text:p>0,00600</text:p>
          </table:table-cell>
          <table:table-cell table:style-name="ce24" table:formula="of:=NORMDIST(LN([.E78]);LN([.$C$9])+[.$C$10]*[.$C$17]-0.5*[.$C$11]*[.$C$11]*[.$C$17];[.$C$11]*SQRT([.$C$17]);FALSE())/[.E78]" office:value-type="float" office:value="0.00600294504790041">
            <text:p>0,00600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78]+2" office:value-type="float" office:value="140">
            <text:p>140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79])))" office:value-type="float" office:value="14.3153275520244">
            <text:p>14,315</text:p>
          </table:table-cell>
          <table:table-cell table:style-name="ce24" table:formula="of:=([.F80]-2*[.F79]+[.F78])/([.E80]-[.E78])/EXP(-[.$C$17]*[.$C$10])" office:value-type="float" office:value="0.00584142548354084">
            <text:p>0,00584</text:p>
          </table:table-cell>
          <table:table-cell table:style-name="ce24" table:formula="of:=NORMDIST(LN([.E79]);LN([.$C$9])+[.$C$10]*[.$C$17]-0.5*[.$C$11]*[.$C$11]*[.$C$17];[.$C$11]*SQRT([.$C$17]);FALSE())/[.E79]" office:value-type="float" office:value="0.005841359388807">
            <text:p>0,00584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79]+2" office:value-type="float" office:value="142">
            <text:p>142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80])))" office:value-type="float" office:value="13.7973246119288">
            <text:p>13,797</text:p>
          </table:table-cell>
          <table:table-cell table:style-name="ce24" table:formula="of:=([.F81]-2*[.F80]+[.F79])/([.E81]-[.E79])/EXP(-[.$C$17]*[.$C$10])" office:value-type="float" office:value="0.00568066031824405">
            <text:p>0,00568</text:p>
          </table:table-cell>
          <table:table-cell table:style-name="ce24" table:formula="of:=NORMDIST(LN([.E80]);LN([.$C$9])+[.$C$10]*[.$C$17]-0.5*[.$C$11]*[.$C$11]*[.$C$17];[.$C$11]*SQRT([.$C$17]);FALSE())/[.E80]" office:value-type="float" office:value="0.00568056496854241">
            <text:p>0,00568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80]+2" office:value-type="float" office:value="144">
            <text:p>144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81])))" office:value-type="float" office:value="13.2970180826501">
            <text:p>13,297</text:p>
          </table:table-cell>
          <table:table-cell table:style-name="ce24" table:formula="of:=([.F82]-2*[.F81]+[.F80])/([.E82]-[.E80])/EXP(-[.$C$17]*[.$C$10])" office:value-type="float" office:value="0.00552103457492799">
            <text:p>0,00552</text:p>
          </table:table-cell>
          <table:table-cell table:style-name="ce24" table:formula="of:=NORMDIST(LN([.E81]);LN([.$C$9])+[.$C$10]*[.$C$17]-0.5*[.$C$11]*[.$C$11]*[.$C$17];[.$C$11]*SQRT([.$C$17]);FALSE())/[.E81]" office:value-type="float" office:value="0.00552091295433563">
            <text:p>0,00552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81]+2" office:value-type="float" office:value="146">
            <text:p>146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82])))" office:value-type="float" office:value="12.8139106975726">
            <text:p>12,814</text:p>
          </table:table-cell>
          <table:table-cell table:style-name="ce24" table:formula="of:=([.F83]-2*[.F82]+[.F81])/([.E83]-[.E81])/EXP(-[.$C$17]*[.$C$10])" office:value-type="float" office:value="0.00536286378965461">
            <text:p>0,00536</text:p>
          </table:table-cell>
          <table:table-cell table:style-name="ce24" table:formula="of:=NORMDIST(LN([.E82]);LN([.$C$9])+[.$C$10]*[.$C$17]-0.5*[.$C$11]*[.$C$11]*[.$C$17];[.$C$11]*SQRT([.$C$17]);FALSE())/[.E82]" office:value-type="float" office:value="0.00536271870394401">
            <text:p>0,00536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82]+2" office:value-type="float" office:value="148">
            <text:p>148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83])))" office:value-type="float" office:value="12.3475097225707">
            <text:p>12,348</text:p>
          </table:table-cell>
          <table:table-cell table:style-name="ce24" table:formula="of:=([.F84]-2*[.F83]+[.F82])/([.E84]-[.E82])/EXP(-[.$C$17]*[.$C$10])" office:value-type="float" office:value="0.00520642982502085">
            <text:p>0,00521</text:p>
          </table:table-cell>
          <table:table-cell table:style-name="ce24" table:formula="of:=NORMDIST(LN([.E83]);LN([.$C$9])+[.$C$10]*[.$C$17]-0.5*[.$C$11]*[.$C$11]*[.$C$17];[.$C$11]*SQRT([.$C$17]);FALSE())/[.E83]" office:value-type="float" office:value="0.0052062639041419">
            <text:p>0,00521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83]+2" office:value-type="float" office:value="150">
            <text:p>150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84])))" office:value-type="float" office:value="11.8973278340677">
            <text:p>11,897</text:p>
          </table:table-cell>
          <table:table-cell table:style-name="ce24" table:formula="of:=([.F85]-2*[.F84]+[.F83])/([.E85]-[.E83])/EXP(-[.$C$17]*[.$C$10])" office:value-type="float" office:value="0.00505198297899638">
            <text:p>0,00505</text:p>
          </table:table-cell>
          <table:table-cell table:style-name="ce24" table:formula="of:=NORMDIST(LN([.E84]);LN([.$C$9])+[.$C$10]*[.$C$17]-0.5*[.$C$11]*[.$C$11]*[.$C$17];[.$C$11]*SQRT([.$C$17]);FALSE())/[.E84]" office:value-type="float" office:value="0.00505179868058989">
            <text:p>0,00505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84]+2" office:value-type="float" office:value="152">
            <text:p>152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85])))" office:value-type="float" office:value="11.4628838987651">
            <text:p>11,463</text:p>
          </table:table-cell>
          <table:table-cell table:style-name="ce24" table:formula="of:=([.F86]-2*[.F85]+[.F84])/([.E86]-[.E84])/EXP(-[.$C$17]*[.$C$10])" office:value-type="float" office:value="0.00489974404990726">
            <text:p>0,00490</text:p>
          </table:table-cell>
          <table:table-cell table:style-name="ce24" table:formula="of:=NORMDIST(LN([.E85]);LN([.$C$9])+[.$C$10]*[.$C$17]-0.5*[.$C$11]*[.$C$11]*[.$C$17];[.$C$11]*SQRT([.$C$17]);FALSE())/[.E85]" office:value-type="float" office:value="0.0048995436640756">
            <text:p>0,00490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85]+2" office:value-type="float" office:value="154">
            <text:p>154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86])))" office:value-type="float" office:value="11.0437036614742">
            <text:p>11,044</text:p>
          </table:table-cell>
          <table:table-cell table:style-name="ce24" table:formula="of:=([.F87]-2*[.F86]+[.F85])/([.E87]-[.E85])/EXP(-[.$C$17]*[.$C$10])" office:value-type="float" office:value="0.00474990634640009">
            <text:p>0,00475</text:p>
          </table:table-cell>
          <table:table-cell table:style-name="ce24" table:formula="of:=NORMDIST(LN([.E86]);LN([.$C$9])+[.$C$10]*[.$C$17]-0.5*[.$C$11]*[.$C$11]*[.$C$17];[.$C$11]*SQRT([.$C$17]);FALSE())/[.E86]" office:value-type="float" office:value="0.00474969200107059">
            <text:p>0,00475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86]+2" office:value-type="float" office:value="156">
            <text:p>156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87])))" office:value-type="float" office:value="10.6393203473117">
            <text:p>10,639</text:p>
          </table:table-cell>
          <table:table-cell table:style-name="ce24" table:formula="of:=([.F88]-2*[.F87]+[.F86])/([.E88]-[.E86])/EXP(-[.$C$17]*[.$C$10])" office:value-type="float" office:value="0.00460263763208882">
            <text:p>0,00460</text:p>
          </table:table-cell>
          <table:table-cell table:style-name="ce24" table:formula="of:=NORMDIST(LN([.E87]);LN([.$C$9])+[.$C$10]*[.$C$17]-0.5*[.$C$11]*[.$C$11]*[.$C$17];[.$C$11]*SQRT([.$C$17]);FALSE())/[.E87]" office:value-type="float" office:value="0.0046024112991208">
            <text:p>0,00460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87]+2" office:value-type="float" office:value="158">
            <text:p>158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88])))" office:value-type="float" office:value="10.2492751843174">
            <text:p>10,249</text:p>
          </table:table-cell>
          <table:table-cell table:style-name="ce24" table:formula="of:=([.F89]-2*[.F88]+[.F87])/([.E89]-[.E87])/EXP(-[.$C$17]*[.$C$10])" office:value-type="float" office:value="0.00445808199821981">
            <text:p>0,00446</text:p>
          </table:table-cell>
          <table:table-cell table:style-name="ce24" table:formula="of:=NORMDIST(LN([.E88]);LN([.$C$9])+[.$C$10]*[.$C$17]-0.5*[.$C$11]*[.$C$11]*[.$C$17];[.$C$11]*SQRT([.$C$17]);FALSE())/[.E88]" office:value-type="float" office:value="0.00445784549981728">
            <text:p>0,00446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88]+2" office:value-type="float" office:value="160">
            <text:p>160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89])))" office:value-type="float" office:value="9.87311785232799">
            <text:p>9,873</text:p>
          </table:table-cell>
          <table:table-cell table:style-name="ce24" table:formula="of:=([.F90]-2*[.F89]+[.F88])/([.E90]-[.E88])/EXP(-[.$C$17]*[.$C$10])" office:value-type="float" office:value="0.0043163616584518">
            <text:p>0,00432</text:p>
          </table:table-cell>
          <table:table-cell table:style-name="ce24" table:formula="of:=NORMDIST(LN([.E89]);LN([.$C$9])+[.$C$10]*[.$C$17]-0.5*[.$C$11]*[.$C$11]*[.$C$17];[.$C$11]*SQRT([.$C$17]);FALSE())/[.E89]" office:value-type="float" office:value="0.004316116674014">
            <text:p>0,00432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89]+2" office:value-type="float" office:value="162">
            <text:p>162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90])))" office:value-type="float" office:value="9.51040686369705">
            <text:p>9,510</text:p>
          </table:table-cell>
          <table:table-cell table:style-name="ce24" table:formula="of:=([.F91]-2*[.F90]+[.F89])/([.E91]-[.E89])/EXP(-[.$C$17]*[.$C$10])" office:value-type="float" office:value="0.00417757866251514">
            <text:p>0,00418</text:p>
          </table:table-cell>
          <table:table-cell table:style-name="ce24" table:formula="of:=NORMDIST(LN([.E90]);LN([.$C$9])+[.$C$10]*[.$C$17]-0.5*[.$C$11]*[.$C$11]*[.$C$17];[.$C$11]*SQRT([.$C$17]);FALSE())/[.E90]" office:value-type="float" office:value="0.00417732673560324">
            <text:p>0,00418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90]+2" office:value-type="float" office:value="164">
            <text:p>164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91])))" office:value-type="float" office:value="9.16070988120094">
            <text:p>9,161</text:p>
          </table:table-cell>
          <table:table-cell table:style-name="ce24" table:formula="of:=([.F92]-2*[.F91]+[.F90])/([.E92]-[.E90])/EXP(-[.$C$17]*[.$C$10])" office:value-type="float" office:value="0.00404181652614579">
            <text:p>0,00404</text:p>
          </table:table-cell>
          <table:table-cell table:style-name="ce24" table:formula="of:=NORMDIST(LN([.E91]);LN([.$C$9])+[.$C$10]*[.$C$17]-0.5*[.$C$11]*[.$C$11]*[.$C$17];[.$C$11]*SQRT([.$C$17]);FALSE())/[.E91]" office:value-type="float" office:value="0.00404155907155632">
            <text:p>0,00404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91]+2" office:value-type="float" office:value="166">
            <text:p>166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92])))" office:value-type="float" office:value="8.8236039782072">
            <text:p>8,824</text:p>
          </table:table-cell>
          <table:table-cell table:style-name="ce24" table:formula="of:=([.F93]-2*[.F92]+[.F91])/([.E93]-[.E91])/EXP(-[.$C$17]*[.$C$10])" office:value-type="float" office:value="0.00390914177629532">
            <text:p>0,00391</text:p>
          </table:table-cell>
          <table:table-cell table:style-name="ce24" table:formula="of:=NORMDIST(LN([.E92]);LN([.$C$9])+[.$C$10]*[.$C$17]-0.5*[.$C$11]*[.$C$11]*[.$C$17];[.$C$11]*SQRT([.$C$17]);FALSE())/[.E92]" office:value-type="float" office:value="0.0039088800871163">
            <text:p>0,00391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92]+2" office:value-type="float" office:value="168">
            <text:p>168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93])))" office:value-type="float" office:value="8.49867584591953">
            <text:p>8,499</text:p>
          </table:table-cell>
          <table:table-cell table:style-name="ce24" table:formula="of:=([.F94]-2*[.F93]+[.F92])/([.E94]-[.E92])/EXP(-[.$C$17]*[.$C$10])" office:value-type="float" office:value="0.00377960541131955">
            <text:p>0,00378</text:p>
          </table:table-cell>
          <table:table-cell table:style-name="ce24" table:formula="of:=NORMDIST(LN([.E93]);LN([.$C$9])+[.$C$10]*[.$C$17]-0.5*[.$C$11]*[.$C$11]*[.$C$17];[.$C$11]*SQRT([.$C$17]);FALSE())/[.E93]" office:value-type="float" office:value="0.00377934066601576">
            <text:p>0,00378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93]+2" office:value-type="float" office:value="170">
            <text:p>170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94])))" office:value-type="float" office:value="8.18552195224801">
            <text:p>8,186</text:p>
          </table:table-cell>
          <table:table-cell table:style-name="ce24" table:formula="of:=([.F95]-2*[.F94]+[.F93])/([.E95]-[.E93])/EXP(-[.$C$17]*[.$C$10])" office:value-type="float" office:value="0.00365324427713489">
            <text:p>0,00365</text:p>
          </table:table-cell>
          <table:table-cell table:style-name="ce24" table:formula="of:=NORMDIST(LN([.E94]);LN([.$C$9])+[.$C$10]*[.$C$17]-0.5*[.$C$11]*[.$C$11]*[.$C$17];[.$C$11]*SQRT([.$C$17]);FALSE())/[.E94]" office:value-type="float" office:value="0.0036529775464095">
            <text:p>0,00365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94]+2" office:value-type="float" office:value="172">
            <text:p>172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95])))" office:value-type="float" office:value="7.88374865659162">
            <text:p>7,884</text:p>
          </table:table-cell>
          <table:table-cell table:style-name="ce24" table:formula="of:=([.F96]-2*[.F95]+[.F94])/([.E96]-[.E94])/EXP(-[.$C$17]*[.$C$10])" office:value-type="float" office:value="0.00353008236027099">
            <text:p>0,00353</text:p>
          </table:table-cell>
          <table:table-cell table:style-name="ce24" table:formula="of:=NORMDIST(LN([.E95]);LN([.$C$9])+[.$C$10]*[.$C$17]-0.5*[.$C$11]*[.$C$11]*[.$C$17];[.$C$11]*SQRT([.$C$17]);FALSE())/[.E95]" office:value-type="float" office:value="0.00352981461388117">
            <text:p>0,00353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95]+2" office:value-type="float" office:value="174">
            <text:p>174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96])))" office:value-type="float" office:value="7.59297228456118">
            <text:p>7,593</text:p>
          </table:table-cell>
          <table:table-cell table:style-name="ce24" table:formula="of:=([.F97]-2*[.F96]+[.F95])/([.E97]-[.E95])/EXP(-[.$C$17]*[.$C$10])" office:value-type="float" office:value="0.00341013200027014">
            <text:p>0,00341</text:p>
          </table:table-cell>
          <table:table-cell table:style-name="ce24" table:formula="of:=NORMDIST(LN([.E96]);LN([.$C$9])+[.$C$10]*[.$C$17]-0.5*[.$C$11]*[.$C$11]*[.$C$17];[.$C$11]*SQRT([.$C$17]);FALSE())/[.E96]" office:value-type="float" office:value="0.00340986411342235">
            <text:p>0,00341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96]+2" office:value-type="float" office:value="176">
            <text:p>176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97])))" office:value-type="float" office:value="7.31281916641948">
            <text:p>7,313</text:p>
          </table:table-cell>
          <table:table-cell table:style-name="ce24" table:formula="of:=([.F98]-2*[.F97]+[.F96])/([.E98]-[.E96])/EXP(-[.$C$17]*[.$C$10])" office:value-type="float" office:value="0.00329339502270866">
            <text:p>0,00329</text:p>
          </table:table-cell>
          <table:table-cell table:style-name="ce24" table:formula="of:=NORMDIST(LN([.E97]);LN([.$C$9])+[.$C$10]*[.$C$17]-0.5*[.$C$11]*[.$C$11]*[.$C$17];[.$C$11]*SQRT([.$C$17]);FALSE())/[.E97]" office:value-type="float" office:value="0.00329312778271082">
            <text:p>0,00329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97]+2" office:value-type="float" office:value="178">
            <text:p>178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98])))" office:value-type="float" office:value="7.04292564276838">
            <text:p>7,043</text:p>
          </table:table-cell>
          <table:table-cell table:style-name="ce24" table:formula="of:=([.F99]-2*[.F98]+[.F97])/([.E99]-[.E97])/EXP(-[.$C$17]*[.$C$10])" office:value-type="float" office:value="0.00317986379736124">
            <text:p>0,00318</text:p>
          </table:table-cell>
          <table:table-cell table:style-name="ce24" table:formula="of:=NORMDIST(LN([.E98]);LN([.$C$9])+[.$C$10]*[.$C$17]-0.5*[.$C$11]*[.$C$11]*[.$C$17];[.$C$11]*SQRT([.$C$17]);FALSE())/[.E98]" office:value-type="float" office:value="0.0031795979093459">
            <text:p>0,00318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98]+2" office:value-type="float" office:value="180">
            <text:p>180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99])))" office:value-type="float" office:value="6.78293804077906">
            <text:p>6,783</text:p>
          </table:table-cell>
          <table:table-cell table:style-name="ce24" table:formula="of:=([.F100]-2*[.F99]+[.F98])/([.E100]-[.E98])/EXP(-[.$C$17]*[.$C$10])" office:value-type="float" office:value="0.00306952222191261">
            <text:p>0,00307</text:p>
          </table:table-cell>
          <table:table-cell table:style-name="ce24" table:formula="of:=NORMDIST(LN([.E99]);LN([.$C$9])+[.$C$10]*[.$C$17]-0.5*[.$C$11]*[.$C$11]*[.$C$17];[.$C$11]*SQRT([.$C$17]);FALSE())/[.E99]" office:value-type="float" office:value="0.00306925831494772">
            <text:p>0,00307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99]+2" office:value-type="float" office:value="182">
            <text:p>182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100])))" office:value-type="float" office:value="6.53251262403006">
            <text:p>6,533</text:p>
          </table:table-cell>
          <table:table-cell table:style-name="ce24" table:formula="of:=([.F101]-2*[.F100]+[.F99])/([.E101]-[.E99])/EXP(-[.$C$17]*[.$C$10])" office:value-type="float" office:value="0.00296234663663722">
            <text:p>0,00296</text:p>
          </table:table-cell>
          <table:table-cell table:style-name="ce24" table:formula="of:=NORMDIST(LN([.E100]);LN([.$C$9])+[.$C$10]*[.$C$17]-0.5*[.$C$11]*[.$C$11]*[.$C$17];[.$C$11]*SQRT([.$C$17]);FALSE())/[.E100]" office:value-type="float" office:value="0.00296208526920471">
            <text:p>0,00296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100]+2" office:value-type="float" office:value="184">
            <text:p>184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101])))" office:value-type="float" office:value="6.29131551880243">
            <text:p>6,291</text:p>
          </table:table-cell>
          <table:table-cell table:style-name="ce24" table:formula="of:=([.F102]-2*[.F101]+[.F100])/([.E102]-[.E100])/EXP(-[.$C$17]*[.$C$10])" office:value-type="float" office:value="0.00285830667182705">
            <text:p>0,00286</text:p>
          </table:table-cell>
          <table:table-cell table:style-name="ce24" table:formula="of:=NORMDIST(LN([.E101]);LN([.$C$9])+[.$C$10]*[.$C$17]-0.5*[.$C$11]*[.$C$11]*[.$C$17];[.$C$11]*SQRT([.$C$17]);FALSE())/[.E101]" office:value-type="float" office:value="0.00285804833707151">
            <text:p>0,00286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101]+2" office:value-type="float" office:value="186">
            <text:p>186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102])))" office:value-type="float" office:value="6.05902261947191">
            <text:p>6,059</text:p>
          </table:table-cell>
          <table:table-cell table:style-name="ce24" table:formula="of:=([.F103]-2*[.F102]+[.F101])/([.E103]-[.E101])/EXP(-[.$C$17]*[.$C$10])" office:value-type="float" office:value="0.00275736603152839">
            <text:p>0,00276</text:p>
          </table:table-cell>
          <table:table-cell table:style-name="ce24" table:formula="of:=NORMDIST(LN([.E102]);LN([.$C$9])+[.$C$10]*[.$C$17]-0.5*[.$C$11]*[.$C$11]*[.$C$17];[.$C$11]*SQRT([.$C$17]);FALSE())/[.E102]" office:value-type="float" office:value="0.00275711116238677">
            <text:p>0,00276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102]+2" office:value-type="float" office:value="188">
            <text:p>188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103])))" office:value-type="float" office:value="5.83531947543967">
            <text:p>5,835</text:p>
          </table:table-cell>
          <table:table-cell table:style-name="ce24" table:formula="of:=([.F104]-2*[.F103]+[.F102])/([.E104]-[.E102])/EXP(-[.$C$17]*[.$C$10])" office:value-type="float" office:value="0.00265948321735129">
            <text:p>0,00266</text:p>
          </table:table-cell>
          <table:table-cell table:style-name="ce24" table:formula="of:=NORMDIST(LN([.E103]);LN([.$C$9])+[.$C$10]*[.$C$17]-0.5*[.$C$11]*[.$C$11]*[.$C$17];[.$C$11]*SQRT([.$C$17]);FALSE())/[.E103]" office:value-type="float" office:value="0.002659232191205">
            <text:p>0,00266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103]+2" office:value-type="float" office:value="190">
            <text:p>190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104])))" office:value-type="float" office:value="5.61990116185638">
            <text:p>5,620</text:p>
          </table:table-cell>
          <table:table-cell table:style-name="ce24" table:formula="of:=([.F105]-2*[.F104]+[.F103])/([.E105]-[.E103])/EXP(-[.$C$17]*[.$C$10])" office:value-type="float" office:value="0.00256461219491712">
            <text:p>0,00256</text:p>
          </table:table-cell>
          <table:table-cell table:style-name="ce24" table:formula="of:=NORMDIST(LN([.E104]);LN([.$C$9])+[.$C$10]*[.$C$17]-0.5*[.$C$11]*[.$C$11]*[.$C$17];[.$C$11]*SQRT([.$C$17]);FALSE())/[.E104]" office:value-type="float" office:value="0.00256436533812635">
            <text:p>0,00256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104]+2" office:value-type="float" office:value="192">
            <text:p>192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105])))" office:value-type="float" office:value="5.41247213621579">
            <text:p>5,412</text:p>
          </table:table-cell>
          <table:table-cell table:style-name="ce24" table:formula="of:=([.F106]-2*[.F105]+[.F104])/([.E106]-[.E104])/EXP(-[.$C$17]*[.$C$10])" office:value-type="float" office:value="0.00247270300671533">
            <text:p>0,00247</text:p>
          </table:table-cell>
          <table:table-cell table:style-name="ce24" table:formula="of:=NORMDIST(LN([.E105]);LN([.$C$9])+[.$C$10]*[.$C$17]-0.5*[.$C$11]*[.$C$11]*[.$C$17];[.$C$11]*SQRT([.$C$17]);FALSE())/[.E105]" office:value-type="float" office:value="0.00247246059886914">
            <text:p>0,00247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105]+2" office:value-type="float" office:value="194">
            <text:p>194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106])))" office:value-type="float" office:value="5.21274608272693">
            <text:p>5,213</text:p>
          </table:table-cell>
          <table:table-cell table:style-name="ce24" table:formula="of:=([.F107]-2*[.F106]+[.F105])/([.E107]-[.E105])/EXP(-[.$C$17]*[.$C$10])" office:value-type="float" office:value="0.00238370233458596">
            <text:p>0,00238</text:p>
          </table:table-cell>
          <table:table-cell table:style-name="ce24" table:formula="of:=NORMDIST(LN([.E106]);LN([.$C$9])+[.$C$10]*[.$C$17]-0.5*[.$C$11]*[.$C$11]*[.$C$17];[.$C$11]*SQRT([.$C$17]);FALSE())/[.E106]" office:value-type="float" office:value="0.00238346461226768">
            <text:p>0,00238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106]+2" office:value-type="float" office:value="196">
            <text:p>196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107])))" office:value-type="float" office:value="5.02044574621721">
            <text:p>5,020</text:p>
          </table:table-cell>
          <table:table-cell table:style-name="ce24" table:formula="of:=([.F108]-2*[.F107]+[.F106])/([.E108]-[.E106])/EXP(-[.$C$17]*[.$C$10])" office:value-type="float" office:value="0.0022975540139765">
            <text:p>0,00230</text:p>
          </table:table-cell>
          <table:table-cell table:style-name="ce24" table:formula="of:=NORMDIST(LN([.E107]);LN([.$C$9])+[.$C$10]*[.$C$17]-0.5*[.$C$11]*[.$C$11]*[.$C$17];[.$C$11]*SQRT([.$C$17]);FALSE())/[.E107]" office:value-type="float" office:value="0.00229732117479645">
            <text:p>0,00230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107]+2" office:value-type="float" office:value="198">
            <text:p>198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108])))" office:value-type="float" office:value="4.83530275716843">
            <text:p>4,835</text:p>
          </table:table-cell>
          <table:table-cell table:style-name="ce24" table:formula="of:=([.F109]-2*[.F108]+[.F107])/([.E109]-[.E107])/EXP(-[.$C$17]*[.$C$10])" office:value-type="float" office:value="0.00221419950488861">
            <text:p>0,00221</text:p>
          </table:table-cell>
          <table:table-cell table:style-name="ce24" table:formula="of:=NORMDIST(LN([.E108]);LN([.$C$9])+[.$C$10]*[.$C$17]-0.5*[.$C$11]*[.$C$11]*[.$C$17];[.$C$11]*SQRT([.$C$17]);FALSE())/[.E108]" office:value-type="float" office:value="0.00221397171062663">
            <text:p>0,00221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108]+2" office:value-type="float" office:value="200">
            <text:p>200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109])))" office:value-type="float" office:value="4.65705744935278">
            <text:p>4,657</text:p>
          </table:table-cell>
          <table:table-cell table:style-name="ce24" table:formula="of:=([.F110]-2*[.F109]+[.F108])/([.E110]-[.E108])/EXP(-[.$C$17]*[.$C$10])" office:value-type="float" office:value="0.00213357832009169">
            <text:p>0,00213</text:p>
          </table:table-cell>
          <table:table-cell table:style-name="ce24" table:formula="of:=NORMDIST(LN([.E109]);LN([.$C$9])+[.$C$10]*[.$C$17]-0.5*[.$C$11]*[.$C$11]*[.$C$17];[.$C$11]*SQRT([.$C$17]);FALSE())/[.E109]" office:value-type="float" office:value="0.00213335570011388">
            <text:p>0,00213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109]+2" office:value-type="float" office:value="202">
            <text:p>202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110])))" office:value-type="float" office:value="4.48545867140286">
            <text:p>4,485</text:p>
          </table:table-cell>
          <table:table-cell table:style-name="ce24" table:formula="of:=([.F111]-2*[.F110]+[.F109])/([.E111]-[.E109])/EXP(-[.$C$17]*[.$C$10])" office:value-type="float" office:value="0.00205562841529371">
            <text:p>0,00206</text:p>
          </table:table-cell>
          <table:table-cell table:style-name="ce24" table:formula="of:=NORMDIST(LN([.E110]);LN([.$C$9])+[.$C$10]*[.$C$17]-0.5*[.$C$11]*[.$C$11]*[.$C$17];[.$C$11]*SQRT([.$C$17]);FALSE())/[.E110]" office:value-type="float" office:value="0.00205541106950167">
            <text:p>0,00206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110]+2" office:value-type="float" office:value="204">
            <text:p>204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111])))" office:value-type="float" office:value="4.32026359353108">
            <text:p>4,320</text:p>
          </table:table-cell>
          <table:table-cell table:style-name="ce24" table:formula="of:=([.F112]-2*[.F111]+[.F110])/([.E112]-[.E110])/EXP(-[.$C$17]*[.$C$10])" office:value-type="float" office:value="0.00198028654284182">
            <text:p>0,00198</text:p>
          </table:table-cell>
          <table:table-cell table:style-name="ce24" table:formula="of:=NORMDIST(LN([.E111]);LN([.$C$9])+[.$C$10]*[.$C$17]-0.5*[.$C$11]*[.$C$11]*[.$C$17];[.$C$11]*SQRT([.$C$17]);FALSE())/[.E111]" office:value-type="float" office:value="0.00198007454450408">
            <text:p>0,00198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111]+2" office:value-type="float" office:value="206">
            <text:p>206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112])))" office:value-type="float" office:value="4.16123751050038">
            <text:p>4,161</text:p>
          </table:table-cell>
          <table:table-cell table:style-name="ce24" table:formula="of:=([.F113]-2*[.F112]+[.F111])/([.E113]-[.E111])/EXP(-[.$C$17]*[.$C$10])" office:value-type="float" office:value="0.00190748857204024">
            <text:p>0,00191</text:p>
          </table:table-cell>
          <table:table-cell table:style-name="ce24" table:formula="of:=NORMDIST(LN([.E112]);LN([.$C$9])+[.$C$10]*[.$C$17]-0.5*[.$C$11]*[.$C$11]*[.$C$17];[.$C$11]*SQRT([.$C$17]);FALSE())/[.E112]" office:value-type="float" office:value="0.00190728197030802">
            <text:p>0,00191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112]+2" office:value-type="float" office:value="208">
            <text:p>208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113])))" office:value-type="float" office:value="4.0081536418441">
            <text:p>4,008</text:p>
          </table:table-cell>
          <table:table-cell table:style-name="ce24" table:formula="of:=([.F114]-2*[.F113]+[.F112])/([.E114]-[.E112])/EXP(-[.$C$17]*[.$C$10])" office:value-type="float" office:value="0.00183716977798124">
            <text:p>0,00184</text:p>
          </table:table-cell>
          <table:table-cell table:style-name="ce24" table:formula="of:=NORMDIST(LN([.E113]);LN([.$C$9])+[.$C$10]*[.$C$17]-0.5*[.$C$11]*[.$C$11]*[.$C$17];[.$C$11]*SQRT([.$C$17]);FALSE())/[.E113]" office:value-type="float" office:value="0.00183696860040947">
            <text:p>0,00184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113]+2" office:value-type="float" office:value="210">
            <text:p>210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114])))" office:value-type="float" office:value="3.86079293023473">
            <text:p>3,861</text:p>
          </table:table-cell>
          <table:table-cell table:style-name="ce24" table:formula="of:=([.F115]-2*[.F114]+[.F113])/([.E115]-[.E113])/EXP(-[.$C$17]*[.$C$10])" office:value-type="float" office:value="0.00176926510187568">
            <text:p>0,00177</text:p>
          </table:table-cell>
          <table:table-cell table:style-name="ce24" table:formula="of:=NORMDIST(LN([.E114]);LN([.$C$9])+[.$C$10]*[.$C$17]-0.5*[.$C$11]*[.$C$11]*[.$C$17];[.$C$11]*SQRT([.$C$17]);FALSE())/[.E114]" office:value-type="float" office:value="0.00176906935657234">
            <text:p>0,00177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114]+2" office:value-type="float" office:value="212">
            <text:p>212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115])))" office:value-type="float" office:value="3.71894383881256">
            <text:p>3,719</text:p>
          </table:table-cell>
          <table:table-cell table:style-name="ce24" table:formula="of:=([.F116]-2*[.F115]+[.F114])/([.E116]-[.E114])/EXP(-[.$C$17]*[.$C$10])" office:value-type="float" office:value="0.00170370938439034">
            <text:p>0,00170</text:p>
          </table:table-cell>
          <table:table-cell table:style-name="ce24" table:formula="of:=NORMDIST(LN([.E115]);LN([.$C$9])+[.$C$10]*[.$C$17]-0.5*[.$C$11]*[.$C$11]*[.$C$17];[.$C$11]*SQRT([.$C$17]);FALSE())/[.E115]" office:value-type="float" office:value="0.00170351906207397">
            <text:p>0,00170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115]+2" office:value-type="float" office:value="214">
            <text:p>214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116])))" office:value-type="float" office:value="3.58240214820115">
            <text:p>3,582</text:p>
          </table:table-cell>
          <table:table-cell table:style-name="ce24" table:formula="of:=([.F117]-2*[.F116]+[.F115])/([.E117]-[.E115])/EXP(-[.$C$17]*[.$C$10])" office:value-type="float" office:value="0.00164043757434485">
            <text:p>0,00164</text:p>
          </table:table-cell>
          <table:table-cell table:style-name="ce24" table:formula="of:=NORMDIST(LN([.E116]);LN([.$C$9])+[.$C$10]*[.$C$17]-0.5*[.$C$11]*[.$C$11]*[.$C$17];[.$C$11]*SQRT([.$C$17]);FALSE())/[.E116]" office:value-type="float" office:value="0.00164025265027835">
            <text:p>0,00164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116]+2" office:value-type="float" office:value="216">
            <text:p>216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117])))" office:value-type="float" office:value="3.45097075385966">
            <text:p>3,451</text:p>
          </table:table-cell>
          <table:table-cell table:style-name="ce24" table:formula="of:=([.F118]-2*[.F117]+[.F116])/([.E118]-[.E116])/EXP(-[.$C$17]*[.$C$10])" office:value-type="float" office:value="0.00157938491476178">
            <text:p>0,00158</text:p>
          </table:table-cell>
          <table:table-cell table:style-name="ce24" table:formula="of:=NORMDIST(LN([.E117]);LN([.$C$9])+[.$C$10]*[.$C$17]-0.5*[.$C$11]*[.$C$11]*[.$C$17];[.$C$11]*SQRT([.$C$17]);FALSE())/[.E117]" office:value-type="float" office:value="0.00157920535045806">
            <text:p>0,00158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117]+2" office:value-type="float" office:value="218">
            <text:p>218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118])))" office:value-type="float" office:value="3.32445946435172">
            <text:p>3,324</text:p>
          </table:table-cell>
          <table:table-cell table:style-name="ce24" table:formula="of:=([.F119]-2*[.F118]+[.F117])/([.E119]-[.E117])/EXP(-[.$C$17]*[.$C$10])" office:value-type="float" office:value="0.00152048710780062">
            <text:p>0,00152</text:p>
          </table:table-cell>
          <table:table-cell table:style-name="ce24" table:formula="of:=NORMDIST(LN([.E118]);LN([.$C$9])+[.$C$10]*[.$C$17]-0.5*[.$C$11]*[.$C$11]*[.$C$17];[.$C$11]*SQRT([.$C$17]);FALSE())/[.E118]" office:value-type="float" office:value="0.00152031285266946">
            <text:p>0,00152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118]+2" office:value-type="float" office:value="220">
            <text:p>220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119])))" office:value-type="float" office:value="3.2026848010446">
            <text:p>3,203</text:p>
          </table:table-cell>
          <table:table-cell table:style-name="ce24" table:formula="of:=([.F120]-2*[.F119]+[.F118])/([.E120]-[.E118])/EXP(-[.$C$17]*[.$C$10])" office:value-type="float" office:value="0.00146368046063464">
            <text:p>0,00146</text:p>
          </table:table-cell>
          <table:table-cell table:style-name="ce24" table:formula="of:=NORMDIST(LN([.E119]);LN([.$C$9])+[.$C$10]*[.$C$17]-0.5*[.$C$11]*[.$C$11]*[.$C$17];[.$C$11]*SQRT([.$C$17]);FALSE())/[.E119]" office:value-type="float" office:value="0.00146351145337251">
            <text:p>0,00146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119]+2" office:value-type="float" office:value="222">
            <text:p>222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120])))" office:value-type="float" office:value="3.08546979969312">
            <text:p>3,085</text:p>
          </table:table-cell>
          <table:table-cell table:style-name="ce24" table:formula="of:=([.F121]-2*[.F120]+[.F119])/([.E121]-[.E119])/EXP(-[.$C$17]*[.$C$10])" office:value-type="float" office:value="0.00140890201329534">
            <text:p>0,00141</text:p>
          </table:table-cell>
          <table:table-cell table:style-name="ce24" table:formula="of:=NORMDIST(LN([.E120]);LN([.$C$9])+[.$C$10]*[.$C$17]-0.5*[.$C$11]*[.$C$11]*[.$C$17];[.$C$11]*SQRT([.$C$17]);FALSE())/[.E120]" office:value-type="float" office:value="0.00140873818337832">
            <text:p>0,00141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120]+2" office:value-type="float" office:value="224">
            <text:p>224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121])))" office:value-type="float" office:value="2.97264381430653">
            <text:p>2,973</text:p>
          </table:table-cell>
          <table:table-cell table:style-name="ce24" table:formula="of:=([.F122]-2*[.F121]+[.F120])/([.E122]-[.E120])/EXP(-[.$C$17]*[.$C$10])" office:value-type="float" office:value="0.00135608965080712">
            <text:p>0,00136</text:p>
          </table:table-cell>
          <table:table-cell table:style-name="ce24" table:formula="of:=NORMDIST(LN([.E121]);LN([.$C$9])+[.$C$10]*[.$C$17]-0.5*[.$C$11]*[.$C$11]*[.$C$17];[.$C$11]*SQRT([.$C$17]);FALSE())/[.E121]" office:value-type="float" office:value="0.00135593091960321">
            <text:p>0,00136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121]+2" office:value-type="float" office:value="226">
            <text:p>226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122])))" office:value-type="float" office:value="2.8640423236478">
            <text:p>2,864</text:p>
          </table:table-cell>
          <table:table-cell table:style-name="ce24" table:formula="of:=([.F123]-2*[.F122]+[.F121])/([.E123]-[.E121])/EXP(-[.$C$17]*[.$C$10])" office:value-type="float" office:value="0.00130518220017835">
            <text:p>0,00131</text:p>
          </table:table-cell>
          <table:table-cell table:style-name="ce24" table:formula="of:=NORMDIST(LN([.E122]);LN([.$C$9])+[.$C$10]*[.$C$17]-0.5*[.$C$11]*[.$C$11]*[.$C$17];[.$C$11]*SQRT([.$C$17]);FALSE())/[.E122]" office:value-type="float" office:value="0.00130502848200862">
            <text:p>0,00131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122]+2" office:value-type="float" office:value="228">
            <text:p>228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123])))" office:value-type="float" office:value="2.75950674066727">
            <text:p>2,760</text:p>
          </table:table-cell>
          <table:table-cell table:style-name="ce24" table:formula="of:=([.F124]-2*[.F123]+[.F122])/([.E124]-[.E122])/EXP(-[.$C$17]*[.$C$10])" office:value-type="float" office:value="0.00125611951353609">
            <text:p>0,00126</text:p>
          </table:table-cell>
          <table:table-cell table:style-name="ce24" table:formula="of:=NORMDIST(LN([.E123]);LN([.$C$9])+[.$C$10]*[.$C$17]-0.5*[.$C$11]*[.$C$11]*[.$C$17];[.$C$11]*SQRT([.$C$17]);FALSE())/[.E123]" office:value-type="float" office:value="0.00125597071701145">
            <text:p>0,00126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123]+2" office:value-type="float" office:value="230">
            <text:p>230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124])))" office:value-type="float" office:value="2.65888422512984">
            <text:p>2,659</text:p>
          </table:table-cell>
          <table:table-cell table:style-name="ce24" table:formula="of:=([.F125]-2*[.F124]+[.F123])/([.E125]-[.E123])/EXP(-[.$C$17]*[.$C$10])" office:value-type="float" office:value="0.00120884254002542">
            <text:p>0,00121</text:p>
          </table:table-cell>
          <table:table-cell table:style-name="ce24" table:formula="of:=NORMDIST(LN([.E124]);LN([.$C$9])+[.$C$10]*[.$C$17]-0.5*[.$C$11]*[.$C$11]*[.$C$17];[.$C$11]*SQRT([.$C$17]);FALSE())/[.E124]" office:value-type="float" office:value="0.00120869856855927">
            <text:p>0,00121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124]+2" office:value-type="float" office:value="232">
            <text:p>232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125])))" office:value-type="float" office:value="2.56202749965953">
            <text:p>2,562</text:p>
          </table:table-cell>
          <table:table-cell table:style-name="ce24" table:formula="of:=([.F126]-2*[.F125]+[.F124])/([.E126]-[.E124])/EXP(-[.$C$17]*[.$C$10])" office:value-type="float" office:value="0.00116329338495324">
            <text:p>0,00116</text:p>
          </table:table-cell>
          <table:table-cell table:style-name="ce24" table:formula="of:=NORMDIST(LN([.E125]);LN([.$C$9])+[.$C$10]*[.$C$17]-0.5*[.$C$11]*[.$C$11]*[.$C$17];[.$C$11]*SQRT([.$C$17]);FALSE())/[.E125]" office:value-type="float" office:value="0.00116315413797986">
            <text:p>0,00116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125]+2" office:value-type="float" office:value="234">
            <text:p>234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126])))" office:value-type="float" office:value="2.46879466938579">
            <text:p>2,469</text:p>
          </table:table-cell>
          <table:table-cell table:style-name="ce24" table:formula="of:=([.F127]-2*[.F126]+[.F125])/([.E127]-[.E125])/EXP(-[.$C$17]*[.$C$10])" office:value-type="float" office:value="0.001119415360141">
            <text:p>0,00112</text:p>
          </table:table-cell>
          <table:table-cell table:style-name="ce24" table:formula="of:=NORMDIST(LN([.E126]);LN([.$C$9])+[.$C$10]*[.$C$17]-0.5*[.$C$11]*[.$C$11]*[.$C$17];[.$C$11]*SQRT([.$C$17]);FALSE())/[.E126]" office:value-type="float" office:value="0.00111928073363355">
            <text:p>0,00112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126]+2" office:value-type="float" office:value="236">
            <text:p>236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127])))" office:value-type="float" office:value="2.37904904534829">
            <text:p>2,379</text:p>
          </table:table-cell>
          <table:table-cell table:style-name="ce24" table:formula="of:=([.F128]-2*[.F127]+[.F126])/([.E128]-[.E126])/EXP(-[.$C$17]*[.$C$10])" office:value-type="float" office:value="0.00107715302399307">
            <text:p>0,00108</text:p>
          </table:table-cell>
          <table:table-cell table:style-name="ce24" table:formula="of:=NORMDIST(LN([.E127]);LN([.$C$9])+[.$C$10]*[.$C$17]-0.5*[.$C$11]*[.$C$11]*[.$C$17];[.$C$11]*SQRT([.$C$17]);FALSE())/[.E127]" office:value-type="float" office:value="0.0010770229113212">
            <text:p>0,00108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127]+2" office:value-type="float" office:value="238">
            <text:p>238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128])))" office:value-type="float" office:value="2.29265897178509">
            <text:p>2,293</text:p>
          </table:table-cell>
          <table:table-cell table:style-name="ce24" table:formula="of:=([.F129]-2*[.F128]+[.F127])/([.E129]-[.E127])/EXP(-[.$C$17]*[.$C$10])" office:value-type="float" office:value="0.00103645221387748">
            <text:p>0,00104</text:p>
          </table:table-cell>
          <table:table-cell table:style-name="ce24" table:formula="of:=NORMDIST(LN([.E128]);LN([.$C$9])+[.$C$10]*[.$C$17]-0.5*[.$C$11]*[.$C$11]*[.$C$17];[.$C$11]*SQRT([.$C$17]);FALSE())/[.E128]" office:value-type="float" office:value="0.0010363265063288">
            <text:p>0,00104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128]+2" office:value-type="float" office:value="240">
            <text:p>240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129])))" office:value-type="float" office:value="2.20949765740502">
            <text:p>2,209</text:p>
          </table:table-cell>
          <table:table-cell table:style-name="ce24" table:formula="of:=([.F130]-2*[.F129]+[.F128])/([.E130]-[.E128])/EXP(-[.$C$17]*[.$C$10])" office:value-type="float" office:value="0.000997260070482785">
            <text:p>0,00100</text:p>
          </table:table-cell>
          <table:table-cell table:style-name="ce24" table:formula="of:=NORMDIST(LN([.E129]);LN([.$C$9])+[.$C$10]*[.$C$17]-0.5*[.$C$11]*[.$C$11]*[.$C$17];[.$C$11]*SQRT([.$C$17]);FALSE())/[.E129]" office:value-type="float" office:value="0.000997138657922778">
            <text:p>0,00100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129]+2" office:value-type="float" office:value="242">
            <text:p>242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130])))" office:value-type="float" office:value="2.12944301072023">
            <text:p>2,129</text:p>
          </table:table-cell>
          <table:table-cell table:style-name="ce24" table:formula="of:=([.F131]-2*[.F130]+[.F129])/([.E131]-[.E129])/EXP(-[.$C$17]*[.$C$10])" office:value-type="float" office:value="0.00095952505577982">
            <text:p>0,00096</text:p>
          </table:table-cell>
          <table:table-cell table:style-name="ce24" table:formula="of:=NORMDIST(LN([.E130]);LN([.$C$9])+[.$C$10]*[.$C$17]-0.5*[.$C$11]*[.$C$11]*[.$C$17];[.$C$11]*SQRT([.$C$17]);FALSE())/[.E130]" office:value-type="float" office:value="0.000959407827046737">
            <text:p>0,00096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130]+2" office:value-type="float" office:value="244">
            <text:p>244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131])))" office:value-type="float" office:value="2.0523774794947">
            <text:p>2,052</text:p>
          </table:table-cell>
          <table:table-cell table:style-name="ce24" table:formula="of:=([.F132]-2*[.F131]+[.F130])/([.E132]-[.E130])/EXP(-[.$C$17]*[.$C$10])" office:value-type="float" office:value="0.000923196964441343">
            <text:p>0,00092</text:p>
          </table:table-cell>
          <table:table-cell table:style-name="ce24" table:formula="of:=NORMDIST(LN([.E131]);LN([.$C$9])+[.$C$10]*[.$C$17]-0.5*[.$C$11]*[.$C$11]*[.$C$17];[.$C$11]*SQRT([.$C$17]);FALSE())/[.E131]" office:value-type="float" office:value="0.00092308380791178">
            <text:p>0,00092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131]+2" office:value-type="float" office:value="246">
            <text:p>246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132])))" office:value-type="float" office:value="1.97818789434452">
            <text:p>1,978</text:p>
          </table:table-cell>
          <table:table-cell table:style-name="ce24" table:formula="of:=([.F133]-2*[.F132]+[.F131])/([.E133]-[.E131])/EXP(-[.$C$17]*[.$C$10])" office:value-type="float" office:value="0.000888226930161111">
            <text:p>0,00089</text:p>
          </table:table-cell>
          <table:table-cell table:style-name="ce24" table:formula="of:=NORMDIST(LN([.E132]);LN([.$C$9])+[.$C$10]*[.$C$17]-0.5*[.$C$11]*[.$C$11]*[.$C$17];[.$C$11]*SQRT([.$C$17]);FALSE())/[.E132]" office:value-type="float" office:value="0.000888117734116924">
            <text:p>0,00089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132]+2" office:value-type="float" office:value="248">
            <text:p>248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133])))" office:value-type="float" office:value="1.90676531650936">
            <text:p>1,907</text:p>
          </table:table-cell>
          <table:table-cell table:style-name="ce24" table:formula="of:=([.F134]-2*[.F133]+[.F132])/([.E134]-[.E132])/EXP(-[.$C$17]*[.$C$10])" office:value-type="float" office:value="0.000854567426939581">
            <text:p>0,00085</text:p>
          </table:table-cell>
          <table:table-cell table:style-name="ce24" table:formula="of:=NORMDIST(LN([.E133]);LN([.$C$9])+[.$C$10]*[.$C$17]-0.5*[.$C$11]*[.$C$11]*[.$C$17];[.$C$11]*SQRT([.$C$17]);FALSE())/[.E133]" office:value-type="float" office:value="0.000854462079885017">
            <text:p>0,00085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133]+2" office:value-type="float" office:value="250">
            <text:p>250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134])))" office:value-type="float" office:value="1.83800488979935">
            <text:p>1,838</text:p>
          </table:table-cell>
          <table:table-cell table:style-name="ce24" table:formula="of:=([.F135]-2*[.F134]+[.F133])/([.E135]-[.E133])/EXP(-[.$C$17]*[.$C$10])" office:value-type="float" office:value="0.0008221722659462">
            <text:p>0,00082</text:p>
          </table:table-cell>
          <table:table-cell table:style-name="ce24" table:formula="of:=NORMDIST(LN([.E134]);LN([.$C$9])+[.$C$10]*[.$C$17]-0.5*[.$C$11]*[.$C$11]*[.$C$17];[.$C$11]*SQRT([.$C$17]);FALSE())/[.E134]" office:value-type="float" office:value="0.000822070656951385">
            <text:p>0,00082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134]+2" office:value-type="float" office:value="252">
            <text:p>252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135])))" office:value-type="float" office:value="1.77180569670749">
            <text:p>1,772</text:p>
          </table:table-cell>
          <table:table-cell table:style-name="ce24" table:formula="of:=([.F136]-2*[.F135]+[.F134])/([.E136]-[.E134])/EXP(-[.$C$17]*[.$C$10])" office:value-type="float" office:value="0.000790996588461906">
            <text:p>0,00079</text:p>
          </table:table-cell>
          <table:table-cell table:style-name="ce24" table:formula="of:=NORMDIST(LN([.E135]);LN([.$C$9])+[.$C$10]*[.$C$17]-0.5*[.$C$11]*[.$C$11]*[.$C$17];[.$C$11]*SQRT([.$C$17]);FALSE())/[.E135]" office:value-type="float" office:value="0.000790898607597707">
            <text:p>0,00079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135]+2" office:value-type="float" office:value="254">
            <text:p>254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136])))" office:value-type="float" office:value="1.70807061866564">
            <text:p>1,708</text:p>
          </table:table-cell>
          <table:table-cell table:style-name="ce24" table:formula="of:=([.F137]-2*[.F136]+[.F135])/([.E137]-[.E135])/EXP(-[.$C$17]*[.$C$10])" office:value-type="float" office:value="0.000760996856010727">
            <text:p>0,00076</text:p>
          </table:table-cell>
          <table:table-cell table:style-name="ce24" table:formula="of:=NORMDIST(LN([.E136]);LN([.$C$9])+[.$C$10]*[.$C$17]-0.5*[.$C$11]*[.$C$11]*[.$C$17];[.$C$11]*SQRT([.$C$17]);FALSE())/[.E136]" office:value-type="float" office:value="0.000760902394282249">
            <text:p>0,00076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136]+2" office:value-type="float" office:value="256">
            <text:p>256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137])))" office:value-type="float" office:value="1.64670620041329">
            <text:p>1,647</text:p>
          </table:table-cell>
          <table:table-cell table:style-name="ce24" table:formula="of:=([.F138]-2*[.F137]+[.F136])/([.E138]-[.E136])/EXP(-[.$C$17]*[.$C$10])" office:value-type="float" office:value="0.000732130836430264">
            <text:p>0,00073</text:p>
          </table:table-cell>
          <table:table-cell table:style-name="ce24" table:formula="of:=NORMDIST(LN([.E137]);LN([.$C$9])+[.$C$10]*[.$C$17]-0.5*[.$C$11]*[.$C$11]*[.$C$17];[.$C$11]*SQRT([.$C$17]);FALSE())/[.E137]" office:value-type="float" office:value="0.000732039786278747">
            <text:p>0,00073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137]+2" office:value-type="float" office:value="258">
            <text:p>258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138])))" office:value-type="float" office:value="1.58762251843584">
            <text:p>1,588</text:p>
          </table:table-cell>
          <table:table-cell table:style-name="ce24" table:formula="of:=([.F139]-2*[.F138]+[.F137])/([.E139]-[.E137])/EXP(-[.$C$17]*[.$C$10])" office:value-type="float" office:value="0.000704357588340554">
            <text:p>0,00070</text:p>
          </table:table-cell>
          <table:table-cell table:style-name="ce24" table:formula="of:=NORMDIST(LN([.E138]);LN([.$C$9])+[.$C$10]*[.$C$17]-0.5*[.$C$11]*[.$C$11]*[.$C$17];[.$C$11]*SQRT([.$C$17]);FALSE())/[.E138]" office:value-type="float" office:value="0.000704269843700653">
            <text:p>0,00070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138]+2" office:value-type="float" office:value="260">
            <text:p>260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139])))" office:value-type="float" office:value="1.53073305342383">
            <text:p>1,531</text:p>
          </table:table-cell>
          <table:table-cell table:style-name="ce24" table:formula="of:=([.F140]-2*[.F139]+[.F138])/([.E140]-[.E138])/EXP(-[.$C$17]*[.$C$10])" office:value-type="float" office:value="0.000677637442721344">
            <text:p>0,00068</text:p>
          </table:table-cell>
          <table:table-cell table:style-name="ce24" table:formula="of:=NORMDIST(LN([.E139]);LN([.$C$9])+[.$C$10]*[.$C$17]-0.5*[.$C$11]*[.$C$11]*[.$C$17];[.$C$11]*SQRT([.$C$17]);FALSE())/[.E139]" office:value-type="float" office:value="0.000677552899254126">
            <text:p>0,00068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139]+2" office:value-type="float" office:value="262">
            <text:p>262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140])))" office:value-type="float" office:value="1.47595456669593">
            <text:p>1,476</text:p>
          </table:table-cell>
          <table:table-cell table:style-name="ce24" table:formula="of:=([.F141]-2*[.F140]+[.F139])/([.E141]-[.E139])/EXP(-[.$C$17]*[.$C$10])" office:value-type="float" office:value="0.00065193198288854">
            <text:p>0,00065</text:p>
          </table:table-cell>
          <table:table-cell table:style-name="ce24" table:formula="of:=NORMDIST(LN([.E140]);LN([.$C$9])+[.$C$10]*[.$C$17]-0.5*[.$C$11]*[.$C$11]*[.$C$17];[.$C$11]*SQRT([.$C$17]);FALSE())/[.E140]" office:value-type="float" office:value="0.000651850538032512">
            <text:p>0,00065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140]+2" office:value-type="float" office:value="264">
            <text:p>264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141])))" office:value-type="float" office:value="1.42320698052318">
            <text:p>1,423</text:p>
          </table:table-cell>
          <table:table-cell table:style-name="ce24" table:formula="of:=([.F142]-2*[.F141]+[.F140])/([.E142]-[.E140])/EXP(-[.$C$17]*[.$C$10])" office:value-type="float" office:value="0.000627204022525268">
            <text:p>0,00063</text:p>
          </table:table-cell>
          <table:table-cell table:style-name="ce24" table:formula="of:=NORMDIST(LN([.E141]);LN([.$C$9])+[.$C$10]*[.$C$17]-0.5*[.$C$11]*[.$C$11]*[.$C$17];[.$C$11]*SQRT([.$C$17]);FALSE())/[.E141]" office:value-type="float" office:value="0.000627125575636642">
            <text:p>0,00063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141]+2" office:value-type="float" office:value="266">
            <text:p>266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142])))" office:value-type="float" office:value="1.37241326228597">
            <text:p>1,372</text:p>
          </table:table-cell>
          <table:table-cell table:style-name="ce24" table:formula="of:=([.F143]-2*[.F142]+[.F141])/([.E143]-[.E141])/EXP(-[.$C$17]*[.$C$10])" office:value-type="float" office:value="0.000603417582316181">
            <text:p>0,00060</text:p>
          </table:table-cell>
          <table:table-cell table:style-name="ce24" table:formula="of:=NORMDIST(LN([.E142]);LN([.$C$9])+[.$C$10]*[.$C$17]-0.5*[.$C$11]*[.$C$11]*[.$C$17];[.$C$11]*SQRT([.$C$17]);FALSE())/[.E142]" office:value-type="float" office:value="0.000603342034879053">
            <text:p>0,00060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142]+2" office:value-type="float" office:value="268">
            <text:p>268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143])))" office:value-type="float" office:value="1.32349931239127">
            <text:p>1,323</text:p>
          </table:table-cell>
          <table:table-cell table:style-name="ce24" table:formula="of:=([.F144]-2*[.F143]+[.F142])/([.E144]-[.E142])/EXP(-[.$C$17]*[.$C$10])" office:value-type="float" office:value="0.00058053786578067">
            <text:p>0,00058</text:p>
          </table:table-cell>
          <table:table-cell table:style-name="ce24" table:formula="of:=NORMDIST(LN([.E143]);LN([.$C$9])+[.$C$10]*[.$C$17]-0.5*[.$C$11]*[.$C$11]*[.$C$17];[.$C$11]*SQRT([.$C$17]);FALSE())/[.E143]" office:value-type="float" office:value="0.000580465121306026">
            <text:p>0,00058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143]+2" office:value-type="float" office:value="270">
            <text:p>270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144])))" office:value-type="float" office:value="1.27639385587446">
            <text:p>1,276</text:p>
          </table:table-cell>
          <table:table-cell table:style-name="ce24" table:formula="of:=([.F145]-2*[.F144]+[.F143])/([.E145]-[.E143])/EXP(-[.$C$17]*[.$C$10])" office:value-type="float" office:value="0.000558531233445456">
            <text:p>0,00056</text:p>
          </table:table-cell>
          <table:table-cell table:style-name="ce24" table:formula="of:=NORMDIST(LN([.E144]);LN([.$C$9])+[.$C$10]*[.$C$17]-0.5*[.$C$11]*[.$C$11]*[.$C$17];[.$C$11]*SQRT([.$C$17]);FALSE())/[.E144]" office:value-type="float" office:value="0.000558461197749009">
            <text:p>0,00056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144]+2" office:value-type="float" office:value="272">
            <text:p>272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145])))" office:value-type="float" office:value="1.23102833760556">
            <text:p>1,231</text:p>
          </table:table-cell>
          <table:table-cell table:style-name="ce24" table:formula="of:=([.F146]-2*[.F145]+[.F144])/([.E146]-[.E144])/EXP(-[.$C$17]*[.$C$10])" office:value-type="float" office:value="0.000537365177121449">
            <text:p>0,00054</text:p>
          </table:table-cell>
          <table:table-cell table:style-name="ce24" table:formula="of:=NORMDIST(LN([.E145]);LN([.$C$9])+[.$C$10]*[.$C$17]-0.5*[.$C$11]*[.$C$11]*[.$C$17];[.$C$11]*SQRT([.$C$17]);FALSE())/[.E145]" office:value-type="float" office:value="0.000537297758096502">
            <text:p>0,00054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145]+2" office:value-type="float" office:value="274">
            <text:p>274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146])))" office:value-type="float" office:value="1.18733682101961">
            <text:p>1,187</text:p>
          </table:table-cell>
          <table:table-cell table:style-name="ce24" table:formula="of:=([.F147]-2*[.F146]+[.F145])/([.E147]-[.E145])/EXP(-[.$C$17]*[.$C$10])" office:value-type="float" office:value="0.000517008292513861">
            <text:p>0,00052</text:p>
          </table:table-cell>
          <table:table-cell table:style-name="ce24" table:formula="of:=NORMDIST(LN([.E146]);LN([.$C$9])+[.$C$10]*[.$C$17]-0.5*[.$C$11]*[.$C$11]*[.$C$17];[.$C$11]*SQRT([.$C$17]);FALSE())/[.E146]" office:value-type="float" office:value="0.000516943400458491">
            <text:p>0,00052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146]+2" office:value-type="float" office:value="276">
            <text:p>276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147])))" office:value-type="float" office:value="1.14525589028592">
            <text:p>1,145</text:p>
          </table:table-cell>
          <table:table-cell table:style-name="ce24" table:formula="of:=([.F148]-2*[.F147]+[.F146])/([.E148]-[.E146])/EXP(-[.$C$17]*[.$C$10])" office:value-type="float" office:value="0.000497430252391552">
            <text:p>0,00050</text:p>
          </table:table-cell>
          <table:table-cell table:style-name="ce24" table:formula="of:=NORMDIST(LN([.E147]);LN([.$C$9])+[.$C$10]*[.$C$17]-0.5*[.$C$11]*[.$C$11]*[.$C$17];[.$C$11]*SQRT([.$C$17]);FALSE())/[.E147]" office:value-type="float" office:value="0.000497367799878227">
            <text:p>0,00050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147]+2" office:value-type="float" office:value="278">
            <text:p>278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148])))" office:value-type="float" office:value="1.10472455583257">
            <text:p>1,105</text:p>
          </table:table-cell>
          <table:table-cell table:style-name="ce24" table:formula="of:=([.F149]-2*[.F148]+[.F147])/([.E149]-[.E147])/EXP(-[.$C$17]*[.$C$10])" office:value-type="float" office:value="0.000478601778881741">
            <text:p>0,00048</text:p>
          </table:table-cell>
          <table:table-cell table:style-name="ce24" table:formula="of:=NORMDIST(LN([.E148]);LN([.$C$9])+[.$C$10]*[.$C$17]-0.5*[.$C$11]*[.$C$11]*[.$C$17];[.$C$11]*SQRT([.$C$17]);FALSE())/[.E148]" office:value-type="float" office:value="0.000478541680730138">
            <text:p>0,00048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148]+2" office:value-type="float" office:value="280">
            <text:p>280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149])))" office:value-type="float" office:value="1.06568416313991">
            <text:p>1,066</text:p>
          </table:table-cell>
          <table:table-cell table:style-name="ce24" table:formula="of:=([.F150]-2*[.F149]+[.F148])/([.E150]-[.E148])/EXP(-[.$C$17]*[.$C$10])" office:value-type="float" office:value="0.00046049461548023">
            <text:p>0,00046</text:p>
          </table:table-cell>
          <table:table-cell table:style-name="ce24" table:formula="of:=NORMDIST(LN([.E149]);LN([.$C$9])+[.$C$10]*[.$C$17]-0.5*[.$C$11]*[.$C$11]*[.$C$17];[.$C$11]*SQRT([.$C$17]);FALSE())/[.E149]" office:value-type="float" office:value="0.000460436788928074">
            <text:p>0,00046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149]+2" office:value-type="float" office:value="282">
            <text:p>282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150])))" office:value-type="float" office:value="1.0280783047158">
            <text:p>1,028</text:p>
          </table:table-cell>
          <table:table-cell table:style-name="ce24" table:formula="of:=([.F151]-2*[.F150]+[.F149])/([.E151]-[.E149])/EXP(-[.$C$17]*[.$C$10])" office:value-type="float" office:value="0.000443081499510339">
            <text:p>0,00044</text:p>
          </table:table-cell>
          <table:table-cell table:style-name="ce24" table:formula="of:=NORMDIST(LN([.E150]);LN([.$C$9])+[.$C$10]*[.$C$17]-0.5*[.$C$11]*[.$C$11]*[.$C$17];[.$C$11]*SQRT([.$C$17]);FALSE())/[.E150]" office:value-type="float" office:value="0.000443025864054634">
            <text:p>0,00044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150]+2" office:value-type="float" office:value="284">
            <text:p>284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151])))" office:value-type="float" office:value="0.991852735166815">
            <text:p>0,992</text:p>
          </table:table-cell>
          <table:table-cell table:style-name="ce24" table:formula="of:=([.F152]-2*[.F151]+[.F150])/([.E152]-[.E150])/EXP(-[.$C$17]*[.$C$10])" office:value-type="float" office:value="0.000426336134015743">
            <text:p>0,00043</text:p>
          </table:table-cell>
          <table:table-cell table:style-name="ce24" table:formula="of:=NORMDIST(LN([.E151]);LN([.$C$9])+[.$C$10]*[.$C$17]-0.5*[.$C$11]*[.$C$11]*[.$C$17];[.$C$11]*SQRT([.$C$17]);FALSE())/[.E151]" office:value-type="float" office:value="0.000426282611510109">
            <text:p>0,00043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151]+2" office:value-type="float" office:value="286">
            <text:p>286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152])))" office:value-type="float" office:value="0.956955289277925">
            <text:p>0,957</text:p>
          </table:table-cell>
          <table:table-cell table:style-name="ce24" table:formula="of:=([.F153]-2*[.F152]+[.F151])/([.E153]-[.E151])/EXP(-[.$C$17]*[.$C$10])" office:value-type="float" office:value="0.000410233160257779">
            <text:p>0,00041</text:p>
          </table:table-cell>
          <table:table-cell table:style-name="ce24" table:formula="of:=NORMDIST(LN([.E152]);LN([.$C$9])+[.$C$10]*[.$C$17]-0.5*[.$C$11]*[.$C$11]*[.$C$17];[.$C$11]*SQRT([.$C$17]);FALSE())/[.E152]" office:value-type="float" office:value="0.00041018167476831">
            <text:p>0,00041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152]+2" office:value-type="float" office:value="288">
            <text:p>288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153])))" office:value-type="float" office:value="0.923335803014837">
            <text:p>0,923</text:p>
          </table:table-cell>
          <table:table-cell table:style-name="ce24" table:formula="of:=([.F154]-2*[.F153]+[.F152])/([.E154]-[.E152])/EXP(-[.$C$17]*[.$C$10])" office:value-type="float" office:value="0.00039474812982875">
            <text:p>0,00039</text:p>
          </table:table-cell>
          <table:table-cell table:style-name="ce24" table:formula="of:=NORMDIST(LN([.E153]);LN([.$C$9])+[.$C$10]*[.$C$17]-0.5*[.$C$11]*[.$C$11]*[.$C$17];[.$C$11]*SQRT([.$C$17]);FALSE())/[.E153]" office:value-type="float" office:value="0.000394698607816334">
            <text:p>0,00039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153]+2" office:value-type="float" office:value="290">
            <text:p>290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154])))" office:value-type="float" office:value="0.890946037362256">
            <text:p>0,891</text:p>
          </table:table-cell>
          <table:table-cell table:style-name="ce24" table:formula="of:=([.F155]-2*[.F154]+[.F153])/([.E155]-[.E153])/EXP(-[.$C$17]*[.$C$10])" office:value-type="float" office:value="0.000379857477747827">
            <text:p>0,00038</text:p>
          </table:table-cell>
          <table:table-cell table:style-name="ce24" table:formula="of:=NORMDIST(LN([.E154]);LN([.$C$9])+[.$C$10]*[.$C$17]-0.5*[.$C$11]*[.$C$11]*[.$C$17];[.$C$11]*SQRT([.$C$17]);FALSE())/[.E154]" office:value-type="float" office:value="0.000379809847845983">
            <text:p>0,00038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154]+2" office:value-type="float" office:value="292">
            <text:p>292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155])))" office:value-type="float" office:value="0.859739604914177">
            <text:p>0,860</text:p>
          </table:table-cell>
          <table:table-cell table:style-name="ce24" table:formula="of:=([.F156]-2*[.F155]+[.F154])/([.E156]-[.E154])/EXP(-[.$C$17]*[.$C$10])" office:value-type="float" office:value="0.000365538495184377">
            <text:p>0,00037</text:p>
          </table:table-cell>
          <table:table-cell table:style-name="ce24" table:formula="of:=NORMDIST(LN([.E155]);LN([.$C$9])+[.$C$10]*[.$C$17]-0.5*[.$C$11]*[.$C$11]*[.$C$17];[.$C$11]*SQRT([.$C$17]);FALSE())/[.E155]" office:value-type="float" office:value="0.000365492688256001">
            <text:p>0,00037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155]+2" office:value-type="float" office:value="294">
            <text:p>294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156])))" office:value-type="float" office:value="0.829671899131268">
            <text:p>0,830</text:p>
          </table:table-cell>
          <table:table-cell table:style-name="ce24" table:formula="of:=([.F157]-2*[.F156]+[.F155])/([.E157]-[.E155])/EXP(-[.$C$17]*[.$C$10])" office:value-type="float" office:value="0.000351769302920054">
            <text:p>0,00035</text:p>
          </table:table-cell>
          <table:table-cell table:style-name="ce24" table:formula="of:=NORMDIST(LN([.E156]);LN([.$C$9])+[.$C$10]*[.$C$17]-0.5*[.$C$11]*[.$C$11]*[.$C$17];[.$C$11]*SQRT([.$C$17]);FALSE())/[.E156]" office:value-type="float" office:value="0.000351725252016593">
            <text:p>0,00035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156]+2" office:value-type="float" office:value="296">
            <text:p>296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157])))" office:value-type="float" office:value="0.800700026182657">
            <text:p>0,801</text:p>
          </table:table-cell>
          <table:table-cell table:style-name="ce24" table:formula="of:=([.F158]-2*[.F157]+[.F156])/([.E158]-[.E156])/EXP(-[.$C$17]*[.$C$10])" office:value-type="float" office:value="0.000338528825098319">
            <text:p>0,00034</text:p>
          </table:table-cell>
          <table:table-cell table:style-name="ce24" table:formula="of:=NORMDIST(LN([.E157]);LN([.$C$9])+[.$C$10]*[.$C$17]-0.5*[.$C$11]*[.$C$11]*[.$C$17];[.$C$11]*SQRT([.$C$17]);FALSE())/[.E157]" office:value-type="float" office:value="0.00033848646544062">
            <text:p>0,00034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157]+2" office:value-type="float" office:value="298">
            <text:p>298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158])))" office:value-type="float" office:value="0.772782739290361">
            <text:p>0,773</text:p>
          </table:table-cell>
          <table:table-cell table:style-name="ce24" table:formula="of:=([.F159]-2*[.F158]+[.F157])/([.E159]-[.E157])/EXP(-[.$C$17]*[.$C$10])" office:value-type="float" office:value="0.000325796763511529">
            <text:p>0,00033</text:p>
          </table:table-cell>
          <table:table-cell table:style-name="ce24" table:formula="of:=NORMDIST(LN([.E158]);LN([.$C$9])+[.$C$10]*[.$C$17]-0.5*[.$C$11]*[.$C$11]*[.$C$17];[.$C$11]*SQRT([.$C$17]);FALSE())/[.E158]" office:value-type="float" office:value="0.000325756032399482">
            <text:p>0,00033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158]+2" office:value-type="float" office:value="300">
            <text:p>300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159])))" office:value-type="float" office:value="0.745880375496245">
            <text:p>0,746</text:p>
          </table:table-cell>
          <table:table-cell table:style-name="ce24" table:formula="of:=([.F160]-2*[.F159]+[.F158])/([.E160]-[.E158])/EXP(-[.$C$17]*[.$C$10])" office:value-type="float" office:value="0.000313553572188755">
            <text:p>0,00031</text:p>
          </table:table-cell>
          <table:table-cell table:style-name="ce24" table:formula="of:=NORMDIST(LN([.E159]);LN([.$C$9])+[.$C$10]*[.$C$17]-0.5*[.$C$11]*[.$C$11]*[.$C$17];[.$C$11]*SQRT([.$C$17]);FALSE())/[.E159]" office:value-type="float" office:value="0.000313514409015935">
            <text:p>0,00031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159]+2" office:value-type="float" office:value="302">
            <text:p>302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160])))" office:value-type="float" office:value="0.719954794772351">
            <text:p>0,720</text:p>
          </table:table-cell>
          <table:table-cell table:style-name="ce24" table:formula="of:=([.F161]-2*[.F160]+[.F159])/([.E161]-[.E159])/EXP(-[.$C$17]*[.$C$10])" office:value-type="float" office:value="0.000301780432689459">
            <text:p>0,00030</text:p>
          </table:table-cell>
          <table:table-cell table:style-name="ce24" table:formula="of:=NORMDIST(LN([.E160]);LN([.$C$9])+[.$C$10]*[.$C$17]-0.5*[.$C$11]*[.$C$11]*[.$C$17];[.$C$11]*SQRT([.$C$17]);FALSE())/[.E160]" office:value-type="float" office:value="0.000301742778860799">
            <text:p>0,00030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style-name="ce22" table:formula="of:=[.E160]+2" office:value-type="float" office:value="304">
            <text:p>304</text:p>
          </table:table-cell>
          <table:table-cell table:style-name="ce23" table:formula="of:=INFO.OBBA.OBBA.OBGET(INFO.OBBA.OBBA.OBCALL(&quot;&quot;;obLibs&amp;&quot;net.finmath.functions.AnalyticFormulas&quot;;&quot;blackScholesOptionValue&quot;;[.$B$9];[.$B$10];[.$B$11];[.$B$17];INFO.OBBA.OBBA.OBMAKE(&quot;&quot;;&quot;double&quot;;[.E161])))" office:value-type="float" office:value="0.694969321397633">
            <text:p>0,695</text:p>
          </table:table-cell>
          <table:table-cell table:style-name="ce24" table:formula="of:=([.F162]-2*[.F161]+[.F160])/([.E162]-[.E160])/EXP(-[.$C$17]*[.$C$10])" office:value-type="float" office:value="0.00284859698553536">
            <text:p>0,00285</text:p>
          </table:table-cell>
          <table:table-cell table:style-name="ce24" table:formula="of:=NORMDIST(LN([.E161]);LN([.$C$9])+[.$C$10]*[.$C$17]-0.5*[.$C$11]*[.$C$11]*[.$C$17];[.$C$11]*SQRT([.$C$17]);FALSE())/[.E161]" office:value-type="float" office:value="0.000290423028675863">
            <text:p>0,00029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4"/>
          <table:table-cell table:number-columns-repeated="2"/>
          <table:table-cell table:style-name="ce23" table:number-columns-repeated="2"/>
          <table:table-cell table:style-name="Default"/>
          <table:table-cell table:number-columns-repeated="1015"/>
        </table:table-row>
        <table:table-row table:style-name="ro2" table:number-rows-repeated="9">
          <table:table-cell table:number-columns-repeated="6"/>
          <table:table-cell table:style-name="ce23" table:number-columns-repeated="2"/>
          <table:table-cell table:style-name="Default"/>
          <table:table-cell table:number-columns-repeated="1015"/>
        </table:table-row>
        <table:table-row table:style-name="ro2" table:number-rows-repeated="14">
          <table:table-cell table:number-columns-repeated="8"/>
          <table:table-cell table:style-name="Default"/>
          <table:table-cell table:number-columns-repeated="1015"/>
        </table:table-row>
        <table:table-row table:style-name="ro2" table:number-rows-repeated="1048097">
          <table:table-cell table:number-columns-repeated="1024"/>
        </table:table-row>
        <table:table-row table:style-name="ro5" table:number-rows-repeated="29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range table:name="obLibs" table:base-cell-address="$'Load Libs'.$A$1" table:cell-range-address="$'Load Libs'.$E$1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WAHR</number:text>
    </number:number-style>
    <number:number-style style:name="N135P1" style:volatile="true">
      <number:text>WAHR</number:text>
    </number:number-style>
    <number:number-style style:name="N135">
      <number:text>FALSCH</number:text>
      <style:map style:condition="value()&gt;0" style:apply-style-name="N135P0"/>
      <style:map style:condition="value()&lt;0" style:apply-style-name="N135P1"/>
    </number:number-style>
    <number:number-style style:name="N136">
      <number:number number:decimal-places="3" number:min-integer-digits="1"/>
    </number:number-style>
    <number:number-style style:name="N137">
      <number:number number:decimal-places="1" number:min-integer-digits="1"/>
    </number:number-style>
    <number:number-style style:name="N138">
      <number:number number:decimal-places="4" number:min-integer-digits="1"/>
    </number:number-style>
    <number:number-style style:name="N139">
      <number:number number:decimal-places="5" number:min-integer-digits="1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4">00.00.0000</text:date>, <text:time style:data-style-name="N2" text:time-value="0000-00-00T15:03:10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oad_20_Libs" style:display-name="PageStyle_Load Lib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nteCarloBlackScholes" style:display-name="PageStyle_MonteCarloBlackSchol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2-04T15:03:55</dc:date>
    <meta:generator>LibreOffice/3.6$MacOSX_x86 LibreOffice_project/58f22d5-270d05a-e2abed1-ea17a85-9b5702</meta:generator>
    <meta:editing-duration>P1DT9H45M37S</meta:editing-duration>
    <meta:editing-cycles>14</meta:editing-cycles>
    <meta:document-statistic meta:table-count="2" meta:cell-count="653" meta:object-count="1"/>
  </office:meta>
</office:document-meta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Sub Sheet1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9">
      <number:number number:decimal-places="5" number:min-integer-digits="1"/>
    </number:number-style>
    <style:style style:name="ch1" style:family="chart">
      <style:graphic-properties draw:stroke="none" draw:fill-color="#e6e6e6"/>
    </style:style>
    <style:style style:name="ch2" style:family="chart">
      <style:text-properties fo:color="#000000" fo:font-size="10pt" style:font-size-asian="10pt" style:font-family-complex="Arial" style:font-size-complex="10pt"/>
    </style:style>
    <style:style style:name="ch3" style:family="chart">
      <style:chart-properties chart:symbol-type="automatic" chart:include-hidden-cells="false" chart:treat-empty-cells="ignore"/>
    </style:style>
    <style:style style:name="ch4" style:family="chart" style:data-style-name="N0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color="#000000" fo:font-size="8pt" style:font-size-asian="8pt" style:font-family-complex="Arial" style:font-size-complex="8pt"/>
    </style:style>
    <style:style style:name="ch5" style:family="chart">
      <style:chart-properties style:rotation-angle="0"/>
      <style:text-properties fo:color="#000000" fo:font-size="9pt" style:font-size-asian="9pt" style:font-family-complex="Arial" style:font-size-complex="9pt"/>
    </style:style>
    <style:style style:name="ch6" style:family="chart" style:data-style-name="N139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color="#000000" fo:font-size="8pt" style:font-size-asian="8pt" style:font-family-complex="Arial" style:font-size-complex="8pt"/>
    </style:style>
    <style:style style:name="ch7" style:family="chart">
      <style:graphic-properties svg:stroke-color="#b3b3b3"/>
    </style:style>
    <style:style style:name="ch8" style:family="chart" style:data-style-name="N139">
      <style:chart-properties chart:symbol-type="none"/>
      <style:graphic-properties svg:stroke-color="#008000" draw:fill-color="#008000"/>
      <style:text-properties fo:font-size="10pt" style:font-size-asian="10pt" style:font-size-complex="10pt"/>
    </style:style>
    <style:style style:name="ch9" style:family="chart" style:data-style-name="N139">
      <style:chart-properties chart:symbol-type="named-symbol" chart:symbol-name="diamond" chart:symbol-width="0.25cm" chart:symbol-height="0.25cm">
        <chart:symbol-image xlink:href="Pictures/2000000D000000DF000000DF07B12F7F.svm" xlink:type="simple" xlink:actuate="onLoad"/>
      </style:chart-properties>
      <style:graphic-properties draw:stroke="none" svg:stroke-width="0.08cm" svg:stroke-color="#800000" draw:fill-color="#8000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1.257cm" svg:height="7.54cm" xlink:href=".." xlink:type="simple" chart:class="chart:scatter" chart:column-mapping="0 2 1" chart:style-name="ch1">
        <chart:title svg:x="3.521cm" svg:y="0.405cm" chart:style-name="ch2">
          <text:p>Density</text:p>
        </chart:title>
        <chart:plot-area chart:style-name="ch3" table:cell-range-address="BlackScholesDensity.E10:BlackScholesDensity.E159 BlackScholesDensity.G8:BlackScholesDensity.H8 BlackScholesDensity.G10:BlackScholesDensity.H159" chart:data-source-has-labels="row" svg:x="0.05cm" svg:y="1.366cm" svg:width="10.813cm" svg:height="5.34cm">
          <chartooo:coordinate-region svg:x="1.317cm" svg:y="1.528cm" svg:width="9.313cm" svg:height="4.605cm"/>
          <chart:axis chart:dimension="x" chart:name="primary-x" chart:style-name="ch4">
            <chart:title svg:x="4.643cm" svg:y="6.716cm" chart:style-name="ch5">
              <text:p>Underlying Value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lackScholesDensity.H10:BlackScholesDensity.H159" chart:label-cell-address="BlackScholesDensity.H8:BlackScholesDensity.H8" chart:class="chart:scatter">
            <chart:domain table:cell-range-address="BlackScholesDensity.E10:BlackScholesDensity.E159"/>
            <chart:data-point chart:repeated="150"/>
          </chart:series>
          <chart:series chart:style-name="ch9" chart:values-cell-range-address="BlackScholesDensity.G10:BlackScholesDensity.G159" chart:label-cell-address="BlackScholesDensity.G8:BlackScholesDensity.G8" chart:class="chart:scatter">
            <chart:data-point chart:repeated="1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Density (analytic)</text:p>
                <draw:g>
                  <svg:desc>BlackScholesDensity.H8:BlackScholesDensity.H8</svg:desc>
                </draw:g>
              </table:table-cell>
              <table:table-cell office:value-type="string">
                <text:p>Density (finite difference)</text:p>
                <draw:g>
                  <svg:desc>BlackScholesDensity.G8:BlackScholesDensity.G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BlackScholesDensity.E10:BlackScholesDensity.E159</svg:desc>
                </draw:g>
              </table:table-cell>
              <table:table-cell office:value-type="float" office:value="5.42855382428271E-019">
                <text:p>5.42855382428271E-019</text:p>
                <draw:g>
                  <svg:desc>BlackScholesDensity.H10:BlackScholesDensity.H159</svg:desc>
                </draw:g>
              </table:table-cell>
              <table:table-cell office:value-type="float" office:value="0">
                <text:p>0</text:p>
                <draw:g>
                  <svg:desc>BlackScholesDensity.G10:BlackScholesDensity.G1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00000000000010616045206482">
                <text:p>0.00000000000010616045206482</text:p>
              </table:table-cell>
              <table:table-cell office:value-type="float" office:value="0.00000000000156012693433357">
                <text:p>0.000000000001560126934333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0000000000434032524347931">
                <text:p>0.0000000000434032524347931</text:p>
              </table:table-cell>
              <table:table-cell office:value-type="float" office:value="0.000000000142304560574665">
                <text:p>0.0000000001423045605746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0000000018791043868331">
                <text:p>0.0000000018791043868331</text:p>
              </table:table-cell>
              <table:table-cell office:value-type="float" office:value="0.00000000342363013077508">
                <text:p>0.000000003423630130775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0000000262726131366064">
                <text:p>0.0000000262726131366064</text:p>
              </table:table-cell>
              <table:table-cell office:value-type="float" office:value="0.0000000366723072242475">
                <text:p>0.00000003667230722424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0.000000188462359136846">
                <text:p>0.000000188462359136846</text:p>
              </table:table-cell>
              <table:table-cell office:value-type="float" office:value="0.000000229996371455997">
                <text:p>0.0000002299963714559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000000875814997073841">
                <text:p>0.000000875814997073841</text:p>
              </table:table-cell>
              <table:table-cell office:value-type="float" office:value="0.000000993065713498409">
                <text:p>0.0000009930657134984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0.00000301056903101008">
                <text:p>0.00000301056903101008</text:p>
              </table:table-cell>
              <table:table-cell office:value-type="float" office:value="0.00000327012469817844">
                <text:p>0.000003270124698178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0.00000830814434055199">
                <text:p>0.00000830814434055199</text:p>
              </table:table-cell>
              <table:table-cell office:value-type="float" office:value="0.00000878910678756441">
                <text:p>0.000008789106787564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0.0000194239004186402">
                <text:p>0.0000194239004186402</text:p>
              </table:table-cell>
              <table:table-cell office:value-type="float" office:value="0.0000202028389748396">
                <text:p>0.00002020283897483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">
                <text:p>22</text:p>
              </table:table-cell>
              <table:table-cell office:value-type="float" office:value="0.0000399227266253716">
                <text:p>0.0000399227266253716</text:p>
              </table:table-cell>
              <table:table-cell office:value-type="float" office:value="0.000041058493572888">
                <text:p>0.0000410584935728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0.0000740690045454697">
                <text:p>0.0000740690045454697</text:p>
              </table:table-cell>
              <table:table-cell office:value-type="float" office:value="0.0000755916449036918">
                <text:p>0.00007559164490369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">
                <text:p>26</text:p>
              </table:table-cell>
              <table:table-cell office:value-type="float" office:value="0.000126484614259711">
                <text:p>0.000126484614259711</text:p>
              </table:table-cell>
              <table:table-cell office:value-type="float" office:value="0.000128390276666716">
                <text:p>0.0001283902766667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0.00020174573853974">
                <text:p>0.00020174573853974</text:p>
              </table:table-cell>
              <table:table-cell office:value-type="float" office:value="0.000203997429743054">
                <text:p>0.0002039974297430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0.000303987843517958">
                <text:p>0.000303987843517958</text:p>
              </table:table-cell>
              <table:table-cell office:value-type="float" office:value="0.000306520627674524">
                <text:p>0.0003065206276745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0.00043657193075638">
                <text:p>0.00043657193075638</text:p>
              </table:table-cell>
              <table:table-cell office:value-type="float" office:value="0.000439300744383993">
                <text:p>0.0004393007443839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">
                <text:p>34</text:p>
              </table:table-cell>
              <table:table-cell office:value-type="float" office:value="0.000601843531250004">
                <text:p>0.000601843531250004</text:p>
              </table:table-cell>
              <table:table-cell office:value-type="float" office:value="0.000604671905585141">
                <text:p>0.0006046719055851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">
                <text:p>36</text:p>
              </table:table-cell>
              <table:table-cell office:value-type="float" office:value="0.00080099557916829">
                <text:p>0.00080099557916829</text:p>
              </table:table-cell>
              <table:table-cell office:value-type="float" office:value="0.000803823960810525">
                <text:p>0.0008038239608105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">
                <text:p>38</text:p>
              </table:table-cell>
              <table:table-cell office:value-type="float" office:value="0.00103403063455836">
                <text:p>0.00103403063455836</text:p>
              </table:table-cell>
              <table:table-cell office:value-type="float" office:value="0.00103676346680379">
                <text:p>0.001036763466803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0.00129980783677864">
                <text:p>0.00129980783677864</text:p>
              </table:table-cell>
              <table:table-cell office:value-type="float" office:value="0.00130235898675404">
                <text:p>0.001302358986754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">
                <text:p>42</text:p>
              </table:table-cell>
              <table:table-cell office:value-type="float" office:value="0.00159615493360966">
                <text:p>0.00159615493360966</text:p>
              </table:table-cell>
              <table:table-cell office:value-type="float" office:value="0.00159845137448737">
                <text:p>0.001598451374487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">
                <text:p>44</text:p>
              </table:table-cell>
              <table:table-cell office:value-type="float" office:value="0.0019200245776779">
                <text:p>0.0019200245776779</text:p>
              </table:table-cell>
              <table:table-cell office:value-type="float" office:value="0.00192200845167791">
                <text:p>0.001922008451677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0.00226767552959704">
                <text:p>0.00226767552959704</text:p>
              </table:table-cell>
              <table:table-cell office:value-type="float" office:value="0.00226930483888516">
                <text:p>0.002269304838885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">
                <text:p>48</text:p>
              </table:table-cell>
              <table:table-cell office:value-type="float" office:value="0.00263486233239138">
                <text:p>0.00263486233239138</text:p>
              </table:table-cell>
              <table:table-cell office:value-type="float" office:value="0.00263611055551276">
                <text:p>0.002636110555512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0.00301702056446698">
                <text:p>0.00301702056446698</text:p>
              </table:table-cell>
              <table:table-cell office:value-type="float" office:value="0.00301787549754706">
                <text:p>0.003017875497547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">
                <text:p>52</text:p>
              </table:table-cell>
              <table:table-cell office:value-type="float" office:value="0.00340943834978104">
                <text:p>0.00340943834978104</text:p>
              </table:table-cell>
              <table:table-cell office:value-type="float" office:value="0.0034099004432939">
                <text:p>0.00340990044329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">
                <text:p>54</text:p>
              </table:table-cell>
              <table:table-cell office:value-type="float" office:value="0.0038074080462926">
                <text:p>0.0038074080462926</text:p>
              </table:table-cell>
              <table:table-cell office:value-type="float" office:value="0.00380748846534665">
                <text:p>0.003807488465346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">
                <text:p>56</text:p>
              </table:table-cell>
              <table:table-cell office:value-type="float" office:value="0.0042063547655965">
                <text:p>0.0042063547655965</text:p>
              </table:table-cell>
              <table:table-cell office:value-type="float" office:value="0.00420607335371668">
                <text:p>0.004206073353716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">
                <text:p>58</text:p>
              </table:table-cell>
              <table:table-cell office:value-type="float" office:value="0.00460194053836557">
                <text:p>0.00460194053836557</text:p>
              </table:table-cell>
              <table:table-cell office:value-type="float" office:value="0.00460132381870481">
                <text:p>0.004601323818704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">
                <text:p>60</text:p>
              </table:table-cell>
              <table:table-cell office:value-type="float" office:value="0.00499014454964269">
                <text:p>0.00499014454964269</text:p>
              </table:table-cell>
              <table:table-cell office:value-type="float" office:value="0.00498922385647242">
                <text:p>0.004989223856472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">
                <text:p>62</text:p>
              </table:table-cell>
              <table:table-cell office:value-type="float" office:value="0.00536732098619682">
                <text:p>0.00536732098619682</text:p>
              </table:table-cell>
              <table:table-cell office:value-type="float" office:value="0.00536613078509284">
                <text:p>0.005366130785092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0.00573023674560334">
                <text:p>0.00573023674560334</text:p>
              </table:table-cell>
              <table:table-cell office:value-type="float" office:value="0.00572881317397189">
                <text:p>0.005728813173971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6">
                <text:p>66</text:p>
              </table:table-cell>
              <table:table-cell office:value-type="float" office:value="0.00607609163793058">
                <text:p>0.00607609163793058</text:p>
              </table:table-cell>
              <table:table-cell office:value-type="float" office:value="0.00607447127679842">
                <text:p>0.006074471276798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8">
                <text:p>68</text:p>
              </table:table-cell>
              <table:table-cell office:value-type="float" office:value="0.00640252384521281">
                <text:p>0.00640252384521281</text:p>
              </table:table-cell>
              <table:table-cell office:value-type="float" office:value="0.00640074271814084">
                <text:p>0.006400742718140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">
                <text:p>70</text:p>
              </table:table-cell>
              <table:table-cell office:value-type="float" office:value="0.00670760336061605">
                <text:p>0.00670760336061605</text:p>
              </table:table-cell>
              <table:table-cell office:value-type="float" office:value="0.00670569614623945">
                <text:p>0.006705696146239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2">
                <text:p>72</text:p>
              </table:table-cell>
              <table:table-cell office:value-type="float" office:value="0.00698981596593362">
                <text:p>0.00698981596593362</text:p>
              </table:table-cell>
              <table:table-cell office:value-type="float" office:value="0.00698781540416387">
                <text:p>0.006987815404163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4">
                <text:p>74</text:p>
              </table:table-cell>
              <table:table-cell office:value-type="float" office:value="0.00724804006858183">
                <text:p>0.00724804006858183</text:p>
              </table:table-cell>
              <table:table-cell office:value-type="float" office:value="0.00724597653706374">
                <text:p>0.007245976537063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6">
                <text:p>76</text:p>
              </table:table-cell>
              <table:table-cell office:value-type="float" office:value="0.00748151844262121">
                <text:p>0.00748151844262121</text:p>
              </table:table-cell>
              <table:table-cell office:value-type="float" office:value="0.00747941967954347">
                <text:p>0.007479419679543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8">
                <text:p>78</text:p>
              </table:table-cell>
              <table:table-cell office:value-type="float" office:value="0.00768982662823093">
                <text:p>0.00768982662823093</text:p>
              </table:table-cell>
              <table:table-cell office:value-type="float" office:value="0.00768771757733923">
                <text:p>0.007687717577339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">
                <text:p>80</text:p>
              </table:table-cell>
              <table:table-cell office:value-type="float" office:value="0.00787283945856887">
                <text:p>0.00787283945856887</text:p>
              </table:table-cell>
              <table:table-cell office:value-type="float" office:value="0.0078707422141807">
                <text:p>0.00787074221418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2">
                <text:p>82</text:p>
              </table:table-cell>
              <table:table-cell office:value-type="float" office:value="0.00803069691401349">
                <text:p>0.00803069691401349</text:p>
              </table:table-cell>
              <table:table-cell office:value-type="float" office:value="0.00802863074544091">
                <text:p>0.008028630745440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4">
                <text:p>84</text:p>
              </table:table-cell>
              <table:table-cell office:value-type="float" office:value="0.00816377025866257">
                <text:p>0.00816377025866257</text:p>
              </table:table-cell>
              <table:table-cell office:value-type="float" office:value="0.00816175169591289">
                <text:p>0.008161751695912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6">
                <text:p>86</text:p>
              </table:table-cell>
              <table:table-cell office:value-type="float" office:value="0.0082726291964195">
                <text:p>0.0082726291964195</text:p>
              </table:table-cell>
              <table:table-cell office:value-type="float" office:value="0.00827067216162155">
                <text:p>0.008270672161621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8">
                <text:p>88</text:p>
              </table:table-cell>
              <table:table-cell office:value-type="float" office:value="0.00835801059526955">
                <text:p>0.00835801059526955</text:p>
              </table:table-cell>
              <table:table-cell office:value-type="float" office:value="0.0083561265662495">
                <text:p>0.00835612656624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">
                <text:p>90</text:p>
              </table:table-cell>
              <table:table-cell office:value-type="float" office:value="0.00842078916794704">
                <text:p>0.00842078916794704</text:p>
              </table:table-cell>
              <table:table-cell office:value-type="float" office:value="0.00841898736282226">
                <text:p>0.008418987362822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2">
                <text:p>92</text:p>
              </table:table-cell>
              <table:table-cell office:value-type="float" office:value="0.00846195036349337">
                <text:p>0.00846195036349337</text:p>
              </table:table-cell>
              <table:table-cell office:value-type="float" office:value="0.00846023793752632">
                <text:p>0.008460237937526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4">
                <text:p>94</text:p>
              </table:table-cell>
              <table:table-cell office:value-type="float" office:value="0.00848256561490638">
                <text:p>0.00848256561490638</text:p>
              </table:table-cell>
              <table:table-cell office:value-type="float" office:value="0.00848094786184665">
                <text:p>0.008480947861846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6">
                <text:p>96</text:p>
              </table:table-cell>
              <table:table-cell office:value-type="float" office:value="0.00848377000054162">
                <text:p>0.00848377000054162</text:p>
              </table:table-cell>
              <table:table-cell office:value-type="float" office:value="0.00848225055306351">
                <text:p>0.008482250553063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8">
                <text:p>98</text:p>
              </table:table-cell>
              <table:table-cell office:value-type="float" office:value="0.00846674230839106">
                <text:p>0.00846674230839106</text:p>
              </table:table-cell>
              <table:table-cell office:value-type="float" office:value="0.008465323333311">
                <text:p>0.0084653233333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0.00843268744013806">
                <text:p>0.00843268744013806</text:p>
              </table:table-cell>
              <table:table-cell office:value-type="float" office:value="0.00843136982499295">
                <text:p>0.008431369824992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2">
                <text:p>102</text:p>
              </table:table-cell>
              <table:table-cell office:value-type="float" office:value="0.0083828210534215">
                <text:p>0.0083828210534215</text:p>
              </table:table-cell>
              <table:table-cell office:value-type="float" office:value="0.00838160458233518">
                <text:p>0.008381604582335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4">
                <text:p>104</text:p>
              </table:table-cell>
              <table:table-cell office:value-type="float" office:value="0.00831835631370928">
                <text:p>0.00831835631370928</text:p>
              </table:table-cell>
              <table:table-cell office:value-type="float" office:value="0.00831723983108089">
                <text:p>0.008317239831080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6">
                <text:p>106</text:p>
              </table:table-cell>
              <table:table-cell office:value-type="float" office:value="0.00824049260949795">
                <text:p>0.00824049260949795</text:p>
              </table:table-cell>
              <table:table-cell office:value-type="float" office:value="0.00823947417054295">
                <text:p>0.008239474170542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8">
                <text:p>108</text:p>
              </table:table-cell>
              <table:table-cell office:value-type="float" office:value="0.00815040607439349">
                <text:p>0.00815040607439349</text:p>
              </table:table-cell>
              <table:table-cell office:value-type="float" office:value="0.00814948308237554">
                <text:p>0.008149483082375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0">
                <text:p>110</text:p>
              </table:table-cell>
              <table:table-cell office:value-type="float" office:value="0.00804924175540924">
                <text:p>0.00804924175540924</text:p>
              </table:table-cell>
              <table:table-cell office:value-type="float" office:value="0.00804841108545988">
                <text:p>0.008048411085459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2">
                <text:p>112</text:p>
              </table:table-cell>
              <table:table-cell office:value-type="float" office:value="0.00793810726719868">
                <text:p>0.00793810726719868</text:p>
              </table:table-cell>
              <table:table-cell office:value-type="float" office:value="0.00793736537697854">
                <text:p>0.007937365376978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4">
                <text:p>114</text:p>
              </table:table-cell>
              <table:table-cell office:value-type="float" office:value="0.00781806777579413">
                <text:p>0.00781806777579413</text:p>
              </table:table-cell>
              <table:table-cell office:value-type="float" office:value="0.00781741080389482">
                <text:p>0.0078174108038948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6">
                <text:p>116</text:p>
              </table:table-cell>
              <table:table-cell office:value-type="float" office:value="0.00769014216181486">
                <text:p>0.00769014216181486</text:p>
              </table:table-cell>
              <table:table-cell office:value-type="float" office:value="0.00768956601408537">
                <text:p>0.007689566014085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8">
                <text:p>118</text:p>
              </table:table-cell>
              <table:table-cell office:value-type="float" office:value="0.00755530022127371">
                <text:p>0.00755530022127371</text:p>
              </table:table-cell>
              <table:table-cell office:value-type="float" office:value="0.00755480064621518">
                <text:p>0.007554800646215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0">
                <text:p>120</text:p>
              </table:table-cell>
              <table:table-cell office:value-type="float" office:value="0.00741446077143396">
                <text:p>0.00741446077143396</text:p>
              </table:table-cell>
              <table:table-cell office:value-type="float" office:value="0.00741403342540076">
                <text:p>0.007414033425400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2">
                <text:p>122</text:p>
              </table:table-cell>
              <table:table-cell office:value-type="float" office:value="0.00726849053915695">
                <text:p>0.00726849053915695</text:p>
              </table:table-cell>
              <table:table-cell office:value-type="float" office:value="0.00726813104214379">
                <text:p>0.007268131042143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4">
                <text:p>124</text:p>
              </table:table-cell>
              <table:table-cell office:value-type="float" office:value="0.00711820371945182">
                <text:p>0.00711820371945182</text:p>
              </table:table-cell>
              <table:table-cell office:value-type="float" office:value="0.00711790770236109">
                <text:p>0.007117907702361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6">
                <text:p>126</text:p>
              </table:table-cell>
              <table:table-cell office:value-type="float" office:value="0.00696436210219663">
                <text:p>0.00696436210219663</text:p>
              </table:table-cell>
              <table:table-cell office:value-type="float" office:value="0.00696412524655524">
                <text:p>0.006964125246555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0.00680767567502465">
                <text:p>0.00680767567502465</text:p>
              </table:table-cell>
              <table:table-cell office:value-type="float" office:value="0.00680749374570897">
                <text:p>0.006807493745708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0">
                <text:p>130</text:p>
              </table:table-cell>
              <table:table-cell office:value-type="float" office:value="0.00664880361999967">
                <text:p>0.00664880361999967</text:p>
              </table:table-cell>
              <table:table-cell office:value-type="float" office:value="0.00664867249189733">
                <text:p>0.006648672491897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2">
                <text:p>132</text:p>
              </table:table-cell>
              <table:table-cell office:value-type="float" office:value="0.00648835563082828">
                <text:p>0.00648835563082828</text:p>
              </table:table-cell>
              <table:table-cell office:value-type="float" office:value="0.00648827131019252">
                <text:p>0.006488271310192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4">
                <text:p>134</text:p>
              </table:table-cell>
              <table:table-cell office:value-type="float" office:value="0.00632689348590287">
                <text:p>0.00632689348590287</text:p>
              </table:table-cell>
              <table:table-cell office:value-type="float" office:value="0.00632685212682293">
                <text:p>0.0063268521268229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6">
                <text:p>136</text:p>
              </table:table-cell>
              <table:table-cell office:value-type="float" office:value="0.00616493282039427">
                <text:p>0.00616493282039427</text:p>
              </table:table-cell>
              <table:table-cell office:value-type="float" office:value="0.00616493073732101">
                <text:p>0.006164930737321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8">
                <text:p>138</text:p>
              </table:table-cell>
              <table:table-cell office:value-type="float" office:value="0.00600294504790041">
                <text:p>0.00600294504790041</text:p>
              </table:table-cell>
              <table:table-cell office:value-type="float" office:value="0.00600297872443989">
                <text:p>0.006002978724439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0">
                <text:p>140</text:p>
              </table:table-cell>
              <table:table-cell office:value-type="float" office:value="0.005841359388807">
                <text:p>0.005841359388807</text:p>
              </table:table-cell>
              <table:table-cell office:value-type="float" office:value="0.00584142548354084">
                <text:p>0.005841425483540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2">
                <text:p>142</text:p>
              </table:table-cell>
              <table:table-cell office:value-type="float" office:value="0.00568056496854241">
                <text:p>0.00568056496854241</text:p>
              </table:table-cell>
              <table:table-cell office:value-type="float" office:value="0.00568066031824405">
                <text:p>0.005680660318244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4">
                <text:p>144</text:p>
              </table:table-cell>
              <table:table-cell office:value-type="float" office:value="0.00552091295433563">
                <text:p>0.00552091295433563</text:p>
              </table:table-cell>
              <table:table-cell office:value-type="float" office:value="0.00552103457492799">
                <text:p>0.005521034574927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6">
                <text:p>146</text:p>
              </table:table-cell>
              <table:table-cell office:value-type="float" office:value="0.00536271870394401">
                <text:p>0.00536271870394401</text:p>
              </table:table-cell>
              <table:table-cell office:value-type="float" office:value="0.00536286378965461">
                <text:p>0.0053628637896546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8">
                <text:p>148</text:p>
              </table:table-cell>
              <table:table-cell office:value-type="float" office:value="0.0052062639041419">
                <text:p>0.0052062639041419</text:p>
              </table:table-cell>
              <table:table-cell office:value-type="float" office:value="0.00520642982502085">
                <text:p>0.005206429825020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0">
                <text:p>150</text:p>
              </table:table-cell>
              <table:table-cell office:value-type="float" office:value="0.00505179868058989">
                <text:p>0.00505179868058989</text:p>
              </table:table-cell>
              <table:table-cell office:value-type="float" office:value="0.00505198297899638">
                <text:p>0.005051982978996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2">
                <text:p>152</text:p>
              </table:table-cell>
              <table:table-cell office:value-type="float" office:value="0.0048995436640756">
                <text:p>0.0048995436640756</text:p>
              </table:table-cell>
              <table:table-cell office:value-type="float" office:value="0.00489974404990726">
                <text:p>0.004899744049907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4">
                <text:p>154</text:p>
              </table:table-cell>
              <table:table-cell office:value-type="float" office:value="0.00474969200107059">
                <text:p>0.00474969200107059</text:p>
              </table:table-cell>
              <table:table-cell office:value-type="float" office:value="0.00474990634640009">
                <text:p>0.0047499063464000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6">
                <text:p>156</text:p>
              </table:table-cell>
              <table:table-cell office:value-type="float" office:value="0.0046024112991208">
                <text:p>0.0046024112991208</text:p>
              </table:table-cell>
              <table:table-cell office:value-type="float" office:value="0.00460263763208882">
                <text:p>0.0046026376320888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8">
                <text:p>158</text:p>
              </table:table-cell>
              <table:table-cell office:value-type="float" office:value="0.00445784549981728">
                <text:p>0.00445784549981728</text:p>
              </table:table-cell>
              <table:table-cell office:value-type="float" office:value="0.00445808199821981">
                <text:p>0.004458081998219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0">
                <text:p>160</text:p>
              </table:table-cell>
              <table:table-cell office:value-type="float" office:value="0.004316116674014">
                <text:p>0.004316116674014</text:p>
              </table:table-cell>
              <table:table-cell office:value-type="float" office:value="0.0043163616584518">
                <text:p>0.00431636165845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2">
                <text:p>162</text:p>
              </table:table-cell>
              <table:table-cell office:value-type="float" office:value="0.00417732673560324">
                <text:p>0.00417732673560324</text:p>
              </table:table-cell>
              <table:table-cell office:value-type="float" office:value="0.00417757866251514">
                <text:p>0.004177578662515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4">
                <text:p>164</text:p>
              </table:table-cell>
              <table:table-cell office:value-type="float" office:value="0.00404155907155632">
                <text:p>0.00404155907155632</text:p>
              </table:table-cell>
              <table:table-cell office:value-type="float" office:value="0.00404181652614579">
                <text:p>0.0040418165261457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6">
                <text:p>166</text:p>
              </table:table-cell>
              <table:table-cell office:value-type="float" office:value="0.0039088800871163">
                <text:p>0.0039088800871163</text:p>
              </table:table-cell>
              <table:table-cell office:value-type="float" office:value="0.00390914177629532">
                <text:p>0.003909141776295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8">
                <text:p>168</text:p>
              </table:table-cell>
              <table:table-cell office:value-type="float" office:value="0.00377934066601576">
                <text:p>0.00377934066601576</text:p>
              </table:table-cell>
              <table:table-cell office:value-type="float" office:value="0.00377960541131955">
                <text:p>0.003779605411319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0">
                <text:p>170</text:p>
              </table:table-cell>
              <table:table-cell office:value-type="float" office:value="0.0036529775464095">
                <text:p>0.0036529775464095</text:p>
              </table:table-cell>
              <table:table-cell office:value-type="float" office:value="0.00365324427713489">
                <text:p>0.003653244277134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2">
                <text:p>172</text:p>
              </table:table-cell>
              <table:table-cell office:value-type="float" office:value="0.00352981461388117">
                <text:p>0.00352981461388117</text:p>
              </table:table-cell>
              <table:table-cell office:value-type="float" office:value="0.00353008236027099">
                <text:p>0.003530082360270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4">
                <text:p>174</text:p>
              </table:table-cell>
              <table:table-cell office:value-type="float" office:value="0.00340986411342235">
                <text:p>0.00340986411342235</text:p>
              </table:table-cell>
              <table:table-cell office:value-type="float" office:value="0.00341013200027014">
                <text:p>0.0034101320002701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6">
                <text:p>176</text:p>
              </table:table-cell>
              <table:table-cell office:value-type="float" office:value="0.00329312778271082">
                <text:p>0.00329312778271082</text:p>
              </table:table-cell>
              <table:table-cell office:value-type="float" office:value="0.00329339502270866">
                <text:p>0.0032933950227086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8">
                <text:p>178</text:p>
              </table:table-cell>
              <table:table-cell office:value-type="float" office:value="0.0031795979093459">
                <text:p>0.0031795979093459</text:p>
              </table:table-cell>
              <table:table-cell office:value-type="float" office:value="0.00317986379736124">
                <text:p>0.003179863797361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0">
                <text:p>180</text:p>
              </table:table-cell>
              <table:table-cell office:value-type="float" office:value="0.00306925831494772">
                <text:p>0.00306925831494772</text:p>
              </table:table-cell>
              <table:table-cell office:value-type="float" office:value="0.00306952222191261">
                <text:p>0.0030695222219126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2">
                <text:p>182</text:p>
              </table:table-cell>
              <table:table-cell office:value-type="float" office:value="0.00296208526920471">
                <text:p>0.00296208526920471</text:p>
              </table:table-cell>
              <table:table-cell office:value-type="float" office:value="0.00296234663663722">
                <text:p>0.002962346636637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4">
                <text:p>184</text:p>
              </table:table-cell>
              <table:table-cell office:value-type="float" office:value="0.00285804833707151">
                <text:p>0.00285804833707151</text:p>
              </table:table-cell>
              <table:table-cell office:value-type="float" office:value="0.00285830667182705">
                <text:p>0.002858306671827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6">
                <text:p>186</text:p>
              </table:table-cell>
              <table:table-cell office:value-type="float" office:value="0.00275711116238677">
                <text:p>0.00275711116238677</text:p>
              </table:table-cell>
              <table:table-cell office:value-type="float" office:value="0.00275736603152839">
                <text:p>0.0027573660315283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8">
                <text:p>188</text:p>
              </table:table-cell>
              <table:table-cell office:value-type="float" office:value="0.002659232191205">
                <text:p>0.002659232191205</text:p>
              </table:table-cell>
              <table:table-cell office:value-type="float" office:value="0.00265948321735129">
                <text:p>0.0026594832173512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0">
                <text:p>190</text:p>
              </table:table-cell>
              <table:table-cell office:value-type="float" office:value="0.00256436533812635">
                <text:p>0.00256436533812635</text:p>
              </table:table-cell>
              <table:table-cell office:value-type="float" office:value="0.00256461219491712">
                <text:p>0.002564612194917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2">
                <text:p>192</text:p>
              </table:table-cell>
              <table:table-cell office:value-type="float" office:value="0.00247246059886914">
                <text:p>0.00247246059886914</text:p>
              </table:table-cell>
              <table:table-cell office:value-type="float" office:value="0.00247270300671533">
                <text:p>0.002472703006715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4">
                <text:p>194</text:p>
              </table:table-cell>
              <table:table-cell office:value-type="float" office:value="0.00238346461226768">
                <text:p>0.00238346461226768</text:p>
              </table:table-cell>
              <table:table-cell office:value-type="float" office:value="0.00238370233458596">
                <text:p>0.002383702334585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6">
                <text:p>196</text:p>
              </table:table-cell>
              <table:table-cell office:value-type="float" office:value="0.00229732117479645">
                <text:p>0.00229732117479645</text:p>
              </table:table-cell>
              <table:table-cell office:value-type="float" office:value="0.0022975540139765">
                <text:p>0.002297554013976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8">
                <text:p>198</text:p>
              </table:table-cell>
              <table:table-cell office:value-type="float" office:value="0.00221397171062663">
                <text:p>0.00221397171062663</text:p>
              </table:table-cell>
              <table:table-cell office:value-type="float" office:value="0.00221419950488861">
                <text:p>0.0022141995048886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0.00213335570011388">
                <text:p>0.00213335570011388</text:p>
              </table:table-cell>
              <table:table-cell office:value-type="float" office:value="0.00213357832009169">
                <text:p>0.0021335783200916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2">
                <text:p>202</text:p>
              </table:table-cell>
              <table:table-cell office:value-type="float" office:value="0.00205541106950167">
                <text:p>0.00205541106950167</text:p>
              </table:table-cell>
              <table:table-cell office:value-type="float" office:value="0.00205562841529371">
                <text:p>0.0020556284152937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4">
                <text:p>204</text:p>
              </table:table-cell>
              <table:table-cell office:value-type="float" office:value="0.00198007454450408">
                <text:p>0.00198007454450408</text:p>
              </table:table-cell>
              <table:table-cell office:value-type="float" office:value="0.00198028654284182">
                <text:p>0.0019802865428418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6">
                <text:p>206</text:p>
              </table:table-cell>
              <table:table-cell office:value-type="float" office:value="0.00190728197030802">
                <text:p>0.00190728197030802</text:p>
              </table:table-cell>
              <table:table-cell office:value-type="float" office:value="0.00190748857204024">
                <text:p>0.0019074885720402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8">
                <text:p>208</text:p>
              </table:table-cell>
              <table:table-cell office:value-type="float" office:value="0.00183696860040947">
                <text:p>0.00183696860040947</text:p>
              </table:table-cell>
              <table:table-cell office:value-type="float" office:value="0.00183716977798124">
                <text:p>0.0018371697779812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0">
                <text:p>210</text:p>
              </table:table-cell>
              <table:table-cell office:value-type="float" office:value="0.00176906935657234">
                <text:p>0.00176906935657234</text:p>
              </table:table-cell>
              <table:table-cell office:value-type="float" office:value="0.00176926510187568">
                <text:p>0.0017692651018756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2">
                <text:p>212</text:p>
              </table:table-cell>
              <table:table-cell office:value-type="float" office:value="0.00170351906207397">
                <text:p>0.00170351906207397</text:p>
              </table:table-cell>
              <table:table-cell office:value-type="float" office:value="0.00170370938439034">
                <text:p>0.0017037093843903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4">
                <text:p>214</text:p>
              </table:table-cell>
              <table:table-cell office:value-type="float" office:value="0.00164025265027835">
                <text:p>0.00164025265027835</text:p>
              </table:table-cell>
              <table:table-cell office:value-type="float" office:value="0.00164043757434485">
                <text:p>0.001640437574344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6">
                <text:p>216</text:p>
              </table:table-cell>
              <table:table-cell office:value-type="float" office:value="0.00157920535045806">
                <text:p>0.00157920535045806</text:p>
              </table:table-cell>
              <table:table-cell office:value-type="float" office:value="0.00157938491476178">
                <text:p>0.0015793849147617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8">
                <text:p>218</text:p>
              </table:table-cell>
              <table:table-cell office:value-type="float" office:value="0.00152031285266946">
                <text:p>0.00152031285266946</text:p>
              </table:table-cell>
              <table:table-cell office:value-type="float" office:value="0.00152048710780062">
                <text:p>0.0015204871078006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0">
                <text:p>220</text:p>
              </table:table-cell>
              <table:table-cell office:value-type="float" office:value="0.00146351145337251">
                <text:p>0.00146351145337251</text:p>
              </table:table-cell>
              <table:table-cell office:value-type="float" office:value="0.00146368046063464">
                <text:p>0.0014636804606346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2">
                <text:p>222</text:p>
              </table:table-cell>
              <table:table-cell office:value-type="float" office:value="0.00140873818337832">
                <text:p>0.00140873818337832</text:p>
              </table:table-cell>
              <table:table-cell office:value-type="float" office:value="0.00140890201329534">
                <text:p>0.0014089020132953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4">
                <text:p>224</text:p>
              </table:table-cell>
              <table:table-cell office:value-type="float" office:value="0.00135593091960321">
                <text:p>0.00135593091960321</text:p>
              </table:table-cell>
              <table:table-cell office:value-type="float" office:value="0.00135608965080712">
                <text:p>0.0013560896508071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6">
                <text:p>226</text:p>
              </table:table-cell>
              <table:table-cell office:value-type="float" office:value="0.00130502848200862">
                <text:p>0.00130502848200862</text:p>
              </table:table-cell>
              <table:table-cell office:value-type="float" office:value="0.00130518220017835">
                <text:p>0.0013051822001783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8">
                <text:p>228</text:p>
              </table:table-cell>
              <table:table-cell office:value-type="float" office:value="0.00125597071701145">
                <text:p>0.00125597071701145</text:p>
              </table:table-cell>
              <table:table-cell office:value-type="float" office:value="0.00125611951353609">
                <text:p>0.0012561195135360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0">
                <text:p>230</text:p>
              </table:table-cell>
              <table:table-cell office:value-type="float" office:value="0.00120869856855927">
                <text:p>0.00120869856855927</text:p>
              </table:table-cell>
              <table:table-cell office:value-type="float" office:value="0.00120884254002542">
                <text:p>0.0012088425400254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2">
                <text:p>232</text:p>
              </table:table-cell>
              <table:table-cell office:value-type="float" office:value="0.00116315413797986">
                <text:p>0.00116315413797986</text:p>
              </table:table-cell>
              <table:table-cell office:value-type="float" office:value="0.00116329338495324">
                <text:p>0.0011632933849532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4">
                <text:p>234</text:p>
              </table:table-cell>
              <table:table-cell office:value-type="float" office:value="0.00111928073363355">
                <text:p>0.00111928073363355</text:p>
              </table:table-cell>
              <table:table-cell office:value-type="float" office:value="0.001119415360141">
                <text:p>0.00111941536014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6">
                <text:p>236</text:p>
              </table:table-cell>
              <table:table-cell office:value-type="float" office:value="0.0010770229113212">
                <text:p>0.0010770229113212</text:p>
              </table:table-cell>
              <table:table-cell office:value-type="float" office:value="0.00107715302399307">
                <text:p>0.0010771530239930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8">
                <text:p>238</text:p>
              </table:table-cell>
              <table:table-cell office:value-type="float" office:value="0.0010363265063288">
                <text:p>0.0010363265063288</text:p>
              </table:table-cell>
              <table:table-cell office:value-type="float" office:value="0.00103645221387748">
                <text:p>0.0010364522138774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0">
                <text:p>240</text:p>
              </table:table-cell>
              <table:table-cell office:value-type="float" office:value="0.000997138657922778">
                <text:p>0.000997138657922778</text:p>
              </table:table-cell>
              <table:table-cell office:value-type="float" office:value="0.000997260070482785">
                <text:p>0.00099726007048278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2">
                <text:p>242</text:p>
              </table:table-cell>
              <table:table-cell office:value-type="float" office:value="0.000959407827046737">
                <text:p>0.000959407827046737</text:p>
              </table:table-cell>
              <table:table-cell office:value-type="float" office:value="0.00095952505577982">
                <text:p>0.0009595250557798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4">
                <text:p>244</text:p>
              </table:table-cell>
              <table:table-cell office:value-type="float" office:value="0.00092308380791178">
                <text:p>0.00092308380791178</text:p>
              </table:table-cell>
              <table:table-cell office:value-type="float" office:value="0.000923196964441343">
                <text:p>0.00092319696444134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6">
                <text:p>246</text:p>
              </table:table-cell>
              <table:table-cell office:value-type="float" office:value="0.000888117734116924">
                <text:p>0.000888117734116924</text:p>
              </table:table-cell>
              <table:table-cell office:value-type="float" office:value="0.000888226930161111">
                <text:p>0.00088822693016111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8">
                <text:p>248</text:p>
              </table:table-cell>
              <table:table-cell office:value-type="float" office:value="0.000854462079885017">
                <text:p>0.000854462079885017</text:p>
              </table:table-cell>
              <table:table-cell office:value-type="float" office:value="0.000854567426939581">
                <text:p>0.00085456742693958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50">
                <text:p>250</text:p>
              </table:table-cell>
              <table:table-cell office:value-type="float" office:value="0.000822070656951385">
                <text:p>0.000822070656951385</text:p>
              </table:table-cell>
              <table:table-cell office:value-type="float" office:value="0.0008221722659462">
                <text:p>0.00082217226594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2">
                <text:p>252</text:p>
              </table:table-cell>
              <table:table-cell office:value-type="float" office:value="0.000790898607597707">
                <text:p>0.000790898607597707</text:p>
              </table:table-cell>
              <table:table-cell office:value-type="float" office:value="0.000790996588461906">
                <text:p>0.00079099658846190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4">
                <text:p>254</text:p>
              </table:table-cell>
              <table:table-cell office:value-type="float" office:value="0.000760902394282249">
                <text:p>0.000760902394282249</text:p>
              </table:table-cell>
              <table:table-cell office:value-type="float" office:value="0.000760996856010727">
                <text:p>0.00076099685601072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0.000732039786278747">
                <text:p>0.000732039786278747</text:p>
              </table:table-cell>
              <table:table-cell office:value-type="float" office:value="0.000732130836430264">
                <text:p>0.00073213083643026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8">
                <text:p>258</text:p>
              </table:table-cell>
              <table:table-cell office:value-type="float" office:value="0.000704269843700653">
                <text:p>0.000704269843700653</text:p>
              </table:table-cell>
              <table:table-cell office:value-type="float" office:value="0.000704357588340554">
                <text:p>0.00070435758834055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60">
                <text:p>260</text:p>
              </table:table-cell>
              <table:table-cell office:value-type="float" office:value="0.000677552899254126">
                <text:p>0.000677552899254126</text:p>
              </table:table-cell>
              <table:table-cell office:value-type="float" office:value="0.000677637442721344">
                <text:p>0.00067763744272134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2">
                <text:p>262</text:p>
              </table:table-cell>
              <table:table-cell office:value-type="float" office:value="0.000651850538032512">
                <text:p>0.000651850538032512</text:p>
              </table:table-cell>
              <table:table-cell office:value-type="float" office:value="0.00065193198288854">
                <text:p>0.0006519319828885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4">
                <text:p>264</text:p>
              </table:table-cell>
              <table:table-cell office:value-type="float" office:value="0.000627125575636642">
                <text:p>0.000627125575636642</text:p>
              </table:table-cell>
              <table:table-cell office:value-type="float" office:value="0.000627204022525268">
                <text:p>0.00062720402252526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6">
                <text:p>266</text:p>
              </table:table-cell>
              <table:table-cell office:value-type="float" office:value="0.000603342034879053">
                <text:p>0.000603342034879053</text:p>
              </table:table-cell>
              <table:table-cell office:value-type="float" office:value="0.000603417582316181">
                <text:p>0.00060341758231618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8">
                <text:p>268</text:p>
              </table:table-cell>
              <table:table-cell office:value-type="float" office:value="0.000580465121306026">
                <text:p>0.000580465121306026</text:p>
              </table:table-cell>
              <table:table-cell office:value-type="float" office:value="0.00058053786578067">
                <text:p>0.000580537865780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0">
                <text:p>270</text:p>
              </table:table-cell>
              <table:table-cell office:value-type="float" office:value="0.000558461197749009">
                <text:p>0.000558461197749009</text:p>
              </table:table-cell>
              <table:table-cell office:value-type="float" office:value="0.000558531233445456">
                <text:p>0.00055853123344545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2">
                <text:p>272</text:p>
              </table:table-cell>
              <table:table-cell office:value-type="float" office:value="0.000537297758096502">
                <text:p>0.000537297758096502</text:p>
              </table:table-cell>
              <table:table-cell office:value-type="float" office:value="0.000537365177121449">
                <text:p>0.00053736517712144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4">
                <text:p>274</text:p>
              </table:table-cell>
              <table:table-cell office:value-type="float" office:value="0.000516943400458491">
                <text:p>0.000516943400458491</text:p>
              </table:table-cell>
              <table:table-cell office:value-type="float" office:value="0.000517008292513861">
                <text:p>0.00051700829251386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6">
                <text:p>276</text:p>
              </table:table-cell>
              <table:table-cell office:value-type="float" office:value="0.000497367799878227">
                <text:p>0.000497367799878227</text:p>
              </table:table-cell>
              <table:table-cell office:value-type="float" office:value="0.000497430252391552">
                <text:p>0.00049743025239155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8">
                <text:p>278</text:p>
              </table:table-cell>
              <table:table-cell office:value-type="float" office:value="0.000478541680730138">
                <text:p>0.000478541680730138</text:p>
              </table:table-cell>
              <table:table-cell office:value-type="float" office:value="0.000478601778881741">
                <text:p>0.00047860177888174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0">
                <text:p>280</text:p>
              </table:table-cell>
              <table:table-cell office:value-type="float" office:value="0.000460436788928074">
                <text:p>0.000460436788928074</text:p>
              </table:table-cell>
              <table:table-cell office:value-type="float" office:value="0.00046049461548023">
                <text:p>0.0004604946154802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2">
                <text:p>282</text:p>
              </table:table-cell>
              <table:table-cell office:value-type="float" office:value="0.000443025864054634">
                <text:p>0.000443025864054634</text:p>
              </table:table-cell>
              <table:table-cell office:value-type="float" office:value="0.000443081499510339">
                <text:p>0.00044308149951033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4">
                <text:p>284</text:p>
              </table:table-cell>
              <table:table-cell office:value-type="float" office:value="0.000426282611510109">
                <text:p>0.000426282611510109</text:p>
              </table:table-cell>
              <table:table-cell office:value-type="float" office:value="0.000426336134015743">
                <text:p>0.00042633613401574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6">
                <text:p>286</text:p>
              </table:table-cell>
              <table:table-cell office:value-type="float" office:value="0.00041018167476831">
                <text:p>0.00041018167476831</text:p>
              </table:table-cell>
              <table:table-cell office:value-type="float" office:value="0.000410233160257779">
                <text:p>0.00041023316025777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8">
                <text:p>288</text:p>
              </table:table-cell>
              <table:table-cell office:value-type="float" office:value="0.000394698607816334">
                <text:p>0.000394698607816334</text:p>
              </table:table-cell>
              <table:table-cell office:value-type="float" office:value="0.00039474812982875">
                <text:p>0.000394748129828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90">
                <text:p>290</text:p>
              </table:table-cell>
              <table:table-cell office:value-type="float" office:value="0.000379809847845983">
                <text:p>0.000379809847845983</text:p>
              </table:table-cell>
              <table:table-cell office:value-type="float" office:value="0.000379857477747827">
                <text:p>0.00037985747774782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2">
                <text:p>292</text:p>
              </table:table-cell>
              <table:table-cell office:value-type="float" office:value="0.000365492688256001">
                <text:p>0.000365492688256001</text:p>
              </table:table-cell>
              <table:table-cell office:value-type="float" office:value="0.000365538495184377">
                <text:p>0.00036553849518437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4">
                <text:p>294</text:p>
              </table:table-cell>
              <table:table-cell office:value-type="float" office:value="0.000351725252016593">
                <text:p>0.000351725252016593</text:p>
              </table:table-cell>
              <table:table-cell office:value-type="float" office:value="0.000351769302920054">
                <text:p>0.00035176930292005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6">
                <text:p>296</text:p>
              </table:table-cell>
              <table:table-cell office:value-type="float" office:value="0.00033848646544062">
                <text:p>0.00033848646544062</text:p>
              </table:table-cell>
              <table:table-cell office:value-type="float" office:value="0.000338528825098319">
                <text:p>0.00033852882509831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8">
                <text:p>298</text:p>
              </table:table-cell>
              <table:table-cell office:value-type="float" office:value="0.000325756032399482">
                <text:p>0.000325756032399482</text:p>
              </table:table-cell>
              <table:table-cell office:value-type="float" office:value="0.000325796763511529">
                <text:p>0.00032579676351152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0">
                <text:p>300</text:p>
              </table:table-cell>
              <table:table-cell office:value-type="float" office:value="0.000313514409015935">
                <text:p>0.000313514409015935</text:p>
              </table:table-cell>
              <table:table-cell office:value-type="float" office:value="0.000313553572188755">
                <text:p>0.0003135535721887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58f22d5-270d05a-e2abed1-ea17a85-9b5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